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Cloister" svg:font-family="Cloister" style:font-family-generic="roman" style:font-pitch="variable"/>
    <style:font-face style:name="LTC Ornamental Initials" svg:font-family="'LTC Ornamental Initials'" style:font-adornments="Běžné"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master-page-name="">
      <style:table-properties style:width="7.4424in" fo:margin-left="-0.3479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99bd0"/>
    </style:style>
    <style:style style:name="P2"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040ede6" officeooo:paragraph-rsid="00199bd0" style:font-size-asian="12pt" style:font-size-complex="12pt" fo:hyphenate="true" fo:hyphenation-remain-char-count="2" fo:hyphenation-push-char-count="2" loext:hyphenation-no-caps="false"/>
    </style:style>
    <style:style style:name="P3"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style:font-name="Linux Libertine S.O.Cist.1" fo:font-size="12pt" fo:language="cs" fo:country="CZ" officeooo:rsid="0040ede6" officeooo:paragraph-rsid="003673eb" style:font-size-asian="12pt" style:font-size-complex="12pt" fo:hyphenate="true" fo:hyphenation-remain-char-count="2" fo:hyphenation-push-char-count="2" loext:hyphenation-no-caps="false"/>
    </style:style>
    <style:style style:name="P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99bd0" style:font-size-asian="12pt" style:font-size-complex="12pt"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99bd0" style:font-size-asian="12pt"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3"/>
      <style:text-properties style:font-name="Linux Libertine S.O.Cist.1" fo:font-size="12pt" fo:language="la" fo:country="VA" officeooo:paragraph-rsid="00199bd0" style:font-size-asian="12pt" style:language-asian="zh" style:country-asian="CN" style:language-complex="hi" style:country-complex="IN"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3"/>
      <style:text-properties style:font-name="Linux Libertine S.O.Cist.1" fo:font-size="12pt" fo:language="la" fo:country="none" officeooo:paragraph-rsid="00199bd0" style:font-size-asian="12pt" fo:hyphenate="true" fo:hyphenation-remain-char-count="2" fo:hyphenation-push-char-count="2" loext:hyphenation-no-caps="false"/>
    </style:style>
    <style:style style:name="P8" style:family="paragraph" style:parent-style-name="Table_20_Contents">
      <style:paragraph-properties fo:text-align="center" style:justify-single-word="false" fo:hyphenation-ladder-count="3"/>
      <style:text-properties style:font-name="Linux Libertine S.O.Cist.1" officeooo:paragraph-rsid="00199bd0" fo:hyphenate="true" fo:hyphenation-remain-char-count="2" fo:hyphenation-push-char-count="2" loext:hyphenation-no-caps="false"/>
    </style:style>
    <style:style style:name="P9" style:family="paragraph" style:parent-style-name="Table_20_Contents">
      <style:paragraph-properties fo:text-align="center" style:justify-single-word="false" fo:hyphenation-ladder-count="3"/>
      <style:text-properties style:font-name="Linux Libertine S.O.Cist.1" officeooo:paragraph-rsid="0086c078" fo:hyphenate="true" fo:hyphenation-remain-char-count="2" fo:hyphenation-push-char-count="2" loext:hyphenation-no-caps="false"/>
    </style:style>
    <style:style style:name="P10" style:family="paragraph" style:parent-style-name="Table_20_Contents">
      <style:paragraph-properties fo:text-align="center" style:justify-single-word="false" fo:hyphenation-ladder-count="3"/>
      <style:text-properties fo:color="#00000a" loext:opacity="100%" style:font-name="Bookman BT S.O.Cist.:liga=0" fo:font-size="12pt" fo:letter-spacing="0.0071in" fo:language="la" fo:country="VA" fo:font-weight="normal" officeooo:paragraph-rsid="00199b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 style:family="paragraph" style:parent-style-name="Table_20_Contents">
      <style:paragraph-properties fo:text-align="center" style:justify-single-word="false" fo:hyphenation-ladder-count="3"/>
      <style:text-properties fo:color="#00000a" loext:opacity="100%" style:font-name="Bookman BT S.O.Cist.:liga=0" fo:font-size="12pt" fo:letter-spacing="0.0071in" fo:language="la" fo:country="VA" fo:font-weight="normal" officeooo:paragraph-rsid="0022413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99b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199b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99bd0" style:font-size-asian="12pt" style:font-size-complex="12pt" fo:hyphenate="true" fo:hyphenation-remain-char-count="2" fo:hyphenation-push-char-count="2" loext:hyphenation-no-caps="false"/>
    </style:style>
    <style:style style:name="P1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rsid="0249e6de" officeooo:paragraph-rsid="00199bd0" style:font-size-asian="12pt" style:language-asian="zh" style:country-asian="CN" style:language-complex="hi" style:country-complex="IN" fo:hyphenate="true" fo:hyphenation-remain-char-count="2" fo:hyphenation-push-char-count="2" loext:hyphenation-no-caps="false"/>
    </style:style>
    <style:style style:name="P16"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199bd0"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none" officeooo:paragraph-rsid="00199bd0" style:font-size-asian="12pt" fo:hyphenate="true" fo:hyphenation-remain-char-count="2" fo:hyphenation-push-char-count="2" loext:hyphenation-no-caps="false"/>
    </style:style>
    <style:style style:name="P18" style:family="paragraph" style:parent-style-name="Table_20_Contents">
      <style:paragraph-properties fo:margin-top="0in" fo:margin-bottom="0in" style:contextual-spacing="false" fo:text-align="center" style:justify-single-word="false" fo:hyphenation-ladder-count="3"/>
      <style:text-properties fo:color="#ff0000" loext:opacity="100%" style:font-name="Cloister" fo:font-size="22pt" fo:language="la" fo:country="VA" officeooo:paragraph-rsid="00199bd0" style:font-size-asian="16pt" style:language-asian="zh" style:country-asian="CN" style:font-size-complex="16pt" style:language-complex="hi" style:country-complex="IN" fo:hyphenate="true" fo:hyphenation-remain-char-count="2" fo:hyphenation-push-char-count="2" loext:hyphenation-no-caps="false"/>
    </style:style>
    <style:style style:name="P19" style:family="paragraph" style:parent-style-name="Table_20_Contents">
      <style:paragraph-properties fo:margin-top="0in" fo:margin-bottom="0in" style:contextual-spacing="false" fo:line-height="115%" fo:text-align="center" style:justify-single-word="false" fo:hyphenation-ladder-count="3"/>
      <style:text-properties fo:color="#ff0000" loext:opacity="100%" style:font-name="Cloister" fo:font-size="22pt" fo:language="la" fo:country="VA" officeooo:paragraph-rsid="00199bd0" style:font-size-asian="16pt" style:language-asian="zh" style:country-asian="CN" style:font-size-complex="16pt" style:language-complex="hi" style:country-complex="IN" fo:hyphenate="true" fo:hyphenation-remain-char-count="2" fo:hyphenation-push-char-count="2" loext:hyphenation-no-caps="false"/>
    </style:style>
    <style:style style:name="P20" style:family="paragraph" style:parent-style-name="Table_20_Contents">
      <style:paragraph-properties fo:margin-top="0in" fo:margin-bottom="0.0783in" style:contextual-spacing="false" fo:line-height="100%" fo:text-align="center" style:justify-single-word="false" fo:hyphenation-ladder-count="3"/>
      <style:text-properties fo:color="#ff0000" loext:opacity="100%" style:font-name="Bookman BT S.O.Cist." fo:font-size="12pt" fo:letter-spacing="0.0071in" fo:language="la" fo:country="VA" fo:font-weight="normal" officeooo:rsid="002f1bf4" officeooo:paragraph-rsid="00199bd0"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21" style:family="paragraph" style:parent-style-name="Table_20_Contents">
      <style:paragraph-properties fo:margin-top="0in" fo:margin-bottom="0.0783in" style:contextual-spacing="false" fo:line-height="115%" fo:text-align="center" style:justify-single-word="false" fo:hyphenation-ladder-count="3"/>
      <style:text-properties fo:color="#ff0000" loext:opacity="100%" style:font-name="Bookman BT S.O.Cist." fo:font-size="12pt" fo:letter-spacing="0.0071in" fo:language="la" fo:country="VA" fo:font-weight="normal" officeooo:rsid="002f1bf4" officeooo:paragraph-rsid="00199bd0"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22"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bold" officeooo:paragraph-rsid="00199bd0"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3"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199bd0"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4637ef"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5"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588573"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78b53d"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199b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99bd0"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2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99bd0"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1" fo:font-size="12pt" fo:letter-spacing="normal" fo:language="la" fo:country="VA" fo:font-style="normal" fo:font-weight="normal" officeooo:paragraph-rsid="00199bd0"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3"/>
      <style:text-properties officeooo:paragraph-rsid="00199bd0" fo:hyphenate="true" fo:hyphenation-remain-char-count="2" fo:hyphenation-push-char-count="2" loext:hyphenation-no-caps="false"/>
    </style:style>
    <style:style style:name="P32" style:family="paragraph" style:parent-style-name="Table_20_Contents">
      <loext:graphic-properties draw:fill="none"/>
      <style:paragraph-properties fo:margin-left="0in" fo:margin-right="0in" fo:text-align="justify" style:justify-single-word="false" fo:hyphenation-ladder-count="3" fo:text-indent="0.1965in" style:auto-text-indent="false" fo:background-color="transparent" text:number-lines="false" text:line-number="0" style:writing-mode="lr-tb">
        <style:drop-cap/>
      </style:paragraph-properties>
      <style:text-properties officeooo:paragraph-rsid="002d9505" fo:hyphenate="true" fo:hyphenation-remain-char-count="2" fo:hyphenation-push-char-count="2" loext:hyphenation-no-caps="false"/>
    </style:style>
    <style:style style:name="P33" style:family="paragraph" style:parent-style-name="Standard">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265d768" officeooo:paragraph-rsid="00199bd0" style:font-size-asian="12pt" style:font-size-complex="12pt" fo:hyphenate="true" fo:hyphenation-remain-char-count="2" fo:hyphenation-push-char-count="2" loext:hyphenation-no-caps="false"/>
    </style:style>
    <style:style style:name="P34" style:family="paragraph" style:parent-style-name="Standard">
      <style:paragraph-properties fo:text-align="justify" style:justify-single-word="false" fo:hyphenation-ladder-count="3" style:writing-mode="lr-tb">
        <style:drop-cap style:lines="2" style:style-name="Drop_20_Caps"/>
      </style:paragraph-properties>
      <style:text-properties officeooo:paragraph-rsid="00199bd0" fo:hyphenate="true" fo:hyphenation-remain-char-count="2" fo:hyphenation-push-char-count="2" loext:hyphenation-no-caps="false"/>
    </style:style>
    <style:style style:name="P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99b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5"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99b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199bd0"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199bd0"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4"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199bd0"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199bd0"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41"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8ce51c"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199bd0" style:font-size-asian="12pt" style:font-size-complex="12pt"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69fe0f" style:font-size-asian="12pt" style:font-size-complex="12pt"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199bd0" style:font-size-asian="12pt" style:font-size-complex="12pt"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3673eb" style:font-size-asian="12pt" style:font-size-complex="12pt"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55a7ef" style:font-size-asian="12pt" style:font-size-complex="12pt"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8bbb8b" style:font-size-asian="12pt" style:font-size-complex="12pt" fo:hyphenate="true" fo:hyphenation-remain-char-count="2" fo:hyphenation-push-char-count="2" loext:hyphenation-no-caps="false"/>
    </style:style>
    <style:style style:name="P48" style:family="paragraph" style:parent-style-name="Table_20_Contents">
      <loext:graphic-properties draw:fill="none"/>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040ede6" officeooo:paragraph-rsid="00199bd0" style:font-size-asian="12pt" style:font-size-complex="12pt" fo:hyphenate="true" fo:hyphenation-remain-char-count="2" fo:hyphenation-push-char-count="2" loext:hyphenation-no-caps="false"/>
    </style:style>
    <style:style style:name="P4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153131c" officeooo:paragraph-rsid="00199bd0" style:font-size-asian="12pt" style:font-size-complex="12pt"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5d6199" officeooo:paragraph-rsid="00199bd0" style:font-size-asian="12pt" style:font-size-complex="12pt" fo:hyphenate="true" fo:hyphenation-remain-char-count="2" fo:hyphenation-push-char-count="2" loext:hyphenation-no-caps="false"/>
    </style:style>
    <style:style style:name="P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189ff3a" officeooo:paragraph-rsid="00199bd0" style:font-size-asian="12pt" style:font-size-complex="12pt" fo:hyphenate="true" fo:hyphenation-remain-char-count="2" fo:hyphenation-push-char-count="2" loext:hyphenation-no-caps="false"/>
    </style:style>
    <style:style style:name="P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f0a72" officeooo:paragraph-rsid="00199bd0" style:font-size-asian="12pt" style:font-size-complex="12pt" fo:hyphenate="true" fo:hyphenation-remain-char-count="2" fo:hyphenation-push-char-count="2" loext:hyphenation-no-caps="false"/>
    </style:style>
    <style:style style:name="P5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1b1a305" officeooo:paragraph-rsid="00199bd0" style:font-size-asian="12pt" style:font-size-complex="12pt" fo:hyphenate="true" fo:hyphenation-remain-char-count="2" fo:hyphenation-push-char-count="2" loext:hyphenation-no-caps="false"/>
    </style:style>
    <style:style style:name="P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c2f1c2" officeooo:paragraph-rsid="00199bd0" style:font-size-asian="12pt" style:font-size-complex="12pt"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1ee59c5" officeooo:paragraph-rsid="00199bd0" style:font-size-asian="12pt" style:font-size-complex="12pt" fo:hyphenate="true" fo:hyphenation-remain-char-count="2" fo:hyphenation-push-char-count="2" loext:hyphenation-no-caps="false"/>
    </style:style>
    <style:style style:name="P5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265d768" officeooo:paragraph-rsid="00199bd0" style:font-size-asian="12pt" style:font-size-complex="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2797a82" officeooo:paragraph-rsid="00199bd0" style:font-size-asian="12pt" style:font-size-complex="12pt" fo:hyphenate="true" fo:hyphenation-remain-char-count="2" fo:hyphenation-push-char-count="2" loext:hyphenation-no-caps="false"/>
    </style:style>
    <style:style style:name="P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5f63aa" officeooo:paragraph-rsid="00199bd0" style:font-size-asian="12pt" style:font-style-asian="normal" style:font-size-complex="12pt" style:font-style-complex="normal" fo:hyphenate="true" fo:hyphenation-remain-char-count="2" fo:hyphenation-push-char-count="2" loext:hyphenation-no-caps="false"/>
    </style:style>
    <style:style style:name="P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8df25d" officeooo:paragraph-rsid="00199bd0" style:font-size-asian="12pt" style:font-style-asian="normal" style:font-size-complex="12pt" style:font-style-complex="normal" fo:hyphenate="true" fo:hyphenation-remain-char-count="2" fo:hyphenation-push-char-count="2" loext:hyphenation-no-caps="false"/>
    </style:style>
    <style:style style:name="P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91784c" officeooo:paragraph-rsid="00199bd0" style:font-size-asian="12pt" style:font-style-asian="normal" style:font-size-complex="12pt" style:font-style-complex="normal" fo:hyphenate="true" fo:hyphenation-remain-char-count="2" fo:hyphenation-push-char-count="2" loext:hyphenation-no-caps="false"/>
    </style:style>
    <style:style style:name="P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c654d3" officeooo:paragraph-rsid="00199bd0" style:font-size-asian="12pt" style:font-style-asian="normal" style:font-size-complex="12pt" style:font-style-complex="normal" fo:hyphenate="true" fo:hyphenation-remain-char-count="2" fo:hyphenation-push-char-count="2" loext:hyphenation-no-caps="false"/>
    </style:style>
    <style:style style:name="P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1be4030" officeooo:paragraph-rsid="00199bd0" style:font-size-asian="12pt" style:font-style-asian="normal" style:font-size-complex="12pt" style:font-style-complex="normal" fo:hyphenate="true" fo:hyphenation-remain-char-count="2" fo:hyphenation-push-char-count="2" loext:hyphenation-no-caps="false"/>
    </style:style>
    <style:style style:name="P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0ad232" officeooo:paragraph-rsid="00199bd0" style:font-size-asian="12pt" style:font-style-asian="normal" style:font-size-complex="12pt" style:font-style-complex="normal"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3614f8" officeooo:paragraph-rsid="00199bd0" style:font-size-asian="12pt" style:font-style-asian="normal" style:font-size-complex="12pt" style:font-style-complex="normal" fo:hyphenate="true" fo:hyphenation-remain-char-count="2" fo:hyphenation-push-char-count="2" loext:hyphenation-no-caps="false"/>
    </style:style>
    <style:style style:name="P6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3a7f9f" officeooo:paragraph-rsid="00199bd0" style:font-size-asian="12pt" style:font-style-asian="normal" style:font-size-complex="12pt" style:font-style-complex="normal"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e8806" officeooo:paragraph-rsid="004e8806" style:font-size-asian="12pt" style:font-style-asian="normal" style:font-size-complex="12pt" style:font-style-complex="normal"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50a679" officeooo:paragraph-rsid="00199bd0" style:font-size-asian="12pt" style:font-style-asian="normal" style:font-size-complex="12pt" style:font-style-complex="normal"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52518a" officeooo:paragraph-rsid="00199bd0" style:font-size-asian="12pt" style:font-style-asian="normal" style:font-size-complex="12pt" style:font-style-complex="normal" fo:hyphenate="true" fo:hyphenation-remain-char-count="2" fo:hyphenation-push-char-count="2" loext:hyphenation-no-caps="false"/>
    </style:style>
    <style:style style:name="P6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6bd0e7" officeooo:paragraph-rsid="00199bd0" style:font-size-asian="12pt" style:font-style-asian="normal" style:font-size-complex="12pt" style:font-style-complex="normal" fo:hyphenate="true" fo:hyphenation-remain-char-count="2" fo:hyphenation-push-char-count="2" loext:hyphenation-no-caps="false"/>
    </style:style>
    <style:style style:name="P7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27af3aa" officeooo:paragraph-rsid="00199bd0" style:font-size-asian="12pt" style:font-style-asian="normal" style:font-size-complex="12pt" style:font-style-complex="normal" fo:hyphenate="true" fo:hyphenation-remain-char-count="2" fo:hyphenation-push-char-count="2" loext:hyphenation-no-caps="false"/>
    </style:style>
    <style:style style:name="P7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99b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199bd0"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color="#000000" loext:opacity="100%" style:font-name="Linux Libertine S.O.Cist.1" fo:font-size="12pt" fo:language="la" fo:country="VA" officeooo:rsid="00851062" officeooo:paragraph-rsid="00199bd0"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99bd0"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d9505"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9fe0f"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ae95"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c90bb"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26340"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2dcb9"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45c54" fo:hyphenate="true" fo:hyphenation-remain-char-count="2" fo:hyphenation-push-char-count="2" loext:hyphenation-no-caps="false"/>
    </style:style>
    <style:style style:name="P8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8c053" fo:hyphenate="true" fo:hyphenation-remain-char-count="2" fo:hyphenation-push-char-count="2" loext:hyphenation-no-caps="false"/>
    </style:style>
    <style:style style:name="P8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a7c94" fo:hyphenate="true" fo:hyphenation-remain-char-count="2" fo:hyphenation-push-char-count="2" loext:hyphenation-no-caps="false"/>
    </style:style>
    <style:style style:name="P8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7071a" fo:hyphenate="true" fo:hyphenation-remain-char-count="2" fo:hyphenation-push-char-count="2" loext:hyphenation-no-caps="false"/>
    </style:style>
    <style:style style:name="P8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99bd0" fo:hyphenate="true" fo:hyphenation-remain-char-count="2" fo:hyphenation-push-char-count="2" loext:hyphenation-no-caps="false"/>
    </style:style>
    <style:style style:name="P8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199bd0"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26340" fo:hyphenate="true" fo:hyphenation-remain-char-count="2" fo:hyphenation-push-char-count="2" loext:hyphenation-no-caps="false"/>
    </style:style>
    <style:style style:name="P8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7c9133" fo:hyphenate="true" fo:hyphenation-remain-char-count="2" fo:hyphenation-push-char-count="2" loext:hyphenation-no-caps="false"/>
    </style:style>
    <style:style style:name="P8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55a7ef" fo:hyphenate="true" fo:hyphenation-remain-char-count="2" fo:hyphenation-push-char-count="2" loext:hyphenation-no-caps="false"/>
    </style:style>
    <style:style style:name="P9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86c078" style:font-size-asian="12pt" style:language-asian="zh" style:country-asian="CN" style:language-complex="hi" style:country-complex="IN" fo:hyphenate="true" fo:hyphenation-remain-char-count="2" fo:hyphenation-push-char-count="2" loext:hyphenation-no-caps="false"/>
    </style:style>
    <style:style style:name="P91"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896235"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T1" style:family="text">
      <style:text-properties fo:font-weight="normal" officeooo:rsid="002f1bf4" style:font-weight-asian="normal" style:font-weight-complex="normal"/>
    </style:style>
    <style:style style:name="T2" style:family="text">
      <style:text-properties style:use-window-font-color="true" loext:opacity="0%" fo:font-weight="normal" officeooo:rsid="001a21ad" style:font-weight-asian="normal" style:font-weight-complex="normal"/>
    </style:style>
    <style:style style:name="T3" style:family="text">
      <style:text-properties style:use-window-font-color="true" loext:opacity="0%" fo:font-weight="normal" officeooo:rsid="002f1bf4" style:font-weight-asian="normal" style:font-weight-complex="normal"/>
    </style:style>
    <style:style style:name="T4" style:family="text">
      <style:text-properties style:use-window-font-color="true" loext:opacity="0%" fo:font-weight="normal" officeooo:rsid="00874fcc" style:font-weight-asian="normal" style:font-weight-complex="normal"/>
    </style:style>
    <style:style style:name="T5" style:family="text">
      <style:text-properties style:use-window-font-color="true" loext:opacity="0%" fo:font-weight="normal" officeooo:rsid="0181079f" style:font-weight-asian="normal" style:font-weight-complex="normal"/>
    </style:style>
    <style:style style:name="T6" style:family="text">
      <style:text-properties style:use-window-font-color="true" loext:opacity="0%" fo:font-weight="normal" officeooo:rsid="01828a09" style:font-weight-asian="normal" style:font-weight-complex="normal"/>
    </style:style>
    <style:style style:name="T7" style:family="text">
      <style:text-properties style:use-window-font-color="true" loext:opacity="0%" fo:font-weight="normal" officeooo:rsid="01a7707f" style:font-weight-asian="normal" style:font-weight-complex="normal"/>
    </style:style>
    <style:style style:name="T8" style:family="text">
      <style:text-properties style:use-window-font-color="true" loext:opacity="0%" fo:font-weight="normal" officeooo:rsid="01e14e5c" style:font-weight-asian="normal" style:font-weight-complex="normal"/>
    </style:style>
    <style:style style:name="T9" style:family="text">
      <style:text-properties style:use-window-font-color="true" loext:opacity="0%" fo:font-weight="normal" officeooo:rsid="022cf028" style:font-weight-asian="normal" style:font-weight-complex="normal"/>
    </style:style>
    <style:style style:name="T10" style:family="text">
      <style:text-properties style:use-window-font-color="true" loext:opacity="0%" fo:font-weight="normal" officeooo:rsid="024959ec" style:font-weight-asian="normal" style:font-weight-complex="normal"/>
    </style:style>
    <style:style style:name="T11" style:family="text">
      <style:text-properties style:use-window-font-color="true" loext:opacity="0%" fo:font-weight="normal" officeooo:rsid="025c39e9" style:font-weight-asian="normal" style:font-weight-complex="normal"/>
    </style:style>
    <style:style style:name="T12" style:family="text">
      <style:text-properties style:use-window-font-color="true" loext:opacity="0%" fo:font-weight="normal" officeooo:rsid="02736de4" style:font-weight-asian="normal" style:font-weight-complex="normal"/>
    </style:style>
    <style:style style:name="T13" style:family="text">
      <style:text-properties style:use-window-font-color="true" loext:opacity="0%" fo:font-weight="normal" officeooo:rsid="003ec636" style:font-weight-asian="normal" style:font-weight-complex="normal"/>
    </style:style>
    <style:style style:name="T14" style:family="text">
      <style:text-properties style:use-window-font-color="true" loext:opacity="0%" fo:font-weight="normal" officeooo:rsid="0083d154" style:font-weight-asian="normal" style:font-weight-complex="normal"/>
    </style:style>
    <style:style style:name="T15" style:family="text">
      <style:text-properties officeooo:rsid="0062114f"/>
    </style:style>
    <style:style style:name="T16" style:family="text">
      <style:text-properties fo:font-variant="small-caps"/>
    </style:style>
    <style:style style:name="T17" style:family="text">
      <style:text-properties fo:font-variant="small-caps" fo:font-style="normal" style:font-style-asian="normal" style:font-style-complex="normal"/>
    </style:style>
    <style:style style:name="T18" style:family="text">
      <style:text-properties fo:font-variant="small-caps" fo:font-style="normal" officeooo:rsid="0308f325" style:font-style-asian="normal" style:font-style-complex="normal"/>
    </style:style>
    <style:style style:name="T19" style:family="text">
      <style:text-properties fo:font-variant="small-caps" fo:font-style="normal" officeooo:rsid="02050fff" style:font-style-asian="normal" style:font-style-complex="normal"/>
    </style:style>
    <style:style style:name="T20" style:family="text">
      <style:text-properties fo:font-variant="small-caps" fo:font-style="normal" officeooo:rsid="025106cc" style:font-style-asian="normal" style:font-style-complex="normal"/>
    </style:style>
    <style:style style:name="T21" style:family="text">
      <style:text-properties fo:font-variant="small-caps" fo:font-style="normal" officeooo:rsid="0269c860" style:font-style-asian="normal" style:font-style-complex="normal"/>
    </style:style>
    <style:style style:name="T22" style:family="text">
      <style:text-properties fo:font-variant="small-caps" fo:font-style="normal" officeooo:rsid="028f2986" style:font-style-asian="normal" style:font-style-complex="normal"/>
    </style:style>
    <style:style style:name="T23" style:family="text">
      <style:text-properties fo:font-variant="small-caps" fo:font-style="normal" officeooo:rsid="027b890f" style:font-style-asian="normal" style:font-style-complex="normal"/>
    </style:style>
    <style:style style:name="T24" style:family="text">
      <style:text-properties fo:font-variant="small-caps" fo:font-style="normal" officeooo:rsid="01956c34" style:font-style-asian="normal" style:font-style-complex="normal"/>
    </style:style>
    <style:style style:name="T25" style:family="text">
      <style:text-properties fo:font-variant="small-caps" fo:font-style="normal" officeooo:rsid="023614f8" style:font-style-asian="normal" style:font-style-complex="normal"/>
    </style:style>
    <style:style style:name="T26" style:family="text">
      <style:text-properties fo:font-variant="small-caps" fo:font-style="normal" officeooo:rsid="00744e4d" style:font-style-asian="normal" style:font-style-complex="normal"/>
    </style:style>
    <style:style style:name="T27" style:family="text">
      <style:text-properties fo:font-variant="small-caps" fo:font-style="normal" officeooo:rsid="0095adba" style:font-style-asian="normal" style:font-style-complex="normal"/>
    </style:style>
    <style:style style:name="T28" style:family="text">
      <style:text-properties fo:font-variant="small-caps" fo:font-style="normal" officeooo:rsid="009a02a7" style:font-style-asian="normal" style:font-style-complex="normal"/>
    </style:style>
    <style:style style:name="T29" style:family="text">
      <style:text-properties fo:font-variant="small-caps" officeooo:rsid="02fa3031"/>
    </style:style>
    <style:style style:name="T30" style:family="text">
      <style:text-properties fo:font-variant="small-caps" officeooo:rsid="02fb52f3"/>
    </style:style>
    <style:style style:name="T31" style:family="text">
      <style:text-properties fo:font-variant="small-caps" officeooo:rsid="030298b9"/>
    </style:style>
    <style:style style:name="T32" style:family="text">
      <style:text-properties fo:font-variant="small-caps" officeooo:rsid="02fef599"/>
    </style:style>
    <style:style style:name="T33" style:family="text">
      <style:text-properties fo:font-variant="small-caps" officeooo:rsid="01fa1856"/>
    </style:style>
    <style:style style:name="T34" style:family="text">
      <style:text-properties fo:font-variant="small-caps" officeooo:rsid="0249e6de"/>
    </style:style>
    <style:style style:name="T35" style:family="text">
      <style:text-properties fo:font-variant="small-caps" officeooo:rsid="024f052d"/>
    </style:style>
    <style:style style:name="T36" style:family="text">
      <style:text-properties fo:font-variant="small-caps" officeooo:rsid="001cdc1b"/>
    </style:style>
    <style:style style:name="T37" style:family="text">
      <style:text-properties fo:font-variant="small-caps" officeooo:rsid="025c39e9"/>
    </style:style>
    <style:style style:name="T38" style:family="text">
      <style:text-properties fo:font-variant="small-caps" officeooo:rsid="025d056c"/>
    </style:style>
    <style:style style:name="T39" style:family="text">
      <style:text-properties fo:font-variant="small-caps" officeooo:rsid="0268fb0d"/>
    </style:style>
    <style:style style:name="T40" style:family="text">
      <style:text-properties fo:font-variant="small-caps" officeooo:rsid="0274566f"/>
    </style:style>
    <style:style style:name="T41" style:family="text">
      <style:text-properties fo:font-variant="small-caps" officeooo:rsid="0280a169"/>
    </style:style>
    <style:style style:name="T42" style:family="text">
      <style:text-properties fo:font-variant="small-caps" officeooo:rsid="02778aa6"/>
    </style:style>
    <style:style style:name="T43" style:family="text">
      <style:text-properties fo:font-variant="small-caps" style:text-line-through-style="none" style:text-line-through-type="none" style:font-name="Linux Libertine S.O.Cist." fo:font-style="normal" style:text-underline-style="none" fo:font-weight="normal" style:font-style-asian="normal" style:font-weight-asian="normal"/>
    </style:style>
    <style:style style:name="T44" style:family="text">
      <style:text-properties fo:font-variant="small-caps" style:text-line-through-style="none" style:text-line-through-type="none" style:font-name="Linux Libertine S.O.Cist." fo:font-style="normal" style:text-underline-style="none" fo:font-weight="normal" officeooo:rsid="00226f8a" style:font-style-asian="normal" style:font-weight-asian="normal"/>
    </style:style>
    <style:style style:name="T45" style:family="text">
      <style:text-properties fo:font-variant="small-caps" style:text-line-through-style="none" style:text-line-through-type="none" style:font-name="Linux Libertine S.O.Cist.1" fo:font-size="12pt" fo:language="cs" fo:country="CZ" fo:font-style="normal" style:text-underline-style="none" fo:font-weight="normal" officeooo:rsid="0268fb0d" style:font-size-asian="12pt" style:font-style-asian="normal" style:font-weight-asian="normal" style:font-size-complex="12pt" style:font-style-complex="normal"/>
    </style:style>
    <style:style style:name="T46" style:family="text">
      <style:text-properties fo:font-variant="small-caps" style:text-line-through-style="none" style:text-line-through-type="none" style:font-name="Linux Libertine S.O.Cist.1" fo:font-size="12pt" fo:language="cs" fo:country="CZ" fo:font-style="normal" style:text-underline-style="none" fo:font-weight="normal" officeooo:rsid="00226f8a" style:font-size-asian="12pt" style:font-style-asian="normal" style:font-weight-asian="normal" style:font-size-complex="12pt" style:font-style-complex="normal"/>
    </style:style>
    <style:style style:name="T47" style:family="text">
      <style:text-properties fo:font-variant="small-caps" style:text-line-through-style="none" style:text-line-through-type="none" style:font-name="Linux Libertine S.O.Cist.1" fo:font-size="12pt" fo:language="cs" fo:country="CZ" fo:font-style="normal" style:text-underline-style="none" fo:font-weight="normal" officeooo:rsid="0269c860" style:font-size-asian="12pt" style:font-style-asian="normal" style:font-weight-asian="normal" style:font-size-complex="12pt" style:font-style-complex="normal"/>
    </style:style>
    <style:style style:name="T48" style:family="text">
      <style:text-properties fo:font-variant="small-caps" style:text-line-through-style="none" style:text-line-through-type="none" style:font-name="Linux Libertine S.O.Cist.1" fo:font-size="12pt" fo:language="cs" fo:country="CZ" fo:font-style="normal" style:text-underline-style="none" fo:font-weight="normal" officeooo:rsid="026bd0e7" style:font-size-asian="12pt" style:font-style-asian="normal" style:font-weight-asian="normal" style:font-size-complex="12pt" style:font-style-complex="normal"/>
    </style:style>
    <style:style style:name="T49" style:family="text">
      <style:text-properties fo:font-variant="small-cap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0" style:family="text">
      <style:text-properties fo:font-variant="small-caps" fo:color="#000000" loext:opacity="100%" style:font-name="Linux Libertine S.O.Cist.1" fo:font-size="12pt" fo:letter-spacing="normal" fo:language="la" fo:country="VA" fo:font-style="normal" fo:font-weight="normal" officeooo:rsid="003195e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51" style:family="text">
      <style:text-properties fo:font-variant="small-caps" fo:color="#000000" loext:opacity="100%" style:font-name="Linux Libertine S.O.Cist.1" fo:font-size="12pt" fo:letter-spacing="normal" fo:language="la" fo:country="VA" fo:font-style="normal" fo:font-weight="normal" officeooo:rsid="0087c59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52" style:family="text">
      <style:text-properties fo:font-variant="small-caps" fo:color="#000000" loext:opacity="100%" style:font-name="Linux Libertine S.O.Cist.1" fo:font-size="12pt" fo:language="la" fo:country="VA" officeooo:rsid="00851062" style:font-name-asian="Andale Sans UI" style:font-size-asian="12pt" style:language-asian="zh" style:country-asian="CN" style:font-name-complex="Tahoma" style:font-size-complex="12pt" style:language-complex="hi" style:country-complex="IN"/>
    </style:style>
    <style:style style:name="T53" style:family="text">
      <style:text-properties fo:font-variant="small-caps" style:font-name="Linux Libertine S.O.Cist.1" fo:font-size="12pt" fo:language="cs" fo:country="CZ" style:font-size-asian="12pt" style:font-size-complex="12pt"/>
    </style:style>
    <style:style style:name="T54" style:family="text">
      <style:text-properties fo:font-variant="small-caps" style:font-name="Linux Libertine S.O.Cist.1" fo:font-size="12pt" fo:language="cs" fo:country="CZ" officeooo:rsid="02fa3031" style:font-size-asian="12pt" style:font-size-complex="12pt"/>
    </style:style>
    <style:style style:name="T55" style:family="text">
      <style:text-properties fo:font-variant="small-caps" style:font-name="Linux Libertine S.O.Cist.1" fo:font-size="12pt" fo:language="cs" fo:country="CZ" officeooo:rsid="0040ede6" style:font-size-asian="12pt" style:font-size-complex="12pt"/>
    </style:style>
    <style:style style:name="T56" style:family="text">
      <style:text-properties fo:font-variant="small-caps" style:font-name="Linux Libertine S.O.Cist.1" fo:font-size="12pt" fo:language="cs" fo:country="CZ" officeooo:rsid="002a8c68" style:font-size-asian="12pt" style:font-size-complex="12pt"/>
    </style:style>
    <style:style style:name="T57" style:family="text">
      <style:text-properties fo:font-variant="small-caps" style:font-name="Linux Libertine S.O.Cist.1" fo:font-size="12pt" fo:language="cs" fo:country="CZ" officeooo:rsid="01875538" style:font-size-asian="12pt" style:font-size-complex="12pt"/>
    </style:style>
    <style:style style:name="T58" style:family="text">
      <style:text-properties fo:font-variant="small-caps" style:font-name="Linux Libertine S.O.Cist.1" fo:font-size="12pt" fo:language="cs" fo:country="CZ" officeooo:rsid="00377d7c" style:font-size-asian="12pt" style:font-size-complex="12pt"/>
    </style:style>
    <style:style style:name="T59" style:family="text">
      <style:text-properties fo:font-variant="small-caps" style:font-name="Linux Libertine S.O.Cist.1" fo:font-size="12pt" fo:language="cs" fo:country="CZ" officeooo:rsid="00426340" style:font-size-asian="12pt" style:font-size-complex="12pt"/>
    </style:style>
    <style:style style:name="T60" style:family="text">
      <style:text-properties fo:font-variant="small-caps" style:font-name="Linux Libertine S.O.Cist.1" fo:font-size="12pt" fo:language="cs" fo:country="CZ" officeooo:rsid="01ee59c5" style:font-size-asian="12pt" style:font-size-complex="12pt"/>
    </style:style>
    <style:style style:name="T61" style:family="text">
      <style:text-properties fo:font-variant="small-caps" style:font-name="Linux Libertine S.O.Cist.1" fo:font-size="12pt" fo:language="cs" fo:country="CZ" officeooo:rsid="00588573" style:font-size-asian="12pt" style:font-size-complex="12pt"/>
    </style:style>
    <style:style style:name="T62" style:family="text">
      <style:text-properties fo:font-variant="small-caps" style:font-name="Linux Libertine S.O.Cist.1" fo:font-size="12pt" fo:language="cs" fo:country="CZ" officeooo:rsid="002d9505" style:font-size-asian="12pt" style:font-size-complex="12pt"/>
    </style:style>
    <style:style style:name="T63" style:family="text">
      <style:text-properties fo:font-variant="small-caps" style:font-name="Linux Libertine S.O.Cist.1" fo:font-size="12pt" fo:language="cs" fo:country="CZ" officeooo:rsid="0069fe0f" style:font-size-asian="12pt" style:font-size-complex="12pt"/>
    </style:style>
    <style:style style:name="T64" style:family="text">
      <style:text-properties fo:font-variant="small-caps" style:font-name="Linux Libertine S.O.Cist.1" fo:font-size="12pt" fo:language="cs" fo:country="CZ" fo:font-style="normal" officeooo:rsid="02fb963a" style:font-size-asian="12pt" style:font-style-asian="normal" style:font-size-complex="12pt" style:font-style-complex="normal"/>
    </style:style>
    <style:style style:name="T65" style:family="text">
      <style:text-properties fo:font-variant="small-caps" style:font-name="Linux Libertine S.O.Cist.1" fo:font-size="12pt" fo:language="cs" fo:country="CZ" fo:font-style="normal" officeooo:rsid="01be4030" style:font-size-asian="12pt" style:font-style-asian="normal" style:font-size-complex="12pt" style:font-style-complex="normal"/>
    </style:style>
    <style:style style:name="T66" style:family="text">
      <style:text-properties fo:font-variant="small-caps" style:font-name="Linux Libertine S.O.Cist.1" fo:font-size="12pt" fo:language="cs" fo:country="CZ" fo:font-style="normal" officeooo:rsid="003195e6" style:font-size-asian="12pt" style:font-style-asian="normal" style:font-size-complex="12pt" style:font-style-complex="normal"/>
    </style:style>
    <style:style style:name="T67" style:family="text">
      <style:text-properties fo:font-variant="small-caps" style:font-name="Linux Libertine S.O.Cist.1" fo:font-size="12pt" fo:language="cs" fo:country="CZ" fo:font-style="normal" officeooo:rsid="003d7774" style:font-size-asian="12pt" style:font-style-asian="normal" style:font-size-complex="12pt" style:font-style-complex="normal"/>
    </style:style>
    <style:style style:name="T68" style:family="text">
      <style:text-properties fo:font-variant="small-caps" style:font-name="Linux Libertine S.O.Cist.1" fo:font-size="12pt" fo:language="cs" fo:country="CZ" fo:font-style="normal" officeooo:rsid="023614f8" style:font-size-asian="12pt" style:font-style-asian="normal" style:font-size-complex="12pt" style:font-style-complex="normal"/>
    </style:style>
    <style:style style:name="T69" style:family="text">
      <style:text-properties fo:font-variant="small-caps" style:font-name="Linux Libertine S.O.Cist.1" fo:font-size="12pt" fo:language="cs" fo:country="CZ" fo:font-style="normal" officeooo:rsid="0048c053" style:font-size-asian="12pt" style:font-style-asian="normal" style:font-size-complex="12pt" style:font-style-complex="normal"/>
    </style:style>
    <style:style style:name="T70" style:family="text">
      <style:text-properties fo:font-variant="small-caps" style:font-name="Linux Libertine S.O.Cist.1" fo:font-size="12pt" fo:language="cs" fo:country="CZ" fo:font-style="normal" officeooo:rsid="004a7c94" style:font-size-asian="12pt" style:font-style-asian="normal" style:font-size-complex="12pt" style:font-style-complex="normal"/>
    </style:style>
    <style:style style:name="T71" style:family="text">
      <style:text-properties fo:font-variant="small-caps" style:font-name="Linux Libertine S.O.Cist.1" fo:font-size="12pt" fo:language="cs" fo:country="CZ" fo:font-style="normal" officeooo:rsid="005d1f72" style:font-size-asian="12pt" style:font-style-asian="normal" style:font-size-complex="12pt" style:font-style-complex="normal"/>
    </style:style>
    <style:style style:name="T72" style:family="text">
      <style:text-properties fo:font-variant="small-caps" style:font-name="Linux Libertine S.O.Cist.1" fo:font-size="12pt" fo:language="cs" fo:country="CZ" fo:font-style="normal" officeooo:rsid="025106cc" style:font-size-asian="12pt" style:font-style-asian="normal" style:font-size-complex="12pt" style:font-style-complex="normal"/>
    </style:style>
    <style:style style:name="T73" style:family="text">
      <style:text-properties fo:font-variant="small-caps" style:font-name="Linux Libertine S.O.Cist.1" fo:font-size="12pt" fo:language="cs" fo:country="CZ" fo:font-style="normal" officeooo:rsid="0252518a" style:font-size-asian="12pt" style:font-style-asian="normal" style:font-size-complex="12pt" style:font-style-complex="normal"/>
    </style:style>
    <style:style style:name="T74" style:family="text">
      <style:text-properties fo:font-variant="small-caps" style:font-name="Linux Libertine S.O.Cist.1" fo:font-size="12pt" fo:language="cs" fo:country="CZ" fo:font-style="italic" style:font-size-asian="12pt" style:font-style-asian="italic" style:font-size-complex="12pt" style:font-style-complex="italic"/>
    </style:style>
    <style:style style:name="T75" style:family="text">
      <style:text-properties fo:font-variant="small-caps" officeooo:rsid="023188e3"/>
    </style:style>
    <style:style style:name="T76" style:family="text">
      <style:text-properties fo:font-variant="small-caps" officeooo:rsid="022e7c7c"/>
    </style:style>
    <style:style style:name="T77" style:family="text">
      <style:text-properties fo:font-variant="small-caps" officeooo:rsid="022faf32"/>
    </style:style>
    <style:style style:name="T78" style:family="text">
      <style:text-properties fo:font-variant="small-caps" officeooo:rsid="0233d4a8"/>
    </style:style>
    <style:style style:name="T79" style:family="text">
      <style:text-properties fo:font-variant="small-caps" officeooo:rsid="0232ecc8"/>
    </style:style>
    <style:style style:name="T80" style:family="text">
      <style:text-properties fo:font-variant="small-caps" officeooo:rsid="006e7e26"/>
    </style:style>
    <style:style style:name="T81" style:family="text">
      <style:text-properties fo:font-variant="small-caps" officeooo:rsid="00722fcb"/>
    </style:style>
    <style:style style:name="T82" style:family="text">
      <style:text-properties fo:font-variant="small-caps" officeooo:rsid="0074687d"/>
    </style:style>
    <style:style style:name="T83" style:family="text">
      <style:text-properties fo:font-variant="small-caps" officeooo:rsid="007dd7b7"/>
    </style:style>
    <style:style style:name="T84" style:family="text">
      <style:text-properties fo:font-variant="small-caps" officeooo:rsid="008320a3"/>
    </style:style>
    <style:style style:name="T85" style:family="text">
      <style:text-properties fo:font-variant="small-caps" officeooo:rsid="0086c078"/>
    </style:style>
    <style:style style:name="T86" style:family="text">
      <style:text-properties fo:font-variant="small-caps" officeooo:rsid="009032d2"/>
    </style:style>
    <style:style style:name="T87" style:family="text">
      <style:text-properties fo:font-variant="small-caps" officeooo:rsid="009097d9"/>
    </style:style>
    <style:style style:name="T88" style:family="text">
      <style:text-properties fo:font-variant="small-caps" officeooo:rsid="00931c18"/>
    </style:style>
    <style:style style:name="T89" style:family="text">
      <style:text-properties fo:font-variant="small-caps" officeooo:rsid="00940bee"/>
    </style:style>
    <style:style style:name="T90" style:family="text">
      <style:text-properties fo:font-variant="small-caps" officeooo:rsid="0098fb36"/>
    </style:style>
    <style:style style:name="T91" style:family="text">
      <style:text-properties officeooo:rsid="0104b4f7"/>
    </style:style>
    <style:style style:name="T92" style:family="text">
      <style:text-properties officeooo:rsid="0150c414"/>
    </style:style>
    <style:style style:name="T93" style:family="text">
      <style:text-properties fo:font-style="italic" style:font-style-asian="italic" style:font-style-complex="italic"/>
    </style:style>
    <style:style style:name="T94" style:family="text">
      <style:text-properties fo:font-style="italic" officeooo:rsid="0150c414" style:font-style-asian="italic" style:font-style-complex="italic"/>
    </style:style>
    <style:style style:name="T95" style:family="text">
      <style:text-properties fo:font-style="italic" officeooo:rsid="02778aa6" style:font-style-asian="italic" style:font-style-complex="italic"/>
    </style:style>
    <style:style style:name="T96" style:family="text">
      <style:text-properties fo:font-style="italic" officeooo:rsid="0158a9b9" style:font-style-asian="italic" style:font-style-complex="italic"/>
    </style:style>
    <style:style style:name="T97" style:family="text">
      <style:text-properties fo:font-style="italic" officeooo:rsid="02faf862" style:font-style-asian="italic" style:font-style-complex="italic"/>
    </style:style>
    <style:style style:name="T98" style:family="text">
      <style:text-properties fo:font-style="italic" officeooo:rsid="02fb52f3" style:font-style-asian="italic" style:font-style-complex="italic"/>
    </style:style>
    <style:style style:name="T99" style:family="text">
      <style:text-properties fo:font-style="italic" officeooo:rsid="0300f0bc" style:font-style-asian="italic" style:font-style-complex="italic"/>
    </style:style>
    <style:style style:name="T100" style:family="text">
      <style:text-properties fo:font-style="italic" officeooo:rsid="01ff0b3b" style:font-style-asian="italic" style:font-style-complex="italic"/>
    </style:style>
    <style:style style:name="T101" style:family="text">
      <style:text-properties fo:font-style="italic" officeooo:rsid="0234578f" style:font-style-asian="italic" style:font-style-complex="italic"/>
    </style:style>
    <style:style style:name="T102" style:family="text">
      <style:text-properties fo:font-style="italic" officeooo:rsid="023614f8" style:font-style-asian="italic" style:font-style-complex="italic"/>
    </style:style>
    <style:style style:name="T103" style:family="text">
      <style:text-properties fo:font-style="italic" officeooo:rsid="025106cc" style:font-style-asian="italic" style:font-style-complex="italic"/>
    </style:style>
    <style:style style:name="T104" style:family="text">
      <style:text-properties fo:font-style="italic" officeooo:rsid="0268fb0d" style:font-style-asian="italic" style:font-style-complex="italic"/>
    </style:style>
    <style:style style:name="T105" style:family="text">
      <style:text-properties fo:font-style="italic" officeooo:rsid="0269c860" style:font-style-asian="italic" style:font-style-complex="italic"/>
    </style:style>
    <style:style style:name="T106" style:family="text">
      <style:text-properties fo:font-style="italic" officeooo:rsid="026c1deb" style:font-style-asian="italic" style:font-style-complex="italic"/>
    </style:style>
    <style:style style:name="T107" style:family="text">
      <style:text-properties fo:font-style="italic" officeooo:rsid="026bd0e7" style:font-style-asian="italic" style:font-style-complex="italic"/>
    </style:style>
    <style:style style:name="T108" style:family="text">
      <style:text-properties fo:font-style="italic" officeooo:rsid="00226f8a" style:font-style-asian="italic" style:font-style-complex="italic"/>
    </style:style>
    <style:style style:name="T109" style:family="text">
      <style:text-properties fo:font-style="italic" officeooo:rsid="00722fcb" style:font-style-asian="italic" style:font-style-complex="italic"/>
    </style:style>
    <style:style style:name="T110" style:family="text">
      <style:text-properties fo:font-style="italic" officeooo:rsid="00744e4d" style:font-style-asian="italic" style:font-style-complex="italic"/>
    </style:style>
    <style:style style:name="T111" style:family="text">
      <style:text-properties fo:font-style="italic" officeooo:rsid="00763155" style:font-style-asian="italic" style:font-style-complex="italic"/>
    </style:style>
    <style:style style:name="T112" style:family="text">
      <style:text-properties fo:font-style="italic" officeooo:rsid="0076de59" style:font-style-asian="italic" style:font-style-complex="italic"/>
    </style:style>
    <style:style style:name="T113" style:family="text">
      <style:text-properties fo:font-style="italic" officeooo:rsid="008e787b" style:font-style-asian="italic" style:font-style-complex="italic"/>
    </style:style>
    <style:style style:name="T114" style:family="text">
      <style:text-properties fo:font-style="italic" officeooo:rsid="009097d9" style:font-style-asian="italic" style:font-style-complex="italic"/>
    </style:style>
    <style:style style:name="T115" style:family="text">
      <style:text-properties fo:font-style="italic" officeooo:rsid="00919672" style:font-style-asian="italic" style:font-style-complex="italic"/>
    </style:style>
    <style:style style:name="T116" style:family="text">
      <style:text-properties fo:font-style="italic" officeooo:rsid="009783b4" style:font-style-asian="italic" style:font-style-complex="italic"/>
    </style:style>
    <style:style style:name="T117" style:family="text">
      <style:text-properties fo:font-style="italic" officeooo:rsid="00995d9e" style:font-style-asian="italic" style:font-style-complex="italic"/>
    </style:style>
    <style:style style:name="T118" style:family="text">
      <style:text-properties fo:color="#ff0000" loext:opacity="100%" fo:font-size="12pt" fo:language="la" fo:country="VA" style:font-size-asian="12pt" style:language-asian="zh" style:country-asian="CN" style:language-complex="hi" style:country-complex="IN"/>
    </style:style>
    <style:style style:name="T119" style:family="text">
      <style:text-properties fo:color="#ff0000" loext:opacity="100%" fo:font-size="12pt" fo:language="la" fo:country="VA" officeooo:rsid="0249e6de" style:font-size-asian="12pt" style:language-asian="zh" style:country-asian="CN" style:language-complex="hi" style:country-complex="IN"/>
    </style:style>
    <style:style style:name="T120" style:family="text">
      <style:text-properties fo:color="#ff0000" loext:opacity="100%" fo:font-size="12pt" fo:language="la" fo:country="VA" officeooo:rsid="025ee923" style:font-size-asian="12pt" style:language-asian="zh" style:country-asian="CN" style:language-complex="hi" style:country-complex="IN"/>
    </style:style>
    <style:style style:name="T121" style:family="text">
      <style:text-properties fo:color="#ff0000" loext:opacity="100%" fo:font-size="12pt" fo:language="la" fo:country="VA" officeooo:rsid="0275d994" style:font-size-asian="12pt" style:language-asian="zh" style:country-asian="CN" style:language-complex="hi" style:country-complex="IN"/>
    </style:style>
    <style:style style:name="T122" style:family="text">
      <style:text-properties fo:color="#ff0000" loext:opacity="100%" style:font-name="Linux Libertine S.O.Cist.1"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T123" style:family="text">
      <style:text-properties fo:color="#ff0000" loext:opacity="100%" style:font-name="Linux Libertine S.O.Cist.1" fo:font-size="12pt" fo:letter-spacing="normal" fo:language="la" fo:country="VA" fo:font-style="normal" fo:font-weight="normal" officeooo:rsid="003195e6"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T124" style:family="text">
      <style:text-properties fo:color="#ff0000" loext:opacity="100%" style:font-name="Linux Libertine S.O.Cist.1" fo:font-size="12pt" fo:letter-spacing="normal" fo:language="la" fo:country="VA" fo:font-style="normal" fo:font-weight="normal" officeooo:rsid="022e7c7c"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T125" style:family="text">
      <style:text-properties fo:color="#ff0000" loext:opacity="100%" style:font-name="Linux Libertine S.O.Cist.1" fo:font-size="12pt" fo:language="la" fo:country="none" style:font-size-asian="12pt"/>
    </style:style>
    <style:style style:name="T126" style:family="text">
      <style:text-properties fo:color="#ff0000" loext:opacity="100%" style:font-name="Linux Libertine S.O.Cist.1" fo:font-size="12pt" fo:language="la" fo:country="none" officeooo:rsid="003329ca" style:font-size-asian="12pt"/>
    </style:style>
    <style:style style:name="T127" style:family="text">
      <style:text-properties fo:color="#ff0000" loext:opacity="100%" style:font-name="Linux Libertine S.O.Cist.1" fo:font-size="12pt" fo:language="la" fo:country="VA" style:font-size-asian="12pt" style:font-size-complex="12pt"/>
    </style:style>
    <style:style style:name="T128" style:family="text">
      <style:text-properties fo:color="#ff0000" loext:opacity="100%" style:font-name="Linux Libertine S.O.Cist.1" fo:font-size="12pt" fo:language="la" fo:country="VA" officeooo:rsid="0062114f" style:font-size-asian="12pt" style:font-size-complex="12pt"/>
    </style:style>
    <style:style style:name="T129" style:family="text">
      <style:text-properties fo:color="#ff0000" loext:opacity="100%" style:font-name="Linux Libertine S.O.Cist.1" fo:font-size="12pt" fo:language="la" fo:country="VA" officeooo:rsid="0040446f" style:font-size-asian="12pt" style:font-size-complex="12pt"/>
    </style:style>
    <style:style style:name="T130" style:family="text">
      <style:text-properties fo:font-style="normal" style:font-style-asian="normal" style:font-style-complex="normal"/>
    </style:style>
    <style:style style:name="T131" style:family="text">
      <style:text-properties fo:font-style="normal" officeooo:rsid="02fb52f3" style:font-style-asian="normal" style:font-style-complex="normal"/>
    </style:style>
    <style:style style:name="T132" style:family="text">
      <style:text-properties fo:font-style="normal" officeooo:rsid="01956c34" style:font-style-asian="normal" style:font-style-complex="normal"/>
    </style:style>
    <style:style style:name="T133" style:family="text">
      <style:text-properties fo:font-style="normal" officeooo:rsid="0190d863" style:font-style-asian="normal" style:font-style-complex="normal"/>
    </style:style>
    <style:style style:name="T134" style:family="text">
      <style:text-properties fo:font-style="normal" officeooo:rsid="0191784c" style:font-style-asian="normal" style:font-style-complex="normal"/>
    </style:style>
    <style:style style:name="T135" style:family="text">
      <style:text-properties fo:font-style="normal" officeooo:rsid="01c654d3" style:font-style-asian="normal" style:font-style-complex="normal"/>
    </style:style>
    <style:style style:name="T136" style:family="text">
      <style:text-properties fo:font-style="normal" officeooo:rsid="01cc5d30" style:font-style-asian="normal" style:font-style-complex="normal"/>
    </style:style>
    <style:style style:name="T137" style:family="text">
      <style:text-properties fo:font-style="normal" officeooo:rsid="01cd172e" style:font-style-asian="normal" style:font-style-complex="normal"/>
    </style:style>
    <style:style style:name="T138" style:family="text">
      <style:text-properties fo:font-style="normal" officeooo:rsid="01c4c66b" style:font-style-asian="normal" style:font-style-complex="normal"/>
    </style:style>
    <style:style style:name="T139" style:family="text">
      <style:text-properties fo:font-style="normal" officeooo:rsid="02050fff" style:font-style-asian="normal" style:font-style-complex="normal"/>
    </style:style>
    <style:style style:name="T140" style:family="text">
      <style:text-properties fo:font-style="normal" officeooo:rsid="0205c11a" style:font-style-asian="normal" style:font-style-complex="normal"/>
    </style:style>
    <style:style style:name="T141" style:family="text">
      <style:text-properties fo:font-style="normal" officeooo:rsid="0207a235" style:font-style-asian="normal" style:font-style-complex="normal"/>
    </style:style>
    <style:style style:name="T142" style:family="text">
      <style:text-properties fo:font-style="normal" officeooo:rsid="02099da0" style:font-style-asian="normal" style:font-style-complex="normal"/>
    </style:style>
    <style:style style:name="T143" style:family="text">
      <style:text-properties fo:font-style="normal" officeooo:rsid="0208971c" style:font-style-asian="normal" style:font-style-complex="normal"/>
    </style:style>
    <style:style style:name="T144" style:family="text">
      <style:text-properties fo:font-style="normal" officeooo:rsid="021307ca" style:font-style-asian="normal" style:font-style-complex="normal"/>
    </style:style>
    <style:style style:name="T145" style:family="text">
      <style:text-properties fo:font-style="normal" officeooo:rsid="023614f8" style:font-style-asian="normal" style:font-style-complex="normal"/>
    </style:style>
    <style:style style:name="T146" style:family="text">
      <style:text-properties fo:font-style="normal" officeooo:rsid="023bb135" style:font-style-asian="normal" style:font-style-complex="normal"/>
    </style:style>
    <style:style style:name="T147" style:family="text">
      <style:text-properties fo:font-style="normal" officeooo:rsid="02367188" style:font-style-asian="normal" style:font-style-complex="normal"/>
    </style:style>
    <style:style style:name="T148" style:family="text">
      <style:text-properties fo:font-style="normal" officeooo:rsid="023864ad" style:font-style-asian="normal" style:font-style-complex="normal"/>
    </style:style>
    <style:style style:name="T149" style:family="text">
      <style:text-properties fo:font-style="normal" officeooo:rsid="0238ffc4" style:font-style-asian="normal" style:font-style-complex="normal"/>
    </style:style>
    <style:style style:name="T150" style:family="text">
      <style:text-properties fo:font-style="normal" officeooo:rsid="025106cc" style:font-style-asian="normal" style:font-style-complex="normal"/>
    </style:style>
    <style:style style:name="T151" style:family="text">
      <style:text-properties fo:font-style="normal" officeooo:rsid="02546e4b" style:font-style-asian="normal" style:font-style-complex="normal"/>
    </style:style>
    <style:style style:name="T152" style:family="text">
      <style:text-properties fo:font-style="normal" officeooo:rsid="0313c95f" style:font-style-asian="normal" style:font-style-complex="normal"/>
    </style:style>
    <style:style style:name="T153" style:family="text">
      <style:text-properties fo:font-style="normal" officeooo:rsid="0269c860" style:font-style-asian="normal" style:font-style-complex="normal"/>
    </style:style>
    <style:style style:name="T154" style:family="text">
      <style:text-properties fo:font-style="normal" officeooo:rsid="026bd0e7" style:font-style-asian="normal" style:font-style-complex="normal"/>
    </style:style>
    <style:style style:name="T155" style:family="text">
      <style:text-properties fo:font-style="normal" officeooo:rsid="026c1deb" style:font-style-asian="normal" style:font-style-complex="normal"/>
    </style:style>
    <style:style style:name="T156" style:family="text">
      <style:text-properties fo:font-style="normal" officeooo:rsid="028f2986" style:font-style-asian="normal" style:font-style-complex="normal"/>
    </style:style>
    <style:style style:name="T157" style:family="text">
      <style:text-properties fo:font-style="normal" officeooo:rsid="027b890f" style:font-style-asian="normal" style:font-style-complex="normal"/>
    </style:style>
    <style:style style:name="T158" style:family="text">
      <style:text-properties fo:font-style="normal" officeooo:rsid="027d6a72" style:font-style-asian="normal" style:font-style-complex="normal"/>
    </style:style>
    <style:style style:name="T159" style:family="text">
      <style:text-properties fo:font-style="normal" officeooo:rsid="027ef027" style:font-style-asian="normal" style:font-style-complex="normal"/>
    </style:style>
    <style:style style:name="T160" style:family="text">
      <style:text-properties fo:font-style="normal" officeooo:rsid="00205edf" style:font-style-asian="normal" style:font-style-complex="normal"/>
    </style:style>
    <style:style style:name="T161" style:family="text">
      <style:text-properties fo:font-style="normal" officeooo:rsid="002dd8d1" style:font-style-asian="normal" style:font-style-complex="normal"/>
    </style:style>
    <style:style style:name="T162" style:family="text">
      <style:text-properties fo:font-style="normal" officeooo:rsid="00744e4d" style:font-style-asian="normal" style:font-style-complex="normal"/>
    </style:style>
    <style:style style:name="T163" style:family="text">
      <style:text-properties fo:font-style="normal" officeooo:rsid="0074687d" style:font-style-asian="normal" style:font-style-complex="normal"/>
    </style:style>
    <style:style style:name="T164" style:family="text">
      <style:text-properties fo:font-style="normal" officeooo:rsid="00763155" style:font-style-asian="normal" style:font-style-complex="normal"/>
    </style:style>
    <style:style style:name="T165" style:family="text">
      <style:text-properties fo:font-style="normal" officeooo:rsid="007c9133" style:font-style-asian="normal" style:font-style-complex="normal"/>
    </style:style>
    <style:style style:name="T166" style:family="text">
      <style:text-properties fo:font-style="normal" officeooo:rsid="007dd7b7" style:font-style-asian="normal" style:font-style-complex="normal"/>
    </style:style>
    <style:style style:name="T167" style:family="text">
      <style:text-properties fo:font-style="normal" officeooo:rsid="00801f90" style:font-style-asian="normal" style:font-style-complex="normal"/>
    </style:style>
    <style:style style:name="T168" style:family="text">
      <style:text-properties fo:font-style="normal" officeooo:rsid="0082130e" style:font-style-asian="normal" style:font-style-complex="normal"/>
    </style:style>
    <style:style style:name="T169" style:family="text">
      <style:text-properties fo:font-style="normal" officeooo:rsid="008320a3" style:font-style-asian="normal" style:font-style-complex="normal"/>
    </style:style>
    <style:style style:name="T170" style:family="text">
      <style:text-properties fo:font-style="normal" officeooo:rsid="00896235" style:font-style-asian="normal" style:font-style-complex="normal"/>
    </style:style>
    <style:style style:name="T171" style:family="text">
      <style:text-properties fo:font-style="normal" officeooo:rsid="008bbb8b" style:font-style-asian="normal" style:font-style-complex="normal"/>
    </style:style>
    <style:style style:name="T172" style:family="text">
      <style:text-properties fo:font-style="normal" officeooo:rsid="008e787b" style:font-style-asian="normal" style:font-style-complex="normal"/>
    </style:style>
    <style:style style:name="T173" style:family="text">
      <style:text-properties fo:font-style="normal" officeooo:rsid="009097d9" style:font-style-asian="normal" style:font-style-complex="normal"/>
    </style:style>
    <style:style style:name="T174" style:family="text">
      <style:text-properties fo:font-style="normal" officeooo:rsid="0095adba" style:font-style-asian="normal" style:font-style-complex="normal"/>
    </style:style>
    <style:style style:name="T175" style:family="text">
      <style:text-properties fo:font-style="normal" officeooo:rsid="009783b4" style:font-style-asian="normal" style:font-style-complex="normal"/>
    </style:style>
    <style:style style:name="T176" style:family="text">
      <style:text-properties fo:font-style="normal" officeooo:rsid="0098fb36" style:font-style-asian="normal" style:font-style-complex="normal"/>
    </style:style>
    <style:style style:name="T177" style:family="text">
      <style:text-properties fo:font-style="normal" officeooo:rsid="009bcd94" style:font-style-asian="normal" style:font-style-complex="normal"/>
    </style:style>
    <style:style style:name="T178" style:family="text">
      <style:text-properties officeooo:rsid="0181079f"/>
    </style:style>
    <style:style style:name="T179" style:family="text">
      <style:text-properties officeooo:rsid="02fa3031"/>
    </style:style>
    <style:style style:name="T180" style:family="text">
      <style:text-properties officeooo:rsid="02faf862"/>
    </style:style>
    <style:style style:name="T181" style:family="text">
      <style:text-properties officeooo:rsid="02f9aed9"/>
    </style:style>
    <style:style style:name="T182" style:family="text">
      <style:text-properties officeooo:rsid="02fb52f3"/>
    </style:style>
    <style:style style:name="T183" style:family="text">
      <style:text-properties officeooo:rsid="02fb963a"/>
    </style:style>
    <style:style style:name="T184" style:family="text">
      <style:text-properties officeooo:rsid="030298b9"/>
    </style:style>
    <style:style style:name="T185" style:family="text">
      <style:text-properties officeooo:rsid="02fef599"/>
    </style:style>
    <style:style style:name="T186" style:family="text">
      <style:text-properties officeooo:rsid="0300f0bc"/>
    </style:style>
    <style:style style:name="T187" style:family="text">
      <style:text-properties officeooo:rsid="0186886c"/>
    </style:style>
    <style:style style:name="T188" style:family="text">
      <style:text-properties officeooo:rsid="0189ff3a"/>
    </style:style>
    <style:style style:name="T189" style:family="text">
      <style:text-properties officeooo:rsid="018b63b2"/>
    </style:style>
    <style:style style:name="T190" style:family="text">
      <style:text-properties officeooo:rsid="018e9ec6"/>
    </style:style>
    <style:style style:name="T191" style:family="text">
      <style:text-properties officeooo:rsid="01928ff5"/>
    </style:style>
    <style:style style:name="T192" style:family="text">
      <style:text-properties officeooo:rsid="0305fbbe"/>
    </style:style>
    <style:style style:name="T193" style:family="text">
      <style:text-properties officeooo:rsid="01ad14ea"/>
    </style:style>
    <style:style style:name="T194" style:family="text">
      <style:text-properties officeooo:rsid="01ae4d9c"/>
    </style:style>
    <style:style style:name="T195" style:family="text">
      <style:text-properties officeooo:rsid="01edc51e"/>
    </style:style>
    <style:style style:name="T196" style:family="text">
      <style:text-properties officeooo:rsid="030766df"/>
    </style:style>
    <style:style style:name="T197" style:family="text">
      <style:text-properties officeooo:rsid="01fa1856"/>
    </style:style>
    <style:style style:name="T198" style:family="text">
      <style:text-properties officeooo:rsid="01ff0b3b"/>
    </style:style>
    <style:style style:name="T199" style:family="text">
      <style:text-properties officeooo:rsid="0308f325"/>
    </style:style>
    <style:style style:name="T200" style:family="text">
      <style:text-properties officeooo:rsid="022cf028"/>
    </style:style>
    <style:style style:name="T201" style:family="text">
      <style:text-properties officeooo:rsid="022e7c7c"/>
    </style:style>
    <style:style style:name="T202" style:family="text">
      <style:text-properties officeooo:rsid="0232ecc8"/>
    </style:style>
    <style:style style:name="T203" style:family="text">
      <style:text-properties officeooo:rsid="02345835"/>
    </style:style>
    <style:style style:name="T204" style:family="text">
      <style:text-properties officeooo:rsid="02346ae3"/>
    </style:style>
    <style:style style:name="T205" style:family="text">
      <style:text-properties officeooo:rsid="0233d4a8"/>
    </style:style>
    <style:style style:name="T206" style:family="text">
      <style:text-properties officeooo:rsid="0234578f"/>
    </style:style>
    <style:style style:name="T207" style:family="text">
      <style:text-properties officeooo:rsid="023614f8"/>
    </style:style>
    <style:style style:name="T208" style:family="text">
      <style:text-properties officeooo:rsid="023bb135"/>
    </style:style>
    <style:style style:name="T209" style:family="text">
      <style:text-properties officeooo:rsid="022f2f75"/>
    </style:style>
    <style:style style:name="T210" style:family="text">
      <style:text-properties officeooo:rsid="0249e6de"/>
    </style:style>
    <style:style style:name="T211" style:family="text">
      <style:text-properties officeooo:rsid="024e279b"/>
    </style:style>
    <style:style style:name="T212" style:family="text">
      <style:text-properties officeooo:rsid="024ee59e"/>
    </style:style>
    <style:style style:name="T213" style:family="text">
      <style:text-properties officeooo:rsid="024f052d"/>
    </style:style>
    <style:style style:name="T214" style:family="text">
      <style:text-properties officeooo:rsid="024aa341"/>
    </style:style>
    <style:style style:name="T215" style:family="text">
      <style:text-properties officeooo:rsid="0313c95f"/>
    </style:style>
    <style:style style:name="T216" style:family="text">
      <style:text-properties officeooo:rsid="025c39e9"/>
    </style:style>
    <style:style style:name="T217" style:family="text">
      <style:text-properties officeooo:rsid="0263cf1c"/>
    </style:style>
    <style:style style:name="T218" style:family="text">
      <style:text-properties officeooo:rsid="0261e943"/>
    </style:style>
    <style:style style:name="T219" style:family="text">
      <style:text-properties officeooo:rsid="02633ee6"/>
    </style:style>
    <style:style style:name="T220" style:family="text">
      <style:text-properties officeooo:rsid="025d056c"/>
    </style:style>
    <style:style style:name="T221" style:family="text">
      <style:text-properties officeooo:rsid="025ee923"/>
    </style:style>
    <style:style style:name="T222" style:family="text">
      <style:text-properties officeooo:rsid="0268fb0d"/>
    </style:style>
    <style:style style:name="T223" style:family="text">
      <style:text-properties officeooo:rsid="026c1deb"/>
    </style:style>
    <style:style style:name="T224" style:family="text">
      <style:text-properties officeooo:rsid="026be5d2"/>
    </style:style>
    <style:style style:name="T225" style:family="text">
      <style:text-properties officeooo:rsid="0274566f"/>
    </style:style>
    <style:style style:name="T226" style:family="text">
      <style:text-properties officeooo:rsid="02778aa6"/>
    </style:style>
    <style:style style:name="T227" style:family="text">
      <style:text-properties officeooo:rsid="0275d994"/>
    </style:style>
    <style:style style:name="T228" style:family="text">
      <style:text-properties officeooo:rsid="0280a169"/>
    </style:style>
    <style:style style:name="T229" style:family="text">
      <style:text-properties officeooo:rsid="001cdc1b"/>
    </style:style>
    <style:style style:name="T230" style:family="text">
      <style:text-properties officeooo:rsid="00205edf"/>
    </style:style>
    <style:style style:name="T231" style:family="text">
      <style:text-properties officeooo:rsid="00226f8a"/>
    </style:style>
    <style:style style:name="T232" style:family="text">
      <style:text-properties fo:font-variant="normal" fo:text-transform="none" style:text-line-through-style="none" style:text-line-through-type="none" fo:font-size="9.5pt" fo:font-style="normal" style:text-underline-style="none" fo:font-weight="normal" style:font-size-asian="9.5pt" style:font-style-asian="normal" style:font-weight-asian="normal"/>
    </style:style>
    <style:style style:name="T233" style:family="text">
      <style:text-properties fo:font-variant="normal" fo:text-transform="none" style:text-line-through-style="none" style:text-line-through-type="none" fo:font-style="normal" style:text-underline-style="none" fo:font-weight="normal" style:font-style-asian="normal" style:font-weight-asian="normal"/>
    </style:style>
    <style:style style:name="T234" style:family="text">
      <style:text-properties fo:font-variant="normal" fo:text-transform="none" style:text-line-through-style="none" style:text-line-through-type="none" fo:font-style="italic" style:text-underline-style="none" fo:font-weight="normal" style:font-style-asian="italic" style:font-weight-asian="normal"/>
    </style:style>
    <style:style style:name="T235" style:family="text">
      <style:text-properties fo:font-variant="normal" fo:text-transform="none" style:text-line-through-style="none" style:text-line-through-type="none" style:font-name="Linux Libertine S.O.Cist.1" fo:font-size="12pt" fo:language="cs" fo:country="CZ" fo:font-style="normal" style:text-underline-style="none" fo:font-weight="normal" officeooo:rsid="0268fb0d" style:font-size-asian="12pt" style:font-style-asian="normal" style:font-weight-asian="normal" style:font-size-complex="12pt" style:font-style-complex="normal"/>
    </style:style>
    <style:style style:name="T236" style:family="text">
      <style:text-properties fo:font-variant="normal" fo:text-transform="none" style:text-line-through-style="none" style:text-line-through-type="none" style:font-name="Linux Libertine S.O.Cist.1" fo:font-size="12pt" fo:language="cs" fo:country="CZ" fo:font-style="normal" style:text-underline-style="none" fo:font-weight="normal" officeooo:rsid="0269c860" style:font-size-asian="12pt" style:font-style-asian="normal" style:font-weight-asian="normal" style:font-size-complex="12pt" style:font-style-complex="normal"/>
    </style:style>
    <style:style style:name="T237" style:family="text">
      <style:text-properties fo:font-variant="normal" fo:text-transform="none" style:text-line-through-style="none" style:text-line-through-type="none" style:font-name="Linux Libertine S.O.Cist.1" fo:font-size="12pt" fo:language="cs" fo:country="CZ" fo:font-style="normal" style:text-underline-style="none" fo:font-weight="normal" officeooo:rsid="026bd0e7" style:font-size-asian="12pt" style:font-style-asian="normal" style:font-weight-asian="normal" style:font-size-complex="12pt" style:font-style-complex="normal"/>
    </style:style>
    <style:style style:name="T238" style:family="text">
      <style:text-properties fo:font-variant="normal" fo:text-transform="none" style:text-line-through-style="none" style:text-line-through-type="none" style:font-name="Linux Libertine S.O.Cist.1" fo:font-size="12pt" fo:language="cs" fo:country="CZ" fo:font-style="italic" style:text-underline-style="none" fo:font-weight="normal" officeooo:rsid="0269c860" style:font-size-asian="12pt" style:font-style-asian="italic" style:font-weight-asian="normal" style:font-size-complex="12pt" style:font-style-complex="normal"/>
    </style:style>
    <style:style style:name="T239" style:family="text">
      <style:text-properties fo:font-variant="normal" fo:text-transform="none" fo:color="#000000" loext:opacity="100%" style:font-name="Linux Libertine S.O.Cist.1" fo:font-size="12pt" fo:letter-spacing="normal" fo:language="la" fo:country="VA" fo:font-style="normal" fo:font-weight="normal" officeooo:rsid="0087c59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240" style:family="text">
      <style:text-properties fo:font-variant="normal" fo:text-transform="none" officeooo:rsid="0074687d"/>
    </style:style>
    <style:style style:name="T241" style:family="text">
      <style:text-properties fo:font-variant="normal" fo:text-transform="none" officeooo:rsid="00763155"/>
    </style:style>
    <style:style style:name="T242" style:family="text">
      <style:text-properties fo:font-variant="normal" fo:text-transform="none" officeooo:rsid="009032d2"/>
    </style:style>
    <style:style style:name="T243" style:family="text">
      <style:text-properties fo:font-variant="normal" fo:text-transform="none" officeooo:rsid="009097d9"/>
    </style:style>
    <style:style style:name="T244" style:family="text">
      <style:text-properties fo:font-variant="normal" fo:text-transform="none" officeooo:rsid="00919672"/>
    </style:style>
    <style:style style:name="T245" style:family="text">
      <style:text-properties fo:font-variant="normal" fo:text-transform="none" officeooo:rsid="00940bee"/>
    </style:style>
    <style:style style:name="T246" style:family="text">
      <style:text-properties fo:font-variant="normal" fo:text-transform="none" fo:font-style="normal" officeooo:rsid="009a02a7" style:font-style-asian="normal" style:font-style-complex="normal"/>
    </style:style>
    <style:style style:name="T247" style:family="text">
      <style:text-properties style:font-name="Linux Libertine S.O.Cist.1" fo:font-size="12pt" fo:language="cs" fo:country="CZ" fo:font-style="normal" officeooo:rsid="02fb963a" style:font-size-asian="12pt" style:font-style-asian="normal" style:font-size-complex="12pt" style:font-style-complex="normal"/>
    </style:style>
    <style:style style:name="T248" style:family="text">
      <style:text-properties style:font-name="Linux Libertine S.O.Cist.1" fo:font-size="12pt" fo:language="cs" fo:country="CZ" fo:font-style="normal" officeooo:rsid="00278b45" style:font-size-asian="12pt" style:font-style-asian="normal" style:font-size-complex="12pt" style:font-style-complex="normal"/>
    </style:style>
    <style:style style:name="T249" style:family="text">
      <style:text-properties style:font-name="Linux Libertine S.O.Cist.1" fo:font-size="12pt" fo:language="cs" fo:country="CZ" fo:font-style="normal" officeooo:rsid="01be4030" style:font-size-asian="12pt" style:font-style-asian="normal" style:font-size-complex="12pt" style:font-style-complex="normal"/>
    </style:style>
    <style:style style:name="T250" style:family="text">
      <style:text-properties style:font-name="Linux Libertine S.O.Cist.1" fo:font-size="12pt" fo:language="cs" fo:country="CZ" fo:font-style="normal" officeooo:rsid="002d8082" style:font-size-asian="12pt" style:font-style-asian="normal" style:font-size-complex="12pt" style:font-style-complex="normal"/>
    </style:style>
    <style:style style:name="T251" style:family="text">
      <style:text-properties style:font-name="Linux Libertine S.O.Cist.1" fo:font-size="12pt" fo:language="cs" fo:country="CZ" fo:font-style="normal" officeooo:rsid="003195e6" style:font-size-asian="12pt" style:font-style-asian="normal" style:font-size-complex="12pt" style:font-style-complex="normal"/>
    </style:style>
    <style:style style:name="T252" style:family="text">
      <style:text-properties style:font-name="Linux Libertine S.O.Cist.1" fo:font-size="12pt" fo:language="cs" fo:country="CZ" fo:font-style="normal" officeooo:rsid="023614f8" style:font-size-asian="12pt" style:font-style-asian="normal" style:font-size-complex="12pt" style:font-style-complex="normal"/>
    </style:style>
    <style:style style:name="T253" style:family="text">
      <style:text-properties style:font-name="Linux Libertine S.O.Cist.1" fo:font-size="12pt" fo:language="cs" fo:country="CZ" fo:font-style="normal" officeooo:rsid="003a6518" style:font-size-asian="12pt" style:font-style-asian="normal" style:font-size-complex="12pt" style:font-style-complex="normal"/>
    </style:style>
    <style:style style:name="T254" style:family="text">
      <style:text-properties style:font-name="Linux Libertine S.O.Cist.1" fo:font-size="12pt" fo:language="cs" fo:country="CZ" fo:font-style="normal" officeooo:rsid="003a6afe" style:font-size-asian="12pt" style:font-style-asian="normal" style:font-size-complex="12pt" style:font-style-complex="normal"/>
    </style:style>
    <style:style style:name="T255" style:family="text">
      <style:text-properties style:font-name="Linux Libertine S.O.Cist.1" fo:font-size="12pt" fo:language="cs" fo:country="CZ" fo:font-style="normal" officeooo:rsid="003b2317" style:font-size-asian="12pt" style:font-style-asian="normal" style:font-size-complex="12pt" style:font-style-complex="normal"/>
    </style:style>
    <style:style style:name="T256" style:family="text">
      <style:text-properties style:font-name="Linux Libertine S.O.Cist.1" fo:font-size="12pt" fo:language="cs" fo:country="CZ" fo:font-style="normal" officeooo:rsid="003c90bb" style:font-size-asian="12pt" style:font-style-asian="normal" style:font-size-complex="12pt" style:font-style-complex="normal"/>
    </style:style>
    <style:style style:name="T257" style:family="text">
      <style:text-properties style:font-name="Linux Libertine S.O.Cist.1" fo:font-size="12pt" fo:language="cs" fo:country="CZ" fo:font-style="normal" officeooo:rsid="003d7774" style:font-size-asian="12pt" style:font-style-asian="normal" style:font-size-complex="12pt" style:font-style-complex="normal"/>
    </style:style>
    <style:style style:name="T258" style:family="text">
      <style:text-properties style:font-name="Linux Libertine S.O.Cist.1" fo:font-size="12pt" fo:language="cs" fo:country="CZ" fo:font-style="normal" officeooo:rsid="023a7f9f" style:font-size-asian="12pt" style:font-style-asian="normal" style:font-size-complex="12pt" style:font-style-complex="normal"/>
    </style:style>
    <style:style style:name="T259" style:family="text">
      <style:text-properties style:font-name="Linux Libertine S.O.Cist.1" fo:font-size="12pt" fo:language="cs" fo:country="CZ" fo:font-style="normal" officeooo:rsid="003e9c3c" style:font-size-asian="12pt" style:font-style-asian="normal" style:font-size-complex="12pt" style:font-style-complex="normal"/>
    </style:style>
    <style:style style:name="T260" style:family="text">
      <style:text-properties style:font-name="Linux Libertine S.O.Cist.1" fo:font-size="12pt" fo:language="cs" fo:country="CZ" fo:font-style="normal" officeooo:rsid="004637ef" style:font-size-asian="12pt" style:font-style-asian="normal" style:font-size-complex="12pt" style:font-style-complex="normal"/>
    </style:style>
    <style:style style:name="T261" style:family="text">
      <style:text-properties style:font-name="Linux Libertine S.O.Cist.1" fo:font-size="12pt" fo:language="cs" fo:country="CZ" fo:font-style="normal" officeooo:rsid="0048c053" style:font-size-asian="12pt" style:font-style-asian="normal" style:font-size-complex="12pt" style:font-style-complex="normal"/>
    </style:style>
    <style:style style:name="T262" style:family="text">
      <style:text-properties style:font-name="Linux Libertine S.O.Cist.1" fo:font-size="12pt" fo:language="cs" fo:country="CZ" fo:font-style="normal" officeooo:rsid="004a7c94" style:font-size-asian="12pt" style:font-style-asian="normal" style:font-size-complex="12pt" style:font-style-complex="normal"/>
    </style:style>
    <style:style style:name="T263" style:family="text">
      <style:text-properties style:font-name="Linux Libertine S.O.Cist.1" fo:font-size="12pt" fo:language="cs" fo:country="CZ" fo:font-style="normal" officeooo:rsid="004acbc2" style:font-size-asian="12pt" style:font-style-asian="normal" style:font-size-complex="12pt" style:font-style-complex="normal"/>
    </style:style>
    <style:style style:name="T264" style:family="text">
      <style:text-properties style:font-name="Linux Libertine S.O.Cist.1" fo:font-size="12pt" fo:language="cs" fo:country="CZ" fo:font-style="normal" officeooo:rsid="004cba35" style:font-size-asian="12pt" style:font-style-asian="normal" style:font-size-complex="12pt" style:font-style-complex="normal"/>
    </style:style>
    <style:style style:name="T265" style:family="text">
      <style:text-properties style:font-name="Linux Libertine S.O.Cist.1" fo:font-size="12pt" fo:language="cs" fo:country="CZ" fo:font-style="normal" officeooo:rsid="004f3fe8" style:font-size-asian="12pt" style:font-style-asian="normal" style:font-size-complex="12pt" style:font-style-complex="normal"/>
    </style:style>
    <style:style style:name="T266" style:family="text">
      <style:text-properties style:font-name="Linux Libertine S.O.Cist.1" fo:font-size="12pt" fo:language="cs" fo:country="CZ" fo:font-style="normal" officeooo:rsid="0250a679" style:font-size-asian="12pt" style:font-style-asian="normal" style:font-size-complex="12pt" style:font-style-complex="normal"/>
    </style:style>
    <style:style style:name="T267" style:family="text">
      <style:text-properties style:font-name="Linux Libertine S.O.Cist.1" fo:font-size="12pt" fo:language="cs" fo:country="CZ" fo:font-style="normal" officeooo:rsid="005d1f72" style:font-size-asian="12pt" style:font-style-asian="normal" style:font-size-complex="12pt" style:font-style-complex="normal"/>
    </style:style>
    <style:style style:name="T268" style:family="text">
      <style:text-properties style:font-name="Linux Libertine S.O.Cist.1" fo:font-size="12pt" fo:language="cs" fo:country="CZ" fo:font-style="normal" officeooo:rsid="005d86ad" style:font-size-asian="12pt" style:font-style-asian="normal" style:font-size-complex="12pt" style:font-style-complex="normal"/>
    </style:style>
    <style:style style:name="T269" style:family="text">
      <style:text-properties style:font-name="Linux Libertine S.O.Cist.1" fo:font-size="12pt" fo:language="cs" fo:country="CZ" fo:font-style="normal" officeooo:rsid="005dee43" style:font-size-asian="12pt" style:font-style-asian="normal" style:font-size-complex="12pt" style:font-style-complex="normal"/>
    </style:style>
    <style:style style:name="T270" style:family="text">
      <style:text-properties style:font-name="Linux Libertine S.O.Cist.1" fo:font-size="12pt" fo:language="cs" fo:country="CZ" fo:font-style="normal" officeooo:rsid="005f141d" style:font-size-asian="12pt" style:font-style-asian="normal" style:font-size-complex="12pt" style:font-style-complex="normal"/>
    </style:style>
    <style:style style:name="T271" style:family="text">
      <style:text-properties style:font-name="Linux Libertine S.O.Cist.1" fo:font-size="12pt" fo:language="cs" fo:country="CZ" fo:font-style="normal" officeooo:rsid="006093c1" style:font-size-asian="12pt" style:font-style-asian="normal" style:font-size-complex="12pt" style:font-style-complex="normal"/>
    </style:style>
    <style:style style:name="T272" style:family="text">
      <style:text-properties style:font-name="Linux Libertine S.O.Cist.1" fo:font-size="12pt" fo:language="cs" fo:country="CZ" fo:font-style="normal" officeooo:rsid="0061956d" style:font-size-asian="12pt" style:font-style-asian="normal" style:font-size-complex="12pt" style:font-style-complex="normal"/>
    </style:style>
    <style:style style:name="T273" style:family="text">
      <style:text-properties style:font-name="Linux Libertine S.O.Cist.1" fo:font-size="12pt" fo:language="cs" fo:country="CZ" fo:font-style="normal" officeooo:rsid="00626844" style:font-size-asian="12pt" style:font-style-asian="normal" style:font-size-complex="12pt" style:font-style-complex="normal"/>
    </style:style>
    <style:style style:name="T274" style:family="text">
      <style:text-properties style:font-name="Linux Libertine S.O.Cist.1" fo:font-size="12pt" fo:language="cs" fo:country="CZ" fo:font-style="normal" officeooo:rsid="0064031f" style:font-size-asian="12pt" style:font-style-asian="normal" style:font-size-complex="12pt" style:font-style-complex="normal"/>
    </style:style>
    <style:style style:name="T275" style:family="text">
      <style:text-properties style:font-name="Linux Libertine S.O.Cist.1" fo:font-size="12pt" fo:language="cs" fo:country="CZ" fo:font-style="normal" officeooo:rsid="00665ea7" style:font-size-asian="12pt" style:font-style-asian="normal" style:font-size-complex="12pt" style:font-style-complex="normal"/>
    </style:style>
    <style:style style:name="T276" style:family="text">
      <style:text-properties style:font-name="Linux Libertine S.O.Cist.1" fo:font-size="12pt" fo:language="cs" fo:country="CZ" fo:font-style="normal" officeooo:rsid="025106cc" style:font-size-asian="12pt" style:font-style-asian="normal" style:font-size-complex="12pt" style:font-style-complex="normal"/>
    </style:style>
    <style:style style:name="T277" style:family="text">
      <style:text-properties style:font-name="Linux Libertine S.O.Cist.1" fo:font-size="12pt" fo:language="cs" fo:country="CZ" fo:font-style="normal" officeooo:rsid="0067c8db" style:font-size-asian="12pt" style:font-style-asian="normal" style:font-size-complex="12pt" style:font-style-complex="normal"/>
    </style:style>
    <style:style style:name="T278" style:family="text">
      <style:text-properties style:font-name="Linux Libertine S.O.Cist.1" fo:font-size="12pt" fo:language="cs" fo:country="CZ" fo:font-style="normal" officeooo:rsid="0252518a" style:font-size-asian="12pt" style:font-style-asian="normal" style:font-size-complex="12pt" style:font-style-complex="normal"/>
    </style:style>
    <style:style style:name="T279" style:family="text">
      <style:text-properties style:font-name="Linux Libertine S.O.Cist.1" fo:font-size="12pt" fo:language="cs" fo:country="CZ" fo:font-style="normal" officeooo:rsid="0150c414" style:font-size-asian="12pt" style:font-style-asian="normal" style:font-size-complex="12pt" style:font-style-complex="normal"/>
    </style:style>
    <style:style style:name="T280" style:family="text">
      <style:text-properties style:font-name="Linux Libertine S.O.Cist.1" fo:font-size="12pt" fo:language="cs" fo:country="CZ" fo:font-style="normal" officeooo:rsid="007a9580" style:font-size-asian="12pt" style:font-style-asian="normal" style:font-size-complex="12pt" style:font-style-complex="normal"/>
    </style:style>
    <style:style style:name="T281" style:family="text">
      <style:text-properties style:font-name="Linux Libertine S.O.Cist.1" fo:font-size="12pt" fo:language="cs" fo:country="CZ" fo:font-style="normal" officeooo:rsid="007c9133" style:font-size-asian="12pt" style:font-style-asian="normal" style:font-size-complex="12pt" style:font-style-complex="normal"/>
    </style:style>
    <style:style style:name="T282" style:family="text">
      <style:text-properties style:font-name="Linux Libertine S.O.Cist.1" fo:font-size="12pt" fo:language="cs" fo:country="CZ" style:font-size-asian="12pt" style:font-size-complex="12pt"/>
    </style:style>
    <style:style style:name="T283" style:family="text">
      <style:text-properties style:font-name="Linux Libertine S.O.Cist.1" fo:font-size="12pt" fo:language="cs" fo:country="CZ" officeooo:rsid="0040ede6" style:font-size-asian="12pt" style:font-size-complex="12pt"/>
    </style:style>
    <style:style style:name="T284" style:family="text">
      <style:text-properties style:font-name="Linux Libertine S.O.Cist.1" fo:font-size="12pt" fo:language="cs" fo:country="CZ" officeooo:rsid="0025b0b2" style:font-size-asian="12pt" style:font-size-complex="12pt"/>
    </style:style>
    <style:style style:name="T285" style:family="text">
      <style:text-properties style:font-name="Linux Libertine S.O.Cist.1" fo:font-size="12pt" fo:language="cs" fo:country="CZ" officeooo:rsid="01869c1d" style:font-size-asian="12pt" style:font-size-complex="12pt"/>
    </style:style>
    <style:style style:name="T286" style:family="text">
      <style:text-properties style:font-name="Linux Libertine S.O.Cist.1" fo:font-size="12pt" fo:language="cs" fo:country="CZ" officeooo:rsid="002a8c68" style:font-size-asian="12pt" style:font-size-complex="12pt"/>
    </style:style>
    <style:style style:name="T287" style:family="text">
      <style:text-properties style:font-name="Linux Libertine S.O.Cist.1" fo:font-size="12pt" fo:language="cs" fo:country="CZ" officeooo:rsid="0188a375" style:font-size-asian="12pt" style:font-size-complex="12pt"/>
    </style:style>
    <style:style style:name="T288" style:family="text">
      <style:text-properties style:font-name="Linux Libertine S.O.Cist.1" fo:font-size="12pt" fo:language="cs" fo:country="CZ" officeooo:rsid="002aa10e" style:font-size-asian="12pt" style:font-size-complex="12pt"/>
    </style:style>
    <style:style style:name="T289" style:family="text">
      <style:text-properties style:font-name="Linux Libertine S.O.Cist.1" fo:font-size="12pt" fo:language="cs" fo:country="CZ" officeooo:rsid="0150c414" style:font-size-asian="12pt" style:font-size-complex="12pt"/>
    </style:style>
    <style:style style:name="T290" style:family="text">
      <style:text-properties style:font-name="Linux Libertine S.O.Cist.1" fo:font-size="12pt" fo:language="cs" fo:country="CZ" officeooo:rsid="0305fbbe" style:font-size-asian="12pt" style:font-size-complex="12pt"/>
    </style:style>
    <style:style style:name="T291" style:family="text">
      <style:text-properties style:font-name="Linux Libertine S.O.Cist.1" fo:font-size="12pt" fo:language="cs" fo:country="CZ" officeooo:rsid="002d8082" style:font-size-asian="12pt" style:font-size-complex="12pt"/>
    </style:style>
    <style:style style:name="T292" style:family="text">
      <style:text-properties style:font-name="Linux Libertine S.O.Cist.1" fo:font-size="12pt" fo:language="cs" fo:country="CZ" officeooo:rsid="01b03167" style:font-size-asian="12pt" style:font-size-complex="12pt"/>
    </style:style>
    <style:style style:name="T293" style:family="text">
      <style:text-properties style:font-name="Linux Libertine S.O.Cist.1" fo:font-size="12pt" fo:language="cs" fo:country="CZ" officeooo:rsid="002d9505" style:font-size-asian="12pt" style:font-size-complex="12pt"/>
    </style:style>
    <style:style style:name="T294" style:family="text">
      <style:text-properties style:font-name="Linux Libertine S.O.Cist.1" fo:font-size="12pt" fo:language="cs" fo:country="CZ" officeooo:rsid="01ec97a4" style:font-size-asian="12pt" style:font-size-complex="12pt"/>
    </style:style>
    <style:style style:name="T295" style:family="text">
      <style:text-properties style:font-name="Linux Libertine S.O.Cist.1" fo:font-size="12pt" fo:language="cs" fo:country="CZ" officeooo:rsid="01edc51e" style:font-size-asian="12pt" style:font-size-complex="12pt"/>
    </style:style>
    <style:style style:name="T296" style:family="text">
      <style:text-properties style:font-name="Linux Libertine S.O.Cist.1" fo:font-size="12pt" fo:language="cs" fo:country="CZ" officeooo:rsid="003673eb" style:font-size-asian="12pt" style:font-size-complex="12pt"/>
    </style:style>
    <style:style style:name="T297" style:family="text">
      <style:text-properties style:font-name="Linux Libertine S.O.Cist.1" fo:font-size="12pt" fo:language="cs" fo:country="CZ" officeooo:rsid="00377d7c" style:font-size-asian="12pt" style:font-size-complex="12pt"/>
    </style:style>
    <style:style style:name="T298" style:family="text">
      <style:text-properties style:font-name="Linux Libertine S.O.Cist.1" fo:font-size="12pt" fo:language="cs" fo:country="CZ" officeooo:rsid="0038b1de" style:font-size-asian="12pt" style:font-size-complex="12pt"/>
    </style:style>
    <style:style style:name="T299" style:family="text">
      <style:text-properties style:font-name="Linux Libertine S.O.Cist.1" fo:font-size="12pt" fo:language="cs" fo:country="CZ" officeooo:rsid="003a6518" style:font-size-asian="12pt" style:font-size-complex="12pt"/>
    </style:style>
    <style:style style:name="T300" style:family="text">
      <style:text-properties style:font-name="Linux Libertine S.O.Cist.1" fo:font-size="12pt" fo:language="cs" fo:country="CZ" officeooo:rsid="00426340" style:font-size-asian="12pt" style:font-size-complex="12pt"/>
    </style:style>
    <style:style style:name="T301" style:family="text">
      <style:text-properties style:font-name="Linux Libertine S.O.Cist.1" fo:font-size="12pt" fo:language="cs" fo:country="CZ" officeooo:rsid="0042dcb9" style:font-size-asian="12pt" style:font-size-complex="12pt"/>
    </style:style>
    <style:style style:name="T302" style:family="text">
      <style:text-properties style:font-name="Linux Libertine S.O.Cist.1" fo:font-size="12pt" fo:language="cs" fo:country="CZ" officeooo:rsid="00445c54" style:font-size-asian="12pt" style:font-size-complex="12pt"/>
    </style:style>
    <style:style style:name="T303" style:family="text">
      <style:text-properties style:font-name="Linux Libertine S.O.Cist.1" fo:font-size="12pt" fo:language="cs" fo:country="CZ" officeooo:rsid="01ee59c5" style:font-size-asian="12pt" style:font-size-complex="12pt"/>
    </style:style>
    <style:style style:name="T304" style:family="text">
      <style:text-properties style:font-name="Linux Libertine S.O.Cist.1" fo:font-size="12pt" fo:language="cs" fo:country="CZ" officeooo:rsid="0044eda3" style:font-size-asian="12pt" style:font-size-complex="12pt"/>
    </style:style>
    <style:style style:name="T305" style:family="text">
      <style:text-properties style:font-name="Linux Libertine S.O.Cist.1" fo:font-size="12pt" fo:language="cs" fo:country="CZ" officeooo:rsid="004637ef" style:font-size-asian="12pt" style:font-size-complex="12pt"/>
    </style:style>
    <style:style style:name="T306" style:family="text">
      <style:text-properties style:font-name="Linux Libertine S.O.Cist.1" fo:font-size="12pt" fo:language="cs" fo:country="CZ" officeooo:rsid="004f3fe8" style:font-size-asian="12pt" style:font-size-complex="12pt"/>
    </style:style>
    <style:style style:name="T307" style:family="text">
      <style:text-properties style:font-name="Linux Libertine S.O.Cist.1" fo:font-size="12pt" fo:language="cs" fo:country="CZ" officeooo:rsid="0055a7ef" style:font-size-asian="12pt" style:font-size-complex="12pt"/>
    </style:style>
    <style:style style:name="T308" style:family="text">
      <style:text-properties style:font-name="Linux Libertine S.O.Cist.1" fo:font-size="12pt" fo:language="cs" fo:country="CZ" officeooo:rsid="0057071a" style:font-size-asian="12pt" style:font-size-complex="12pt"/>
    </style:style>
    <style:style style:name="T309" style:family="text">
      <style:text-properties style:font-name="Linux Libertine S.O.Cist.1" fo:font-size="12pt" fo:language="cs" fo:country="CZ" officeooo:rsid="024f052d" style:font-size-asian="12pt" style:font-size-complex="12pt"/>
    </style:style>
    <style:style style:name="T310" style:family="text">
      <style:text-properties style:font-name="Linux Libertine S.O.Cist.1" fo:font-size="12pt" fo:language="cs" fo:country="CZ" officeooo:rsid="00588573" style:font-size-asian="12pt" style:font-size-complex="12pt"/>
    </style:style>
    <style:style style:name="T311" style:family="text">
      <style:text-properties style:font-name="Linux Libertine S.O.Cist.1" fo:font-size="12pt" fo:language="cs" fo:country="CZ" officeooo:rsid="005a0e93" style:font-size-asian="12pt" style:font-size-complex="12pt"/>
    </style:style>
    <style:style style:name="T312" style:family="text">
      <style:text-properties style:font-name="Linux Libertine S.O.Cist.1" fo:font-size="12pt" fo:language="cs" fo:country="CZ" officeooo:rsid="005b7c04" style:font-size-asian="12pt" style:font-size-complex="12pt"/>
    </style:style>
    <style:style style:name="T313" style:family="text">
      <style:text-properties style:font-name="Linux Libertine S.O.Cist.1" fo:font-size="12pt" fo:language="cs" fo:country="CZ" officeooo:rsid="005d1f72" style:font-size-asian="12pt" style:font-size-complex="12pt"/>
    </style:style>
    <style:style style:name="T314" style:family="text">
      <style:text-properties style:font-name="Linux Libertine S.O.Cist.1" fo:font-size="12pt" fo:language="cs" fo:country="CZ" officeooo:rsid="00665ea7" style:font-size-asian="12pt" style:font-size-complex="12pt"/>
    </style:style>
    <style:style style:name="T315" style:family="text">
      <style:text-properties style:font-name="Linux Libertine S.O.Cist.1" fo:font-size="12pt" fo:language="cs" fo:country="CZ" officeooo:rsid="006bae95" style:font-size-asian="12pt" style:font-size-complex="12pt"/>
    </style:style>
    <style:style style:name="T316" style:family="text">
      <style:text-properties style:font-name="Linux Libertine S.O.Cist.1" fo:font-size="12pt" fo:language="cs" fo:country="CZ" officeooo:rsid="006d0aeb" style:font-size-asian="12pt" style:font-size-complex="12pt"/>
    </style:style>
    <style:style style:name="T317" style:family="text">
      <style:text-properties style:font-name="Linux Libertine S.O.Cist.1" fo:font-size="12pt" fo:language="cs" fo:country="CZ" officeooo:rsid="0076de59" style:font-size-asian="12pt" style:font-size-complex="12pt"/>
    </style:style>
    <style:style style:name="T318" style:family="text">
      <style:text-properties style:font-name="Linux Libertine S.O.Cist.1" fo:font-size="12pt" fo:language="cs" fo:country="CZ" officeooo:rsid="0078b53d" style:font-size-asian="12pt" style:font-size-complex="12pt"/>
    </style:style>
    <style:style style:name="T319" style:family="text">
      <style:text-properties style:font-name="Linux Libertine S.O.Cist.1" fo:font-size="12pt" fo:language="cs" fo:country="CZ" officeooo:rsid="007a9580" style:font-size-asian="12pt" style:font-size-complex="12pt"/>
    </style:style>
    <style:style style:name="T320" style:family="text">
      <style:text-properties style:font-name="Linux Libertine S.O.Cist.1" fo:font-size="12pt" fo:language="cs" fo:country="CZ" officeooo:rsid="007c9133" style:font-size-asian="12pt" style:font-size-complex="12pt"/>
    </style:style>
    <style:style style:name="T321" style:family="text">
      <style:text-properties style:font-name="Linux Libertine S.O.Cist.1" fo:font-size="12pt" fo:language="cs" fo:country="CZ" officeooo:rsid="00896235" style:font-size-asian="12pt" style:font-size-complex="12pt"/>
    </style:style>
    <style:style style:name="T322" style:family="text">
      <style:text-properties style:font-name="Linux Libertine S.O.Cist.1" fo:font-size="12pt" fo:language="cs" fo:country="CZ" fo:font-style="italic" style:font-size-asian="12pt" style:font-style-asian="italic" style:font-size-complex="12pt" style:font-style-complex="italic"/>
    </style:style>
    <style:style style:name="T323" style:family="text">
      <style:text-properties style:font-name="Linux Libertine S.O.Cist.1" fo:font-size="12pt" fo:language="cs" fo:country="CZ" fo:font-style="italic" officeooo:rsid="030298b9" style:font-size-asian="12pt" style:font-style-asian="italic" style:font-size-complex="12pt" style:font-style-complex="italic"/>
    </style:style>
    <style:style style:name="T324" style:family="text">
      <style:text-properties style:font-name="Linux Libertine S.O.Cist.1" fo:font-size="12pt" fo:language="cs" fo:country="CZ" fo:font-style="italic" officeooo:rsid="0150c414" style:font-size-asian="12pt" style:font-style-asian="italic" style:font-size-complex="12pt" style:font-style-complex="italic"/>
    </style:style>
    <style:style style:name="T325" style:family="text">
      <style:text-properties style:font-name="Linux Libertine S.O.Cist.1" fo:font-size="12pt" fo:language="cs" fo:country="CZ" fo:font-style="italic" officeooo:rsid="0158a9b9" style:font-size-asian="12pt" style:font-style-asian="italic" style:font-size-complex="12pt" style:font-style-complex="italic"/>
    </style:style>
    <style:style style:name="T326" style:family="text">
      <style:text-properties style:font-name="Linux Libertine S.O.Cist.1" fo:font-size="12pt" fo:language="cs" fo:country="CZ" fo:font-style="italic" officeooo:rsid="0038b1de" style:font-size-asian="12pt" style:font-style-asian="italic" style:font-size-complex="12pt" style:font-style-complex="italic"/>
    </style:style>
    <style:style style:name="T327" style:family="text">
      <style:text-properties style:font-name="Linux Libertine S.O.Cist.1" fo:font-size="12pt" fo:language="cs" fo:country="CZ" fo:font-style="italic" officeooo:rsid="0040ede6" style:font-size-asian="12pt" style:font-style-asian="italic" style:font-size-complex="12pt" style:font-style-complex="italic"/>
    </style:style>
    <style:style style:name="T328" style:family="text">
      <style:text-properties style:font-name="Linux Libertine S.O.Cist.1" fo:font-size="12pt" fo:language="cs" fo:country="CZ" fo:font-style="italic" officeooo:rsid="0042dcb9" style:font-size-asian="12pt" style:font-style-asian="italic" style:font-size-complex="12pt" style:font-style-complex="italic"/>
    </style:style>
    <style:style style:name="T329" style:family="text">
      <style:text-properties style:font-name="Linux Libertine S.O.Cist.1" fo:font-size="12pt" fo:language="cs" fo:country="CZ" fo:font-style="italic" officeooo:rsid="004637ef" style:font-size-asian="12pt" style:font-style-asian="italic" style:font-size-complex="12pt" style:font-style-complex="italic"/>
    </style:style>
    <style:style style:name="T330" style:family="text">
      <style:text-properties style:font-name="Linux Libertine S.O.Cist.1" fo:font-size="12pt" fo:language="cs" fo:country="CZ" fo:font-style="italic" officeooo:rsid="0048c053" style:font-size-asian="12pt" style:font-style-asian="italic" style:font-size-complex="12pt" style:font-style-complex="italic"/>
    </style:style>
    <style:style style:name="T331" style:family="text">
      <style:text-properties style:font-name="Linux Libertine S.O.Cist.1" fo:font-size="12pt" fo:language="cs" fo:country="CZ" fo:font-style="italic" officeooo:rsid="004a7c94" style:font-size-asian="12pt" style:font-style-asian="italic" style:font-size-complex="12pt" style:font-style-complex="italic"/>
    </style:style>
    <style:style style:name="T332" style:family="text">
      <style:text-properties style:font-name="Linux Libertine S.O.Cist.1" fo:font-size="12pt" fo:language="cs" fo:country="CZ" fo:font-style="italic" officeooo:rsid="004cba35" style:font-size-asian="12pt" style:font-style-asian="italic" style:font-size-complex="12pt" style:font-style-complex="italic"/>
    </style:style>
    <style:style style:name="T333" style:family="text">
      <style:text-properties style:font-name="Linux Libertine S.O.Cist.1" fo:font-size="12pt" fo:language="cs" fo:country="CZ" fo:font-style="italic" officeooo:rsid="005d1f72" style:font-size-asian="12pt" style:font-style-asian="italic" style:font-size-complex="12pt" style:font-style-complex="italic"/>
    </style:style>
    <style:style style:name="T334" style:family="text">
      <style:text-properties style:font-name="Linux Libertine S.O.Cist.1" fo:font-size="12pt" fo:language="cs" fo:country="CZ" fo:font-style="italic" officeooo:rsid="0069fe0f" style:font-size-asian="12pt" style:font-style-asian="italic" style:font-size-complex="12pt" style:font-style-complex="italic"/>
    </style:style>
    <style:style style:name="T335" style:family="text">
      <style:text-properties style:font-name="Linux Libertine S.O.Cist.1" fo:font-size="12pt" fo:language="cs" fo:country="CZ" fo:font-style="italic" officeooo:rsid="0076de59" style:font-size-asian="12pt" style:font-style-asian="italic" style:font-size-complex="12pt" style:font-style-complex="italic"/>
    </style:style>
    <style:style style:name="T336" style:family="text">
      <style:text-properties style:font-name="Linux Libertine S.O.Cist.1" fo:font-size="10pt" fo:language="cs" fo:country="CZ" fo:font-style="normal" officeooo:rsid="0048c053" style:font-size-asian="12pt" style:font-style-asian="normal" style:font-size-complex="12pt" style:font-style-complex="normal"/>
    </style:style>
    <style:style style:name="T337" style:family="text">
      <style:text-properties officeooo:rsid="00255d83"/>
    </style:style>
    <style:style style:name="T338" style:family="text">
      <style:text-propertie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39" style:family="text">
      <style:text-properties fo:color="#000000" loext:opacity="100%" style:font-name="Linux Libertine S.O.Cist.1" fo:font-size="12pt" fo:letter-spacing="normal" fo:language="la" fo:country="VA" fo:font-style="normal" fo:font-weight="normal" officeooo:rsid="00282549"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340" style:family="text">
      <style:text-properties fo:color="#000000" loext:opacity="100%" style:font-name="Linux Libertine S.O.Cist.1" fo:font-size="12pt" fo:language="la" fo:country="VA" officeooo:rsid="00851062" style:font-name-asian="Andale Sans UI" style:font-size-asian="12pt" style:language-asian="zh" style:country-asian="CN" style:font-name-complex="Tahoma" style:font-size-complex="12pt" style:language-complex="hi" style:country-complex="IN"/>
    </style:style>
    <style:style style:name="T341" style:family="text">
      <style:text-properties fo:color="#000000" loext:opacity="100%" style:font-name="Linux Libertine S.O.Cist.1" fo:font-size="12pt" fo:language="la" fo:country="VA" officeooo:rsid="004637ef" style:font-name-asian="Andale Sans UI" style:font-size-asian="12pt" style:language-asian="zh" style:country-asian="CN" style:font-name-complex="Tahoma" style:font-size-complex="12pt" style:language-complex="hi" style:country-complex="IN"/>
    </style:style>
    <style:style style:name="T342" style:family="text">
      <style:text-properties officeooo:rsid="0025b0b2"/>
    </style:style>
    <style:style style:name="T343" style:family="text">
      <style:text-properties officeooo:rsid="00278b45"/>
    </style:style>
    <style:style style:name="T344" style:family="text">
      <style:text-properties officeooo:rsid="002a1f32"/>
    </style:style>
    <style:style style:name="T345" style:family="text">
      <style:text-properties officeooo:rsid="002a8c68"/>
    </style:style>
    <style:style style:name="T346" style:family="text">
      <style:text-properties officeooo:rsid="002bba0f"/>
    </style:style>
    <style:style style:name="T347" style:family="text">
      <style:text-properties officeooo:rsid="002d8082"/>
    </style:style>
    <style:style style:name="T348" style:family="text">
      <style:text-properties officeooo:rsid="002d9505"/>
    </style:style>
    <style:style style:name="T349" style:family="text">
      <style:text-properties officeooo:rsid="002dd8d1"/>
    </style:style>
    <style:style style:name="T350" style:family="text">
      <style:text-properties officeooo:rsid="003126fb"/>
    </style:style>
    <style:style style:name="T351" style:family="text">
      <style:text-properties officeooo:rsid="003195e6"/>
    </style:style>
    <style:style style:name="T352" style:family="text">
      <style:text-properties officeooo:rsid="003673eb"/>
    </style:style>
    <style:style style:name="T353" style:family="text">
      <style:text-properties officeooo:rsid="004e8806"/>
    </style:style>
    <style:style style:name="T354" style:family="text">
      <style:text-properties officeooo:rsid="005152c3"/>
    </style:style>
    <style:style style:name="T355" style:family="text">
      <style:text-properties officeooo:rsid="0055a7ef"/>
    </style:style>
    <style:style style:name="T356" style:family="text">
      <style:text-properties officeooo:rsid="0057071a"/>
    </style:style>
    <style:style style:name="T357" style:family="text">
      <style:text-properties officeooo:rsid="0069d604"/>
    </style:style>
    <style:style style:name="T358" style:family="text">
      <style:text-properties officeooo:rsid="006bae95"/>
    </style:style>
    <style:style style:name="T359" style:family="text">
      <style:text-properties officeooo:rsid="006e7e26"/>
    </style:style>
    <style:style style:name="T360" style:family="text">
      <style:text-properties officeooo:rsid="007048ab"/>
    </style:style>
    <style:style style:name="T361" style:family="text">
      <style:text-properties officeooo:rsid="0071c232"/>
    </style:style>
    <style:style style:name="T362" style:family="text">
      <style:text-properties officeooo:rsid="00722fcb"/>
    </style:style>
    <style:style style:name="T363" style:family="text">
      <style:text-properties officeooo:rsid="00738d1d"/>
    </style:style>
    <style:style style:name="T364" style:family="text">
      <style:text-properties officeooo:rsid="00744e4d"/>
    </style:style>
    <style:style style:name="T365" style:family="text">
      <style:text-properties officeooo:rsid="0074687d"/>
    </style:style>
    <style:style style:name="T366" style:family="text">
      <style:text-properties officeooo:rsid="00763155"/>
    </style:style>
    <style:style style:name="T367" style:family="text">
      <style:text-properties officeooo:rsid="0076de59"/>
    </style:style>
    <style:style style:name="T368" style:family="text">
      <style:text-properties officeooo:rsid="0078b53d"/>
    </style:style>
    <style:style style:name="T369" style:family="text">
      <style:text-properties officeooo:rsid="0079093e"/>
    </style:style>
    <style:style style:name="T370" style:family="text">
      <style:text-properties officeooo:rsid="007af959"/>
    </style:style>
    <style:style style:name="T371" style:family="text">
      <style:text-properties officeooo:rsid="007dd7b7"/>
    </style:style>
    <style:style style:name="T372" style:family="text">
      <style:text-properties officeooo:rsid="00801f90"/>
    </style:style>
    <style:style style:name="T373" style:family="text">
      <style:text-properties officeooo:rsid="0082130e"/>
    </style:style>
    <style:style style:name="T374" style:family="text">
      <style:text-properties officeooo:rsid="0082ccc6"/>
    </style:style>
    <style:style style:name="T375" style:family="text">
      <style:text-properties officeooo:rsid="008320a3"/>
    </style:style>
    <style:style style:name="T376" style:family="text">
      <style:text-properties officeooo:rsid="0083d154"/>
    </style:style>
    <style:style style:name="T377" style:family="text">
      <style:text-properties officeooo:rsid="0085405b"/>
    </style:style>
    <style:style style:name="T378" style:family="text">
      <style:text-properties officeooo:rsid="0086c078"/>
    </style:style>
    <style:style style:name="T379" style:family="text">
      <style:text-properties officeooo:rsid="008a1e92"/>
    </style:style>
    <style:style style:name="T380" style:family="text">
      <style:text-properties officeooo:rsid="008bbb8b"/>
    </style:style>
    <style:style style:name="T381" style:family="text">
      <style:text-properties officeooo:rsid="008cba9c"/>
    </style:style>
    <style:style style:name="T382" style:family="text">
      <style:text-properties officeooo:rsid="008e787b"/>
    </style:style>
    <style:style style:name="T383" style:family="text">
      <style:text-properties fo:font-size="10pt" officeooo:rsid="008e787b"/>
    </style:style>
    <style:style style:name="T384" style:family="text">
      <style:text-properties officeooo:rsid="009097d9"/>
    </style:style>
    <style:style style:name="T385" style:family="text">
      <style:text-properties officeooo:rsid="00919672"/>
    </style:style>
    <style:style style:name="T386" style:family="text">
      <style:text-properties officeooo:rsid="00931c18"/>
    </style:style>
    <style:style style:name="T387" style:family="text">
      <style:text-properties officeooo:rsid="00940bee"/>
    </style:style>
    <style:style style:name="T388" style:family="text">
      <style:text-properties officeooo:rsid="0098fb36"/>
    </style:style>
    <style:style style:name="T389" style:family="text">
      <style:text-properties officeooo:rsid="00995d9e"/>
    </style:style>
    <style:style style:name="T390" style:family="text">
      <style:text-properties officeooo:rsid="009bcd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8"><text:span text:style-name="T1">D</text:span><text:span text:style-name="T2">o</text:span><text:span text:style-name="T3">minica </text:span><text:span text:style-name="T5">j</text:span><text:span text:style-name="T4">.</text:span></text:p>
            <text:p text:style-name="P20"><text:span text:style-name="T178">Augusti</text:span>.</text:p>
          </table:table-cell>
          <table:covered-table-cell/>
        </table:table-row>
        <table:table-row table:style-name="Tabulka1.1">
          <table:table-cell table:style-name="Tabulka1.A1" office:value-type="string">
            <text:p text:style-name="P10">In I. Nocturno</text:p>
            <text:p text:style-name="P12">Incípiunt Parábolæ Salomónis.</text:p>
            <text:p text:style-name="P14">Lectio j. <text:span text:style-name="T15">Cap. 1.</text:span></text:p>
            <text:p text:style-name="P35">P<text:span text:style-name="T16">arábolæ</text:span> Salomónis, fílii David, regis Israël. Ad sciéndam sapiéntiam, et disciplínam: ad intelligénda verba prudéntiæ: et suscipiéndam eruditiónem doctrínæ, justítiam, et judícium, et æquitátem: ut detur párvulis astútia, adolescénti sciéntia, et intelléctus. Audiens sápiens‚ sapiéntior erit: et intélligens, gubernácula possidébit. Animadvértet parábolam, et interpretatiónem, verba sapiéntum, et ænígmata eórum.</text:p>
            <text:p text:style-name="P35"/>
          </table:table-cell>
          <table:table-cell table:style-name="Tabulka1.A1" office:value-type="string">
            <text:p text:style-name="P22"><text:s/></text:p>
            <text:p text:style-name="P4"/>
            <text:p text:style-name="P4"/>
            <text:p text:style-name="P42"><text:span text:style-name="T16">Přísloví</text:span> Šalomouna, syna Davidova, krále I<text:span text:style-name="T179">s</text:span>raele. <text:span text:style-name="T179">J</text:span>ak poznat moudrost a kázeň, jak pochopit výroky rozumnosti, jak si osvojit <text:span text:style-name="T179">vzdělání v</text:span> káz<text:span text:style-name="T179">ni</text:span>, spravedlnost<text:span text:style-name="T179">i</text:span>, práv<text:span text:style-name="T179">u</text:span> a přímost<text:span text:style-name="T179">i</text:span>, aby <text:span text:style-name="T179">maličcí</text:span> byli obdařeni chytrostí, mladí<text:span text:style-name="T179">ci</text:span> pozná<text:span text:style-name="T342">­</text:span>ním a důvtipem. Bude-li naslouchat moudrý, <text:span text:style-name="T179">bude ještě moudřejší</text:span>, a rozumný získá schopnost porozumět přísloví a jinotaji, slovům mudrců i jejich <text:span text:style-name="T179">tajemstvím</text:span>. </text:p>
          </table:table-cell>
        </table:table-row>
        <table:table-row table:style-name="Tabulka1.1">
          <table:table-cell table:style-name="Tabulka1.A1" office:value-type="string">
            <text:p text:style-name="P14">Lectio ij.</text:p>
            <text:p text:style-name="P71">T<text:span text:style-name="T16">imor</text:span> Dómini princípium sapiéntiæ. Sapiéntiam, atque doctrínam stulti despíciunt. Audi, fili mi, disciplínam patris tui, et ne dimíttas legem matris tuæ: ut addátur grátia cáp<text:span text:style-name="T179">i</text:span>ti tuo, et torques collo tuo. Fili mi, si te lactáverint peccatóres, ne <text:span text:style-name="T337">ac</text:span>quiéscas eis. Si díxerint: Veni nobíscum, insidiémur sánguini, abscondámus tendículas contra insóntem frustra: deglutiámus eum sicut inférnus vivéntem, et íntegrum quasi descendéntem in lacum.</text:p>
            <text:p text:style-name="P71"/>
          </table:table-cell>
          <table:table-cell table:style-name="Tabulka1.A1" office:value-type="string">
            <text:p text:style-name="P5"/>
            <text:p text:style-name="P44"><text:span text:style-name="T29">B</text:span><text:span text:style-name="T16">ázeň </text:span>před Hospodinem <text:span text:style-name="T179">je základ moudrosti</text:span>, <text:span text:style-name="T179">jen hlupáci </text:span>pohrdají<text:span text:style-name="T179"> </text:span>moudrostí a kázní. Můj synu, poslouchej <text:span text:style-name="T179">kázeň, kterou ti dává otec,</text:span> a neopovrhuj <text:span text:style-name="T179">zákonem, který ti dává matka</text:span>. Budou ti věncem <text:span text:style-name="T179">milosti </text:span>na hlavě a náhrdelníkem na tvém hrdle. Můj synu, kdyby tě lákali hříšníci, nepřivoluj! Kdyby tě přemlouvali: „Pojď s námi, vražedné úklady nastrojíme, počíháme si na nevinného bez důvodu, pohltíme je<text:span text:style-name="T342">j</text:span>, jako podsvětí pohlcuje živé, bezúhonní budou jako ti, kdo sestupují do jámy, </text:p>
          </table:table-cell>
        </table:table-row>
        <table:table-row table:style-name="Tabulka1.1">
          <table:table-cell table:style-name="Tabulka1.A1" office:value-type="string">
            <text:p text:style-name="P14">Lectio iij.</text:p>
            <text:p text:style-name="P71">O<text:span text:style-name="T16">mnem</text:span> pretiósam substántiam reperiémus, implébimus domos nostras spóliis. Sortem mitte nobíscum, marsúpium unum sit ómnium nostrum. Fili mi, ne ámbules cum eis, próhibe pedem tuum a sémitis eórum. Pedes enim illórum ad malum currunt, et féstinant ut effúndant sánguinem.</text:p>
            <text:p text:style-name="P71"/>
          </table:table-cell>
          <table:table-cell table:style-name="Tabulka1.A1" office:value-type="string">
            <text:p text:style-name="P5"/>
            <text:p text:style-name="P74"><text:span text:style-name="T54">P</text:span><text:span text:style-name="T55">řijdeme</text:span><text:span text:style-name="T283"> si na rozličný drahocenný majetek a domy kořistí si naplníme, spoj svůj úděl s námi, budeme mít všichni jeden měšec.“ </text:span><text:span text:style-name="T284">M</text:span><text:span text:style-name="T283">ůj synu, nechoď s nimi jejich cestou, zdržuj svou nohu od jejich stezky, neboť jejich nohy běží za zlem, pospíchají prolévat krev. </text:span></text:p>
          </table:table-cell>
        </table:table-row>
        <table:table-row table:style-name="Tabulka1.1">
          <table:table-cell table:style-name="Tabulka1.A1" office:value-type="string">
            <text:p text:style-name="P14">Lectio i<text:span text:style-name="T91">v</text:span>.</text:p>
            <text:p text:style-name="P74"><text:span text:style-name="T338">F</text:span><text:span text:style-name="T49">rustra</text:span><text:span text:style-name="T338"> autem jácitur rete ante óculos pennatórum. Ipsi quoque contra sánguinem suum insidiátur, et moliúntur fraudes contra ánimas suas. Sic sémitæ omnis avári, ánimas possidéntium rápiunt. Sapiéntia foris prædicat, in platéis dat vocem suam: in cápite turbárum clámitat, in fóribus portarum urbis profert verba sua, dicens: Usqu</text:span><text:span text:style-name="T339">é</text:span><text:span text:style-name="T338">quo párvuli dilígitis infántiam, et stulti ea, quæ sibi sunt nóxia, cúpient, et imprudéntes odíbunt sciéntiam?</text:span></text:p>
            <text:p text:style-name="P71"/>
          </table:table-cell>
          <table:table-cell table:style-name="Tabulka1.A1" office:value-type="string">
            <text:p text:style-name="P5"/>
            <text:p text:style-name="P44"><text:span text:style-name="T16">Je</text:span> zbytečné sypat pod síť <text:span text:style-name="T97">přímo </text:span><text:span text:style-name="T180">před očima ptáků, </text:span><text:span text:style-name="T97">které lákáme</text:span>. Oni však strojí ty vražedné úklady proti sobě, číhají na vlastní duši. Takové jsou stezky všech, kdo se honí za ziskem; ten stojí své pány život. Moudrost pronikavě volá na ulici, na náměstích vydává svůj hlas. Volá na nároží plném hluku, pronáší své výroky u vchodů do městských bran: „Dokdy budete, vy prostoduší, milovat prostoduchost, dokdy <text:span text:style-name="T180">hlupáci</text:span> budou <text:span text:style-name="T180">toužit po tom, co jim škodí</text:span>, <text:span text:style-name="T180">a nemoudří </text:span>nenávidět poznání? </text:p>
            <text:p text:style-name="P2"><text:span text:style-name="T92">(</text:span><text:span text:style-name="T94">Č</text:span><text:span text:style-name="T97">EP,</text:span><text:span text:style-name="T96"> upraveno</text:span><text:span text:style-name="T94">)</text:span></text:p>
          </table:table-cell>
        </table:table-row>
        <table:table-row table:style-name="Tabulka1.1">
          <table:table-cell table:style-name="Tabulka1.A1" office:value-type="string">
            <text:p text:style-name="P23">In II. Nocturno</text:p>
            <text:p text:style-name="P28">Ex Tractátu sancti Ambrósii Epíscopi, in Psalmum centésimum décimum octávum.</text:p>
            <text:p text:style-name="P16"><text:soft-page-break/>Serm. 5. V/. <text:span text:style-name="T181">6</text:span>.</text:p>
            <text:p text:style-name="P8"><text:bookmark-start text:name="__DdeLink__2400_1673144709113111112111111112"/><text:span text:style-name="T118">Lectio</text:span><text:bookmark-end text:name="__DdeLink__2400_1673144709113111112111111112"/><text:span text:style-name="T118"> v.</text:span></text:p>
            <text:p text:style-name="P72">I<text:span text:style-name="T16">nítium</text:span> esse sapiéntiæ timórem Dómini, dicit Prophéta. Quid est autem inítium sapiéntiæ, nisi sæculo renuntiáre? Quia sápere sæculária stultítia est. Dénique sapiéntiam hujus mundi, stultítiam esse apud Deum Apóstolus dicit. Sed et ipse timor Dómini, nisi secúndum sciéntiam sit‚ nihil prodest, immo obest plúrimum.</text:p>
            <text:p text:style-name="P6"/>
          </table:table-cell>
          <table:table-cell table:style-name="Tabulka1.A1" office:value-type="string">
            <text:p text:style-name="P5"/>
            <text:p text:style-name="P5"/>
            <text:p text:style-name="P5"/>
            <text:p text:style-name="P5"><text:soft-page-break/></text:p>
            <text:p text:style-name="P49"><text:span text:style-name="T30">Prorok</text:span><text:span text:style-name="T182"> říká, že bázeň před Hospodinem je počátkem moudrosti. Co je však </text:span><text:span text:style-name="T112">pravým </text:span><text:span text:style-name="T182">počátkem moudrosti, ne-li zřeknut</text:span><text:span text:style-name="T343">í</text:span><text:span text:style-name="T182"> se tohoto světa? Neboť znát </text:span><text:span text:style-name="T98">pouze </text:span><text:span text:style-name="T131">světské věci je hloupost. Proto Apoštol říká, že moudrost tohoto světa je hloupost u Boha. Avšak i samotná bázeň před Hospodinem, pokud nepochází z poznání, ničemu neprospěje, dokonce je velikou přítěží. </text:span></text:p>
          </table:table-cell>
        </table:table-row>
        <table:table-row table:style-name="Tabulka1.1">
          <table:table-cell table:style-name="Tabulka1.A1" office:value-type="string">
            <text:p text:style-name="P17">Lectio vj.</text:p>
            <text:p text:style-name="P37">S<text:span text:style-name="T16">íquidem</text:span> Judæi habent zelum Dei: sed quia non habent secúndum sciéntiam, in ipso zelo et timóre majórem cóntrahunt divinitátis offénsam. Quod circumcídunt infántulos suos, quod Sábbata custódiu<text:span text:style-name="T183">nt</text:span>, timórem Dei habent: sed quia nésciunt legem spiritálem esse, circumcídunt corpus, non cor suum.</text:p>
            <text:p text:style-name="P29"/>
          </table:table-cell>
          <table:table-cell table:style-name="Tabulka1.A1" office:value-type="string">
            <text:p text:style-name="P5"/>
            <text:p text:style-name="P74"><text:span text:style-name="T64">Přestože</text:span><text:span text:style-name="T247"> tedy Židé mají zápal pro Boha, </text:span><text:span text:style-name="T248">avšak protože </text:span><text:span text:style-name="T247">nepochází z poznání, takovým zápalem a bázní s</text:span><text:span text:style-name="T248">i</text:span><text:span text:style-name="T247"> získají akorát pohoršení Boží. Protože obřezávají svá nemluvňátka, protože zachovávají Den odpočinku, mají bázeň před Bohem. Protože však nevědí, že zákon je duchovní, obřezávají </text:span><text:span text:style-name="T323">jen </text:span><text:span text:style-name="T247">tělo, nikoliv však svá srdce.</text:span></text:p>
          </table:table-cell>
        </table:table-row>
        <table:table-row table:style-name="Tabulka1.1">
          <table:table-cell table:style-name="Tabulka1.A1" office:value-type="string">
            <text:p text:style-name="P17">Lectio vij.</text:p>
            <text:p text:style-name="P38">E<text:span text:style-name="T16">t</text:span> quid de Judæis dico? Sunt étiam in nobis qui habent timórem Dei, sed non secúndum sciéntiam, statuéntes durióra præcépta, quæ non possit humána condítio sustinére. Timor in eo est, quia vidéntur sibi consulére disciplínæ, opus virtútis exígere: sed inscítia in eo est, quia non compatiúntur natúræ, non æstimant possibilitátem. Non sit ergo irrationábilis timor. Etenim vera sapiéntia a timóre Dei íncipit: nec est sapiéntia spiritális sine timóre Dei: ita timor sine sapiéntia esse non debet.</text:p>
            <text:p text:style-name="P7"/>
          </table:table-cell>
          <table:table-cell table:style-name="Tabulka1.A1" office:value-type="string">
            <text:p text:style-name="P5"/>
            <text:p text:style-name="P50"><text:span text:style-name="T184">C</text:span><text:span text:style-name="T31">o</text:span><text:span text:style-name="T184"> bych tedy vzkázal Židům? Jsou totiž mezi námi i tací, kteří </text:span><text:span text:style-name="T343">sice </text:span><text:span text:style-name="T184">mají bázeň před Bohem, avšak nikoliv podle poznání ustanovují tvrdá přikázání, která lidská přirozenost nedokáže snášet. Bázeň v tom je, neboť se zdá, že ve snaze o kázeň požadují ctnostné skutky. Avšak je v tom také neznalost, neboť neberou ohled na přirozenost, nezamýšlí se, zda</text:span><text:span text:style-name="T343">li</text:span><text:span text:style-name="T184"> je to vůbec možné. Tato bázeň tedy nesmí být</text:span><text:span text:style-name="T343">i</text:span><text:span text:style-name="T184"> nesmyslná. Pravá moudrost se zajisté zakládá na bázni před Bohem, zároveň </text:span><text:span text:style-name="T343">však </text:span><text:span text:style-name="T184">duchovní moudrost nemůže být</text:span><text:span text:style-name="T343">i</text:span><text:span text:style-name="T184"> bez bázně Boží. Takže bázeň nesmí býti bez moudrost. <text:s/></text:span></text:p>
          </table:table-cell>
        </table:table-row>
        <table:table-row table:style-name="Tabulka1.1">
          <table:table-cell table:style-name="Tabulka1.A1" office:value-type="string">
            <text:p text:style-name="P17">Lectio viij.</text:p>
            <text:p text:style-name="P40">B<text:span text:style-name="T16">asis</text:span> quædam verbi est timor sanctus. Sicut enim simulácrum áliquod in basi statúitur‚ et tunc majórem habet grátiam cum in basi státua fúerit collocáta, standíque accípit firmitátem: ita verbum Dei in timóre sancto mélius statúitur, fórtius radicátur in péctore timéntis Dóminum: ne labátur verbum de corde viri, ne véniant vólucres, et áuferant illud de incuriósi et dissimulántis afféctu.</text:p>
            <text:p text:style-name="P40"/>
          </table:table-cell>
          <table:table-cell table:style-name="Tabulka1.A1" office:value-type="string">
            <text:p text:style-name="P5"/>
            <text:p text:style-name="P58"><text:span text:style-name="T32">Základem</text:span><text:span text:style-name="T185"> každého slova je posvátná bázeň. Stejně jako modla bývá postavená na nějakém základu, </text:span><text:span text:style-name="T343">a </text:span><text:span text:style-name="T185">pak má větší cenu, když taková socha stojí na podstavci, neboť přijímá jeho pevnost. Takto i slovo Boží se lépe zakládá na posvátné bázni a silněji vyzařuje do srdcí těch, kteří se bojí Hospodina, aby nevyklouzlo slovo </text:span><text:span text:style-name="T99">Boží </text:span><text:span text:style-name="T186">ze srdce </text:span><text:span text:style-name="T99">takového </text:span><text:span text:style-name="T186">muže, aby pak nepřilétli ptáci a nesezobali je tak lhostejnému a nevědomému člověku.</text:span></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6">i</text:span><text:span text:style-name="T5">j</text:span><text:span text:style-name="T4">.</text:span></text:p>
            <text:p text:style-name="P20"><text:span text:style-name="T178">Augusti</text:span>.</text:p>
          </table:table-cell>
          <table:covered-table-cell/>
        </table:table-row>
        <table:table-row table:style-name="Tabulka1.1">
          <table:table-cell table:style-name="Tabulka1.A1" office:value-type="string">
            <text:p text:style-name="P13">In I. Nocturno</text:p>
            <text:p text:style-name="P12">Incipit liber Ecclesiástes.</text:p>
            <text:p text:style-name="P14">Lectio j. <text:span text:style-name="T15">Cap. 1.</text:span></text:p>
            <text:p text:style-name="P35"><text:soft-page-break/>V<text:span text:style-name="T16">erba</text:span> Ecclesiástæ, fílii David, regis Jerúsalem. Vánitas vanitátum‚ dixit Ecclesiástes: vánitas vanitátum, et ómnia vánitas. Quid habet ámplius homo de univérso labóre suo, quo labórat sub sole? Generátio præterit‚ et generátio ádvenit: terra autem in ætérnum stat. Oritur sol, et óccidit, et ad locum suum revértitur: ibíque renáscens, gyrat per Merídiem, et fléctitur ad Aquilónem: lustrans univérsa in circúitu pergit spíritus, et in círculos suos revértitur. Omnia flúmina intrant in mare, et mare non redúndat: ad locum, unde éxeunt flúmina, revertúntur ut íterum fluant.</text:p>
            <text:p text:style-name="P35"/>
          </table:table-cell>
          <table:table-cell table:style-name="Tabulka1.A1" office:value-type="string">
            <text:p text:style-name="P4"/>
            <text:p text:style-name="P4"/>
            <text:p text:style-name="P4"/>
            <text:p text:style-name="P42"><text:soft-page-break/><text:span text:style-name="T16">Slova</text:span> Kazatele, syna Davidova, krále jerusalemského. <text:span text:style-name="T187">Marnost nad</text:span> marnost, pravil Kazatel, <text:span text:style-name="T187">marnost nad</text:span> marnost, <text:span text:style-name="T345">a vš</text:span>ec<text:span text:style-name="T345">hno</text:span> je<text:span text:style-name="T346">st</text:span> marnost! Co má člověk ze vší své lopoty, kterou lopotí se pod sluncem? Pokolení pomíjí <text:span text:style-name="T344">a</text:span> pokolení přichází, země pak na věky stojí. Slunce vychází a zapadá, a na své místo <text:span text:style-name="T187">se navrací</text:span>, ze <text:span text:style-name="T367">něhož</text:span> <text:span text:style-name="T187">se opět rodí</text:span>. Zatáčí se ku poledni a k půlnoci se obrací, dokola všecko provívá vítr, a do svých kolejí opět se <text:span text:style-name="T345">na</text:span>vrací. Všecky řeky <text:span text:style-name="T367">se vlévají</text:span> do moře, a<text:span text:style-name="T345">však</text:span> moře se nepřeplňuje; na místo, odkud řeky vyšly, vracejí se, aby zas tekly. </text:p>
          </table:table-cell>
        </table:table-row>
        <table:table-row table:style-name="Tabulka1.1">
          <table:table-cell table:style-name="Tabulka1.A1" office:value-type="string">
            <text:p text:style-name="P14">Lectio ij.</text:p>
            <text:p text:style-name="P71">C<text:span text:style-name="T16">unctæ</text:span> res diffíciles: non potest eas homo explicáre sermóne. Non saturátur óculus visu, nec auris audítu implétur. Quid est quod fuit? ipsum quod futúrum est. Quid est quod factum est? ipsum quod faciéndum est. Nihil sub sole novum, nec valet quisquam dícere: Ecce hoc recens est: jam enim præcéssit in sæculis, quæ fuérunt ante nos. Non est priórum memória: sed nec eórum quidem, quæ póstea futúra sunt, erit recordatio apud eos, qui futúri sunt in novíssimo.</text:p>
            <text:p text:style-name="P71"/>
          </table:table-cell>
          <table:table-cell table:style-name="Tabulka1.A1" office:value-type="string">
            <text:p text:style-name="P5"/>
            <text:p text:style-name="P74"><text:span text:style-name="T55">Všec</text:span><text:span text:style-name="T56">hn</text:span><text:span text:style-name="T55">y</text:span><text:span text:style-name="T283"> </text:span><text:span text:style-name="T285">věci jsou těžké</text:span><text:span text:style-name="T283">, nemůže to člověk </text:span><text:span text:style-name="T285">ani</text:span><text:span text:style-name="T283"> </text:span><text:span text:style-name="T285">slovem </text:span><text:span text:style-name="T283">vy</text:span><text:span text:style-name="T285">jádřit</text:span><text:span text:style-name="T283">; oko se dosyta nenahledí, ucho se do plna nenaslouchá. Co </text:span><text:span text:style-name="T285">je z toho, co </text:span><text:span text:style-name="T283">bylo? </text:span><text:span text:style-name="T286">T</text:span><text:span text:style-name="T285">o, co </text:span><text:span text:style-name="T283">totéž opět bude. A co </text:span><text:span text:style-name="T285">je, co </text:span><text:span text:style-name="T283">se dálo? </text:span><text:span text:style-name="T285">To, co opět </text:span><text:span text:style-name="T283">dít</text:span><text:span text:style-name="T285">i se</text:span><text:span text:style-name="T283"> bude. Pod sluncem nic nového není, </text:span><text:span text:style-name="T286">a nikdo</text:span><text:span text:style-name="T283"> </text:span><text:span text:style-name="T286">ne</text:span><text:span text:style-name="T283">může říci: „</text:span><text:span text:style-name="T286">Pohleďte</text:span><text:span text:style-name="T283">, tato věc je nová;“ neboť </text:span><text:span text:style-name="T286">tak se vše dělo </text:span><text:span text:style-name="T283">již za dob, které byly kdysi před námi. Není paměti </text:span><text:span text:style-name="T285">předků</text:span><text:span text:style-name="T283">, jakož ani těch, </text:span><text:span text:style-name="T317">kteří</text:span><text:span text:style-name="T283"> později </text:span><text:span text:style-name="T317">přijdou</text:span><text:span text:style-name="T283">; nebudou na ně pamatovat </text:span><text:span text:style-name="T286">ti</text:span><text:span text:style-name="T283">, kteří </text:span><text:span text:style-name="T286">po nás</text:span><text:span text:style-name="T283"> budou žít. </text:span></text:p>
          </table:table-cell>
        </table:table-row>
        <table:table-row table:style-name="Tabulka1.1">
          <table:table-cell table:style-name="Tabulka1.A1" office:value-type="string">
            <text:p text:style-name="P14">Lectio iij.</text:p>
            <text:p text:style-name="P71">E<text:span text:style-name="T16">go</text:span> Ecclesiástes fui rex Israël in Jerúsalem, et propósui in ánimo meo quærere et investigáre sapiénter de ómnibus, quæ fiunt sub sole. Hanc occupatiónem péssimam dedit Deus filiis hóminum, ut occuparéntur in ea. Vidi cuncta, quæ fiunt sub sole, et ecce univérsa vánitas‚ et afflíctio spíritus.</text:p>
            <text:p text:style-name="P71"/>
          </table:table-cell>
          <table:table-cell table:style-name="Tabulka1.A1" office:value-type="string">
            <text:p text:style-name="P5"/>
            <text:p text:style-name="P74"><text:span text:style-name="T55">Já</text:span><text:span text:style-name="T283">, Kazatel, byl jsem králem nad Israelem v Jerusal</text:span><text:span text:style-name="T286">é</text:span><text:span text:style-name="T283">mě, a uložil jsem svému srdci zkoumat a vyšetřovat moudře všec</text:span><text:span text:style-name="T286">hn</text:span><text:span text:style-name="T283">o, co se děje pod sluncem: zaměstnání </text:span><text:span text:style-name="T286">plné utrpení</text:span><text:span text:style-name="T283">, jež dal Bůh lidem, aby se jím zabývali. Patřil jsem na vše, co se pod sluncem děje, a hle, vše</text:span><text:span text:style-name="T286">chno je</text:span><text:span text:style-name="T283"> marnost a trápení ducha. </text:span></text:p>
          </table:table-cell>
        </table:table-row>
        <table:table-row table:style-name="Tabulka1.1">
          <table:table-cell table:style-name="Tabulka1.A1" office:value-type="string">
            <text:p text:style-name="P14">Lectio i<text:span text:style-name="T91">v</text:span>.</text:p>
            <text:p text:style-name="P71">P<text:span text:style-name="T16">ervérsi</text:span> diff<text:span text:style-name="T367">í</text:span>cile corrigúntur, et stultórum infinítus est númerus. Locútus sum in corde meo, dicens: Ecce magnus efféctus sum, et præcéssi omnes sapiéntia, qui fuérunt ante me in Jerúsalem; et mens mea contempláta est multa sapiénter, et dídici. Dedíque cor meum ut scirem prudéntiam, atque doctrínam, errorésque et stultítiam.</text:p>
            <text:p text:style-name="P71"/>
          </table:table-cell>
          <table:table-cell table:style-name="Tabulka1.A1" office:value-type="string">
            <text:p text:style-name="P5"/>
            <text:p text:style-name="P74"><text:span text:style-name="T57">K</text:span><text:span text:style-name="T55">řivé</text:span><text:span text:style-name="T283"> </text:span><text:span text:style-name="T335">lidi </text:span><text:span text:style-name="T283">nesnadno napřímiti a počet </text:span><text:span text:style-name="T287">hlupáků</text:span><text:span text:style-name="T283"> je bez konce. Řekl jsem si ve svém duchu: „Ejhle, </text:span><text:span text:style-name="T287">jak velikým jsem se stal, a </text:span><text:span text:style-name="T283">převýšil </text:span><text:span text:style-name="T287">jsem </text:span><text:span text:style-name="T283">moudrostí všec</text:span><text:span text:style-name="T288">hn</text:span><text:span text:style-name="T283">y, kteří byli přede mnou v Jerusal</text:span><text:span text:style-name="T288">é</text:span><text:span text:style-name="T283">mě.“ </text:span><text:span text:style-name="T288">M</text:span><text:span text:style-name="T283">á mysl mnoho </text:span><text:span text:style-name="T288">věcí </text:span><text:span text:style-name="T283">moud</text:span><text:span text:style-name="T288">ře rozjímala, a poučil jsem se. S</text:span><text:span text:style-name="T283">nažil jsem se ze srdce vědět, co je moudrost a věda, a co jsou bludy a bláznovství. </text:span><text:span text:style-name="T289">(</text:span><text:span text:style-name="T324">Hejčl, </text:span><text:span text:style-name="T325">upraveno</text:span><text:span text:style-name="T324">)</text:span></text:p>
          </table:table-cell>
        </table:table-row>
        <table:table-row table:style-name="Tabulka1.1">
          <table:table-cell table:style-name="Tabulka1.A1" office:value-type="string">
            <text:p text:style-name="P23">In II. Nocturno</text:p>
            <text:p text:style-name="P28">Sermo sancti Joánnis Chrysóstomi.</text:p>
            <text:p text:style-name="P16">Serm. contra concub. t. 5.</text:p>
            <text:p text:style-name="P8"><text:bookmark-start text:name="__DdeLink__2400_16731447091131111121111111121"/><text:span text:style-name="T118">Lectio</text:span><text:bookmark-end text:name="__DdeLink__2400_16731447091131111121111111121"/><text:span text:style-name="T118"> v.</text:span></text:p>
            <text:p text:style-name="P72">S<text:span text:style-name="T16">álomon</text:span> cum sæculárium rerum concupiscéntia tenerétur, magnas eas et admirándas putábat, multúmque in eis labóris et sollicitúdinis insum<text:span text:style-name="T188">é</text:span>bat, magníficas ædificándo domos, copiósum coacervándo aurum, congregándo <text:soft-page-break/>cantórum choros, vária genera ministrórum mensæ et popínæ, quæréndo ánimæ suæ voluptátem ab hortórum et córporum formosórum grátia, et omnem, ut ita dicam, oblectatiónis et refrigérii viam sectándo.</text:p>
            <text:p text:style-name="P6"/>
          </table:table-cell>
          <table:table-cell table:style-name="Tabulka1.A1" office:value-type="string">
            <text:p text:style-name="P5"/>
            <text:p text:style-name="P5"/>
            <text:p text:style-name="P5"/>
            <text:p text:style-name="P5"/>
            <text:p text:style-name="P51"><text:span text:style-name="T16">Když</text:span> byl Šalamoun jat touhou po světských věcech, považoval je za veliké a obdivu-hodné, <text:span text:style-name="T189">a vy</text:span><text:span text:style-name="T367">naložil na</text:span><text:span text:style-name="T189"> n</text:span><text:span text:style-name="T367">ě</text:span><text:span text:style-name="T189"> mnoho námahy a starostí. Vystavěl velkolepé domy, shromáždil mnoho zlata, zaměstnával sbory zpěváků, různé </text:span><text:soft-page-break/><text:span text:style-name="T189">druhy sloužících u stolu i v kuchyni, a hledal potěšení své duše v nádheře zahrad a krásných těl, a ve všem, jak bych tak řekl, následoval cestu potěšení a útěchy.</text:span></text:p>
          </table:table-cell>
        </table:table-row>
        <table:table-row table:style-name="Tabulka1.1">
          <table:table-cell table:style-name="Tabulka1.A1" office:value-type="string">
            <text:p text:style-name="P17">Lectio vj.</text:p>
            <text:p text:style-name="P37">A<text:span text:style-name="T16">t</text:span> ubi inde ad se reversus, et quasi ex umbrósa quadam abysso ad lumen veræ sapiéntiæ respícere váluit, tunc sublímem illam et cœlis dignam emísit vocem: Vánitas vanitátum, dicens, et ómnia vánitas. Hanc et vos, et hac sublimiórem, si voluéritis, efferétis senténtiam.</text:p>
            <text:p text:style-name="P29"/>
          </table:table-cell>
          <table:table-cell table:style-name="Tabulka1.A1" office:value-type="string">
            <text:p text:style-name="P5"/>
            <text:p text:style-name="P59"><text:span text:style-name="T16">Avšak</text:span> když se odsud vrátil ke svému pravému já a jako z nějaké temné propasti dokázal pohlédnout na světlo pravé moudrosti, tehdy pronesl onu úžasnou větu hodnou samotných nebes: „Mar<text:span text:style-name="T369">­</text:span>nost nad marnost,“ ř<text:span text:style-name="T367">í</text:span>k<text:span text:style-name="T367">á</text:span>, „a všechno je<text:span text:style-name="T346">st</text:span> marnost.“ I vy, <text:span text:style-name="T368">zvláště </text:span>pokud chcete <text:span text:style-name="T368">dosáhnout věcí vznešenějších</text:span>, řekn<text:span text:style-name="T368">e</text:span>te si tuto větu.</text:p>
          </table:table-cell>
        </table:table-row>
        <table:table-row table:style-name="Tabulka1.1">
          <table:table-cell table:style-name="Tabulka1.A1" office:value-type="string">
            <text:p text:style-name="P17">Lectio vij.</text:p>
            <text:p text:style-name="P38">Q<text:span text:style-name="T16">uamvis</text:span> autem a Salomóne sæculis superióribus non tam multa sapiéntiæ exigebátur diligéntia: neque enim delícias lex vetus prohibébat, neque <text:span text:style-name="T190">á</text:span>liis frui supervácuis dicébat vanum: áttamen et sic se habéntibus rebus, in ipsis contuéri licébit, quam viles, et vanitáti obnóxiæ res sint.</text:p>
            <text:p text:style-name="P7"/>
          </table:table-cell>
          <table:table-cell table:style-name="Tabulka1.A1" office:value-type="string">
            <text:p text:style-name="P5"/>
            <text:p text:style-name="P52"><text:span text:style-name="T24">Samozřejmě</text:span><text:span text:style-name="T130"> </text:span><text:span text:style-name="T132">však</text:span><text:span text:style-name="T130"> minulá staletí od Šalamouna nevyžadovala příliš velkou píli v moudrosti, </text:span><text:span text:style-name="T133">starý zákon potěšení ani nezakazoval, avšak ani neříkal, že by si ostatní užívali nadbytečných věcí. Nicméně, pokud se věci mají takto, je vhodné nahlédnout, jak špatné a </text:span><text:span text:style-name="T134">marnivě návykové</text:span><text:span text:style-name="T133"> jsou tyto zbytečnosti. </text:span></text:p>
          </table:table-cell>
        </table:table-row>
        <table:table-row table:style-name="Tabulka1.1">
          <table:table-cell table:style-name="Tabulka1.A1" office:value-type="string">
            <text:p text:style-name="P17">Lectio viij.</text:p>
            <text:p text:style-name="P40">N<text:span text:style-name="T16">os</text:span> vero ad majórem vocáti vitam, et ad excelléntius fastígium ascéndimus, et in majóribus exercémur palæstris: et quid áliud, quam quod, sicut supérnæ virtútes intellectuáles et incorpóreæ illæ, vitam institúere jubémur?</text:p>
            <text:p text:style-name="P40"/>
          </table:table-cell>
          <table:table-cell table:style-name="Tabulka1.A1" office:value-type="string">
            <text:p text:style-name="P5"/>
            <text:p text:style-name="P60"><text:span text:style-name="T16">My</text:span> jsme totiž povoláni k vyšším životu, stoupáme ke vznešenějším cílům, a <text:span text:style-name="T191">cvičíme, ab</text:span><text:span text:style-name="T346">y­</text:span><text:span text:style-name="T191">chom získali lepší schopnosti. A jaký jiný život si tedy máme zařídit, než život nadzemských duchov</text:span><text:span text:style-name="T346">­</text:span><text:span text:style-name="T191">ních a netělesných ctností?</text:span></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6">i</text:span><text:span text:style-name="T7">i</text:span><text:span text:style-name="T5">j</text:span><text:span text:style-name="T4">.</text:span></text:p>
            <text:p text:style-name="P20"><text:span text:style-name="T178">Augusti</text:span>.</text:p>
          </table:table-cell>
          <table:covered-table-cell/>
        </table:table-row>
        <table:table-row table:style-name="Tabulka1.1">
          <table:table-cell table:style-name="Tabulka1.A1" office:value-type="string">
            <text:p text:style-name="P10">In I. Nocturno</text:p>
            <text:p text:style-name="P12">Incipit liber Sapiéntiæ.</text:p>
            <text:p text:style-name="P14">Lectio j. <text:span text:style-name="T15">Cap. 1.</text:span></text:p>
            <text:p text:style-name="P35">D<text:span text:style-name="T16">ilígite</text:span> justítiam, qui judicátis terram. Sentíte de Dómino in bonitáte, et in simplicitáte cordis quærite illum, quóniam invenítur ab his, qui non tentant illum: appáret autem eis, qui fidem habent in illum: pervérsæ enim cogitatiónes séparant a Deo: probáta autem virtus córripit insipiéntes. Quóniam in malévolam ánimam non introíbit sapiéntia, nec habitábit in córpore súbdito peccátis.</text:p>
            <text:p text:style-name="P35"/>
          </table:table-cell>
          <table:table-cell table:style-name="Tabulka1.A1" office:value-type="string">
            <text:p text:style-name="P27"><text:s/></text:p>
            <text:p text:style-name="P4"/>
            <text:p text:style-name="P4"/>
            <text:p text:style-name="P42"><text:span text:style-name="T16">Zamilujte</text:span> si spravedlnost, vy, kteří vládnete <text:span text:style-name="T347">nad</text:span> zemí. Přemýšlejte o Pánu v dobromysl<text:span text:style-name="T347">­</text:span>nosti, a v upřímnosti srdce <text:span text:style-name="T192">jej </text:span>hledejte; neboť nalezen bývá od těch, <text:span text:style-name="T192">kteří jej </text:span>nepokoušejí, a ukazuje se těm, kteří mu důvěřují. Zvrhlé <text:span text:style-name="T193">myšlenky</text:span> totiž odlučují od Boha, a moc vyzývaná zamítá nemoudré. <text:span text:style-name="T193">D</text:span>o zlovolné duše <text:span text:style-name="T193">totiž </text:span>nevejde moudrost ani se <text:span text:style-name="T193">nezabydlí </text:span>v těle poddaném hříchům. </text:p>
          </table:table-cell>
        </table:table-row>
        <table:table-row table:style-name="Tabulka1.1">
          <table:table-cell table:style-name="Tabulka1.A1" office:value-type="string">
            <text:p text:style-name="P14">Lectio ij.</text:p>
            <text:p text:style-name="P71">S<text:span text:style-name="T16">píritus</text:span> enim sanctus disciplínæ effúgiet fictum, et áuferet se a cogitatiónibus, quæ sunt sine intelléctu, et corripiétur a superveniénte iniquitáte. Benígnus est enim spíritus sapiéntiæ, et non liberá<text:soft-page-break/>bit malédicum a lábiis suis: quóniam renum illíus testis est Deus, et cordis illíus scrutátor est verus, et linguæ ejus audítor. Quóniam spíritus Dómini replévit orbem terrárum: et hoc, quod cóntinet ómnia, sciéntiam habet vocis.</text:p>
            <text:p text:style-name="P71"/>
          </table:table-cell>
          <table:table-cell table:style-name="Tabulka1.A1" office:value-type="string">
            <text:p text:style-name="P5"/>
            <text:p text:style-name="P44"><text:span text:style-name="T16">Svatý</text:span> duch ukázněnosti totiž utíká před falší, a vzdaluje se od myšlení, která jsou bez rozumu; zapuzuje ho přicházející nepravost. Neboť ačkoliv lidumilný duch je moudrost, nenechá bez trestu rtů <text:soft-page-break/>rouhačových; Bůh <text:span text:style-name="T193">je </text:span>svědk<text:span text:style-name="T193">em </text:span>jeho ledví, pravdiv<text:span text:style-name="T193">ě zkoumá </text:span>jeho srdce, a posluchač <text:span text:style-name="T193">je </text:span>jeho<text:span text:style-name="T193"> </text:span>jazyka. Neboť duch Páně naplňuje <text:span text:style-name="T192">okrsek</text:span> zemský, a ten, jenž udržuje vesmír, ví o každém hlesu. </text:p>
          </table:table-cell>
        </table:table-row>
        <table:table-row table:style-name="Tabulka1.1">
          <table:table-cell table:style-name="Tabulka1.A1" office:value-type="string">
            <text:p text:style-name="P14">Lectio iij.</text:p>
            <text:p text:style-name="P71">P<text:span text:style-name="T16">ropter</text:span> hoc qui lóquitur iníqua, non potest latére, nec prætériet illum corrípiens judícium. In cogitatiónibus enim ímpii interrogátio erat: sermónum autem illíus audítio ad Deum véniet, ad correptiónem iniquitátum illíus. Quóniam auris zeli audit ómnia‚ et tumúltus murmuratiónum non abscondétur.</text:p>
            <text:p text:style-name="P71"/>
          </table:table-cell>
          <table:table-cell table:style-name="Tabulka1.A1" office:value-type="string">
            <text:p text:style-name="P5"/>
            <text:p text:style-name="P44"><text:span text:style-name="T16">Proto</text:span> kdo mluví nepravé věci, nemůže se <text:span text:style-name="T194">skrýt</text:span>, aniž ho mine trestající spravedlnost. <text:span text:style-name="T194">M</text:span>yšlenky hříšníkovy <text:span text:style-name="T194">bývají </text:span>vyšetřovány, a zpráva o tom, co mluví, přichází před Boha, aby potrestány byly jeho nepravosti. Neboť jeho ucho žárlivé poslouchá všecko a ani reptavé zašeptání mu neujde. </text:p>
          </table:table-cell>
        </table:table-row>
        <table:table-row table:style-name="Tabulka1.1">
          <table:table-cell table:style-name="Tabulka1.A1" office:value-type="string">
            <text:p text:style-name="P14">Lectio i<text:span text:style-name="T91">v</text:span>.</text:p>
            <text:p text:style-name="P71">C<text:span text:style-name="T16">ustodíte</text:span> ergo vos a murmuratióne, quæ nihil prodest, et a detractióne párcite linguæ, quóniam sermo obscúrus in vácuum non ibit; os autem, quod mentítur, occídit ánimam. Nolíte zeláre mortem in erróre vitæ vestræ, neque acquirátis perditiónem in opéribus mánuum vestrárum. Quóniam Deus mortem non fecit, nec lætátur in perditióne vivórum.</text:p>
            <text:p text:style-name="P71"/>
          </table:table-cell>
          <table:table-cell table:style-name="Tabulka1.A1" office:value-type="string">
            <text:p text:style-name="P5"/>
            <text:p text:style-name="P74"><text:span text:style-name="T55">Vystříhejte</text:span><text:span text:style-name="T283"> se tedy reptání, které nic nepros-pívá, a nedopusťte jazyku, aby se rouhal, </text:span><text:span text:style-name="T290">neboť</text:span><text:span text:style-name="T283"> tajná řeč neunikne trestu, ale prolhaná ústa zabíjejí duši. Nehorlete </text:span><text:span text:style-name="T291">pr</text:span><text:span text:style-name="T283">o smrt pobloudilým životem, a n</text:span><text:span text:style-name="T291">e</text:span><text:span text:style-name="T283">uv</text:span><text:span text:style-name="T291">ádě</text:span><text:span text:style-name="T283">jte na sebe zahynutí skutky svých rukou, Neboť Bůh </text:span><text:span text:style-name="T292">nestvořil </text:span><text:span text:style-name="T283">smrt, ani </text:span><text:span text:style-name="T292">nemá radost </text:span><text:span text:style-name="T283">ze za</text:span><text:span text:style-name="T292">tracení </text:span><text:span text:style-name="T283">živých. <text:s text:c="2"/></text:span><text:span text:style-name="T289">(</text:span><text:span text:style-name="T324">Hejčl, </text:span><text:span text:style-name="T325">upraveno</text:span><text:span text:style-name="T324">)</text:span></text:p>
          </table:table-cell>
        </table:table-row>
        <table:table-row table:style-name="Tabulka1.1">
          <table:table-cell table:style-name="Tabulka1.A1" office:value-type="string">
            <text:p text:style-name="P23">In II. Nocturno</text:p>
            <text:p text:style-name="P28">Ex libro Officiórum sancti Ambrósii Epíscopi.</text:p>
            <text:p text:style-name="P16">Lib I. Cap. 28.</text:p>
            <text:p text:style-name="P8"><text:bookmark-start text:name="__DdeLink__2400_167314470911311111211111111211"/><text:span text:style-name="T118">Lectio</text:span><text:bookmark-end text:name="__DdeLink__2400_167314470911311111211111111211"/><text:span text:style-name="T118"> v.</text:span></text:p>
            <text:p text:style-name="P73">M<text:span text:style-name="T16">agnus</text:span> justítiæ splendor, quæ áliis pótius nata quam sibi, communitátem et societátem nostram ádjuvat, excelsitátem tenet, ut suo judício omnia subjécta hábeat, opem áliis ferat, pecúniam cónferat‚ offícia non ábnuat, perícula suscípiat aliéna. Quis non cúperet hanc virtútis arcem tenére, nisi prima avarítia infirmáret atque inflécteret tantæ virtútis vigórem? Etenim dum augére opes, aggeráre pecúnias, occupáre terras possessiónibus cúpimus, præstáre divítiis, justítiæ formam exúimus, beneficéntiam commúnem amíttimus.</text:p>
            <text:p text:style-name="P6"/>
          </table:table-cell>
          <table:table-cell table:style-name="Tabulka1.A1" office:value-type="string">
            <text:p text:style-name="P26"><text:s/></text:p>
            <text:p text:style-name="P5"/>
            <text:p text:style-name="P5"/>
            <text:p text:style-name="P53"><text:span text:style-name="T16">Veliký</text:span> lesk spravedlnosti, jež spíše pro jiné se zrodila než pro sebe, pomáhá naší vzájemnosti a společnosti, <text:span text:style-name="T368">a </text:span>udržuje si takovou vznešenost, aby svému soudu všechno mohla podřídit. Přináší ostatním pomoc, rozdílí bohatství, neodmítá povinnosti, bere na sebe nebezpečenství jiných. Kdo by netoužil míti tuto pevnost všech ctností, pokud snad lakomství neoslabí či neohne její sílu? Pokud tedy toužíme rozšiřovat sv<text:span text:style-name="T368">ůj</text:span> <text:span text:style-name="T368">majetek</text:span>, hromadit peníze, zabírat pro sebe území či dávat na odiv své bohatství, odkládáme tím oděv spravedlnosti a ztrácíme společný prospěch.</text:p>
          </table:table-cell>
        </table:table-row>
        <table:table-row table:style-name="Tabulka1.1">
          <table:table-cell table:style-name="Tabulka1.A1" office:value-type="string">
            <text:p text:style-name="P17">Lectio vj.</text:p>
            <text:p text:style-name="P37">Q<text:span text:style-name="T16">uanta</text:span> autem justítia sit, ex hoc intélligi potest quod nec locis, nec persónis, nec tempóribus excípitur, quæ étiam hóstibus reservátur: ut si constitútus sit cum hoste aut locus, aut dies prælio, advérsus justítiam putétur, aut loco præveníre, aut témpore. Interest enim utrum áliquis pugna áliqua et conflíctu gravi capiátur, an superióre grátia, vel áliquo evéntu.</text:p>
            <text:p text:style-name="P29"/>
          </table:table-cell>
          <table:table-cell table:style-name="Tabulka1.A1" office:value-type="string">
            <text:p text:style-name="P5"/>
            <text:p text:style-name="P74"><text:span text:style-name="T65">Jak</text:span><text:span text:style-name="T249"> daleko má tedy sahat spravedlnost, to poznáme podle toho, že se nevyhýbá žádnému místu, osobě ani času, dokonce i nepřátelům je dopřána, takže pokud se s nepřítelem smluví místo či den bitvy, je považováno za nespravedlivé napadnout jej dříve či na jiném místě. Je totiž rozdíl, pokud je někdo v bitvě těžce poražen na základě lepších schopností, nebo </text:span><text:span text:style-name="T250">nějakou</text:span><text:span text:style-name="T249"> náhodou.</text:span></text:p>
          </table:table-cell>
        </table:table-row>
        <text:soft-page-break/>
        <table:table-row table:style-name="Tabulka1.1">
          <table:table-cell table:style-name="Tabulka1.A1" office:value-type="string">
            <text:p text:style-name="P17">Lectio vij.</text:p>
            <text:p text:style-name="P38">S<text:span text:style-name="T16">i</text:span> ergo in bello justítia valet, quanto magis in pace servánda est? Fundaméntum ergo est justítiæ fides. Justórum enim corda meditántur fidem: et qui se justus accúsat, justítiam supra fidem cóllocat. Nam tunc justítia ejus appáret, si vera fateátur.</text:p>
            <text:p text:style-name="P7"/>
          </table:table-cell>
          <table:table-cell table:style-name="Tabulka1.A1" office:value-type="string">
            <text:p text:style-name="P5"/>
            <text:p text:style-name="P54"><text:span text:style-name="T17">Pokud</text:span><text:span text:style-name="T130"> tedy spravedlnost platí ve válce, oč více ji máme zachovávat v míru? Základem spravedlnosti je však </text:span><text:span text:style-name="T135">čest</text:span><text:span text:style-name="T130">. Srdce spravedlivých rozjímají nad </text:span><text:span text:style-name="T135">ctí</text:span><text:span text:style-name="T130"> a </text:span><text:span text:style-name="T136">pokud se </text:span><text:span text:style-name="T130">spravedliv</text:span><text:span text:style-name="T136">ý sám obžaluje</text:span><text:span text:style-name="T130">, </text:span><text:span text:style-name="T137">čest jej přiměje jednat spravedlivě</text:span><text:span text:style-name="T138">. Neboť pouze tehdy se ukáže jeho spravedlnost, </text:span><text:span text:style-name="T135">pokud</text:span><text:span text:style-name="T138"> mluví pravdu. </text:span></text:p>
          </table:table-cell>
        </table:table-row>
        <table:table-row table:style-name="Tabulka1.1">
          <table:table-cell table:style-name="Tabulka1.A1" office:value-type="string">
            <text:p text:style-name="P17">Lectio viij.</text:p>
            <text:p text:style-name="P40">D<text:span text:style-name="T16">énique</text:span> et Dóminus per Isaíam: Ecce, inquit, mitto lápidem in fundaméntum Sion, id est, Christum in fundaméntum Ecclésiæ. Fides enim ómnium Christus: Ecclésia autem quædam forma justítiæ est, commúne jus ómnium; in commúne orat, in commúne operátur‚ in commúne tentátur. Dénique qui seípsum sibi ábnegat, ipse justus‚ ipse dignus Christo est. Ideo et Paulus fundaméntum pósuit Christum, ut supra eum ópera justítiæ locarémus: quia fides fundaméntum est.</text:p>
            <text:p text:style-name="P40"/>
          </table:table-cell>
          <table:table-cell table:style-name="Tabulka1.A1" office:value-type="string">
            <text:p text:style-name="P5"/>
            <text:p text:style-name="P61"><text:span text:style-name="T16">Tak</text:span> pravil i Pán skrze proroka Isajáše: „Hle, pokládám základní kamen Sionu,“ t<text:span text:style-name="T192">edy</text:span> Krista jako základ Církve. Vírou a ctí všech je tedy Kristus, Církev je však také určitým předobrazem spravedlnosti, společné právo pro všechny. Společně se modlí, společně pracuje, společně je pokoušena. Kdo tedy zapře sám sebe, ten je spravedlivý a hodný Krista. Proto i Pavel položil za základ Krista, abychom na něm stavěli skutky spravedlnosti, neboť víra a čest jsou základ.</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6">i</text:span><text:span text:style-name="T8">v</text:span><text:span text:style-name="T4">.</text:span></text:p>
            <text:p text:style-name="P20"><text:span text:style-name="T178">Augusti</text:span>.</text:p>
          </table:table-cell>
          <table:covered-table-cell/>
        </table:table-row>
        <table:table-row table:style-name="Tabulka1.1">
          <table:table-cell table:style-name="Tabulka1.A1" office:value-type="string">
            <text:p text:style-name="P10">In I. Nocturno</text:p>
            <text:p text:style-name="P12">Incipit liber Ecclesiástici.</text:p>
            <text:p text:style-name="P14">Lectio j. <text:span text:style-name="T15">Cap. 1.</text:span></text:p>
            <text:p text:style-name="P35">O<text:span text:style-name="T16">mnis </text:span>sapiéntia a Dómino Deo est, et cum illo fuit semper, et est ante ævum. Arénam maris, et plúviæ guttas, et dies sæculi quis dinumerávit? Altitúdinem cœli, et latitúdinem terræ, et profúndum abyssi quis diménsus est? Sapiéntiam Dei præcedéntem ómnia quis investigávit ?</text:p>
            <text:p text:style-name="P35"/>
          </table:table-cell>
          <table:table-cell table:style-name="Tabulka1.A1" office:value-type="string">
            <text:p text:style-name="P27"><text:s/></text:p>
            <text:p text:style-name="P4"/>
            <text:p text:style-name="P4"/>
            <text:p text:style-name="P42"><text:span text:style-name="T16">Všeliká</text:span> moudrost je od Pána, a je u něho na věčné časy. Písek moří a krůpěje deště a dny věků kdo může sečíst? Vysokost nebe a širokost země a hlubokost <text:span text:style-name="T368">propastné </text:span>tůně kdo může změřit? Moudrost Boží, jež předchází všecky věci, kdo může vystihnouti?</text:p>
          </table:table-cell>
        </table:table-row>
        <table:table-row table:style-name="Tabulka1.1">
          <table:table-cell table:style-name="Tabulka1.A1" office:value-type="string">
            <text:p text:style-name="P14">Lectio ij.</text:p>
            <text:p text:style-name="P71">P<text:span text:style-name="T16">rior</text:span> ómnium creáta est sapiéntia, et intelléctus prudéntiæ ab ævo. Fons sapiéntiæ Verbum Dei in excélsis, et ingréssus illíus mandáta ætérna. Radix sapiéntiæ cui reveláta est, et astútias illíus quis agnóvit? Disciplína sapiéntiæ cui reveláta est, et manifestáta? et multiplicatiónem ingréssus illíus quis intelléxit?</text:p>
            <text:p text:style-name="P71"/>
          </table:table-cell>
          <table:table-cell table:style-name="Tabulka1.A1" office:value-type="string">
            <text:p text:style-name="P5"/>
            <text:p text:style-name="P74"><text:span text:style-name="T55">Prve</text:span><text:span text:style-name="T283"> než vesmír </text:span><text:span text:style-name="T293">byla</text:span><text:span text:style-name="T283"> stvořena moudrost, a rozum důmyslný je od věků. Studnice moudrosti je slovo Boha na výsostech, a její cesty jsou přikázání věčná. Kořen moudrosti komu byl odhalen, a její úradky bystré kdo poznal? Znalost moudrosti komu zjevena byla, komu oznámena, a množství cest jejích kdo zvěděl?</text:span></text:p>
          </table:table-cell>
        </table:table-row>
        <table:table-row table:style-name="Tabulka1.1">
          <table:table-cell table:style-name="Tabulka1.A1" office:value-type="string">
            <text:p text:style-name="P14">Lectio iij.</text:p>
            <text:p text:style-name="P71">U<text:span text:style-name="T16">nus</text:span> est altíssímus Creátor omnípotens, et Rex potens, et metuéndus nimis, sedens super thronum illius, et dóminans Deus. Ipse creávit illam in Spíritu sancto, et vidit, et dinumerávit, et mensus est. Et effúdit illam super ómnia ópera sua, et super omnem carnem secúndum datum suum, et præbuit illam diligéntibus se.</text:p>
            <text:p text:style-name="P71"/>
          </table:table-cell>
          <table:table-cell table:style-name="Tabulka1.A1" office:value-type="string">
            <text:p text:style-name="P5"/>
            <text:p text:style-name="P74"><text:span text:style-name="T55">Jeden</text:span><text:span text:style-name="T283"> jest nejvyšší </text:span><text:span text:style-name="T293">S</text:span><text:span text:style-name="T283">tvořitel všemo</text:span><text:span text:style-name="T318">houcí</text:span><text:span text:style-name="T283"> a </text:span><text:span text:style-name="T318">K</text:span><text:span text:style-name="T283">rál mocný, </text:span><text:span text:style-name="T318">a převelice obávaný, </text:span><text:span text:style-name="T283">sedící na svém trůnu a panující Pán. On ji stvořil v Duchu svatém, viděl, </text:span><text:span text:style-name="T294">se</text:span><text:span text:style-name="T283">četl i změřil ji, a vylil ji na všecka svá díla, na každé tělo podle svého daru, dal ji těm, kteří </text:span><text:span text:style-name="T294">jej </text:span><text:span text:style-name="T283">milují. </text:span></text:p>
          </table:table-cell>
        </table:table-row>
        <text:soft-page-break/>
        <table:table-row table:style-name="Tabulka1.1">
          <table:table-cell table:style-name="Tabulka1.A1" office:value-type="string">
            <text:p text:style-name="P14">Lectio i<text:span text:style-name="T91">v</text:span>.</text:p>
            <text:p text:style-name="P71">T<text:span text:style-name="T16">imor</text:span> Dómini glória et gloriátio, et lætítía, et coróna exultatiónis. Timor Dómini delectábit cor, et dabit lætítiam, et gáudium, et longitúdinem diérum. Timénti Dóminum bene erit in extrémis, et in die defunctiónis suæ benedicétur. Diléctio Dei honorábilis sapiéntia. Quibus autem apparúerit in visu, díl<text:span text:style-name="T195">i</text:span>gunt eam in visióne, et in agnitióne magnálium suórum. Inítium sapiéntiæ, timor Dómini, et cum fidélibus in vulva concreátus est.</text:p>
            <text:p text:style-name="P71"/>
          </table:table-cell>
          <table:table-cell table:style-name="Tabulka1.A1" office:value-type="string">
            <text:p text:style-name="P5"/>
            <text:p text:style-name="P75"><text:span text:style-name="T55">Bázeň</text:span><text:span text:style-name="T283"> </text:span><text:span text:style-name="T293">před Pánem </text:span><text:span text:style-name="T283">je sláva a chlouba, a veselí a věnec plesání. Bázeň </text:span><text:span text:style-name="T293">před </text:span><text:span text:style-name="T283">Pán</text:span><text:span text:style-name="T293">em</text:span><text:span text:style-name="T283"> obveseluje srdce, a dává veselí a radost a dlouhověkost. </text:span><text:span text:style-name="T295">Tomu, kdo se b</text:span><text:span text:style-name="T283">ojí Pána, dobře </text:span><text:span text:style-name="T293">je</text:span><text:span text:style-name="T283"> na konec, v den svého skonu dojde požehnání. Ctihodná moudrost je milovat Boha. Komu se ukáže, aby ji viděl, ten ji miluje, </text:span><text:span text:style-name="T293">jakmile ji</text:span><text:span text:style-name="T283"> </text:span><text:span text:style-name="T293">s</text:span><text:span text:style-name="T283">patř</text:span><text:span text:style-name="T293">í </text:span><text:span text:style-name="T283">a div</text:span><text:span text:style-name="T293">í</text:span><text:span text:style-name="T283"> se jejím velikým činům. Počátek moudrosti je </text:span><text:span text:style-name="T295">bázeň z Hospodina</text:span><text:span text:style-name="T283">, s věrnými v mateřském lůně spol</text:span><text:span text:style-name="T293">ečně</text:span><text:span text:style-name="T283"> bývá stvořena. </text:span></text:p>
            <text:p text:style-name="P32"><text:span text:style-name="T289">(</text:span><text:span text:style-name="T324">Hejčl, </text:span><text:span text:style-name="T325">upraveno</text:span><text:span text:style-name="T324">)</text:span></text:p>
          </table:table-cell>
        </table:table-row>
        <table:table-row table:style-name="Tabulka1.1">
          <table:table-cell table:style-name="Tabulka1.A1" office:value-type="string">
            <text:p text:style-name="P23">In II. Nocturno</text:p>
            <text:p text:style-name="P28">Ex libro Morálium sancti Gregórii Papæ.</text:p>
            <text:p text:style-name="P16">Lib. 1, c. 10. in c. 1. Job.</text:p>
            <text:p text:style-name="P8"><text:bookmark-start text:name="__DdeLink__2400_1673144709113111112111111112111"/><text:span text:style-name="T118">Lectio</text:span><text:bookmark-end text:name="__DdeLink__2400_1673144709113111112111111112111"/><text:span text:style-name="T118"> v.</text:span></text:p>
            <text:p text:style-name="P72">S<text:span text:style-name="T16">unt</text:span> nonnúlli qui vitam suam négligunt‚ et dum transitória áppetunt, dum ætérna vel non intélligunt‚ vel intelléctu contémnunt, nec dolórem séntiunt, nec habére consílium sciunt: cumque supérna, quæ amisérunt, non consíderant, esse se (heu míseri!) in bonis felíces putant. Nequáquam enim ad veritátis lucem, cui cónditi fúerant, mentis óculos érigunt: nequáquam ad contemplatiónem pátriæ ætérnæ desidérii áciem tendunt: sed semetípsos in iis, ad quæ projécti sunt, deserén<text:span text:style-name="T348">­</text:span>tes‚ vice pátriæ díligunt exílium quod patiúntur, et in cæcitáte, quam tólerant, quasi in claritáte lúminis exúltant.</text:p>
            <text:p text:style-name="P6"/>
          </table:table-cell>
          <table:table-cell table:style-name="Tabulka1.A1" office:value-type="string">
            <text:p text:style-name="P5"/>
            <text:p text:style-name="P5"/>
            <text:p text:style-name="P5"/>
            <text:p text:style-name="P5"/>
            <text:p text:style-name="P55"><text:span text:style-name="T16">Je</text:span> mnoho těch, kteří zanedbávají svůj život, a zatímco sobě žádají věci pomíjivé a věci věčné nechápou či svým <text:span text:style-name="T196">chápáním</text:span> zavrhují, necítí ani bolest, ani netuší, že by měli vyhledat pomoc a radu. Když tedy nemyslí na věci nebeské, které ztrácejí, považují se (běda jim, ubožákům) za šťastné ve svých dobrech. Nikdy však nezvednou oči své mysli ke světlu pravdy, jímž byli stvořeni, ani nenapnou sílu své touhy ke kontemplaci věčné vlasti, avšak sami opouštějí ty, k jejichž obrazu byli stvořeni, a namísto své vlasti si zamilovali vyhnanství, které snášejí, a ve slepotě, kterou jsou raněni, jásají jako v nejjasnějším světle.</text:p>
          </table:table-cell>
        </table:table-row>
        <table:table-row table:style-name="Tabulka1.1">
          <table:table-cell table:style-name="Tabulka1.A1" office:value-type="string">
            <text:p text:style-name="P17">Lectio vj.</text:p>
            <text:p text:style-name="P37">A<text:span text:style-name="T16">t</text:span> contra, electórum mentes, dum transitória cuncta nulla esse conspíciunt, ad quæ sint cónditæ exquírunt: cumque eórum satisfactióni nihil extra Deum súfficit, ipsa inquisitiónis exercitatióne fatigáta illórum cogitátio‚ in Conditóris sui spe et contemplatióne requiéscit, supérnis intérseri cívibus áppetit, et unusquísque eórum adhuc in mundo córpore pósitus, mente tamen extra mundum surgit, ærúmnam exílii, quam tólerat, deplórat, et ad sublímem pátriam incessántibus se amóris stímulis éxcitat.</text:p>
            <text:p text:style-name="P29"/>
          </table:table-cell>
          <table:table-cell table:style-name="Tabulka1.A1" office:value-type="string">
            <text:p text:style-name="P5"/>
            <text:p text:style-name="P62"><text:span text:style-name="T197">A</text:span><text:span text:style-name="T33">le</text:span><text:span text:style-name="T197"> naopak, mysli vyvolených, zatímco pomíjivé věci pro ně nic neznamenají, se zaměřují na to, proč byli stvořeni. K jejich uspokojení nestačí nic jiného než Bůh, jejich myšlení je zcela vyčerpáno tím, jak se cvičí v </text:span><text:span text:style-name="T100">jeho </text:span><text:span text:style-name="T198">zkoumání, a spočívají v naději a kontemplaci svého Stvořitele, touží nalézti místo u nadzemských občanů, a každý z nich, i když na tomto světě ještě přebývají v těle, svou myslí však vystupují mimo svět a oplakávají soužení tohoto vyhnanství, která musejí snášet, a neustálými popudy lásky se pozvedají ke vznešené vlasti.</text:span></text:p>
          </table:table-cell>
        </table:table-row>
        <table:table-row table:style-name="Tabulka1.1">
          <table:table-cell table:style-name="Tabulka1.A1" office:value-type="string">
            <text:p text:style-name="P17">Lectio vij.</text:p>
            <text:p text:style-name="P38">C<text:span text:style-name="T16">um</text:span> ergo dolens videt, quam sit ætérnum quod pérdidit, ínvenit salúbre consílium, temporále hoc despícere quod percúrrit: et quo magis crescit consílii sciéntia ut peritúra déserat, eo augétur dolor, quod necdum ad mansúra pertíngat. Intuéndum quoque est, quod nullus dolor mentis sit in actióne præcipitatiónis. Qui enim sine consíliis vivunt, qui seípsos rerum evéntibus præcípites déserunt, nullo <text:soft-page-break/>ínterim cogitatiónum dolóre fatigántur.</text:p>
            <text:p text:style-name="P7"/>
          </table:table-cell>
          <table:table-cell table:style-name="Tabulka1.A1" office:value-type="string">
            <text:p text:style-name="P5"/>
            <text:p text:style-name="P54"><text:span text:style-name="T18">A</text:span><text:span text:style-name="T19">ž</text:span><text:span text:style-name="T139"> tedy trpící ubožák uvidí, jaká je věčnost, kterou ztratil, nalezne spásonosnou radu, aby zavrhl tyto věci časné, které tak dobře zná. A čím lépe </text:span><text:span text:style-name="T140">po</text:span><text:span text:style-name="T139">zn</text:span><text:span text:style-name="T140">áv</text:span><text:span text:style-name="T139">á tuto radu, aby věci pomíjivé opustil, tím více </text:span><text:span text:style-name="T140">roste jeho</text:span><text:span text:style-name="T139"> bolest, </text:span><text:span text:style-name="T140">že ještě nedosáhl těchto trvalých věcí. </text:span><text:span text:style-name="T141">Je třeba si také uvědomit, že s tímto pokrokem nepřichází žádná bolest srdce. Totiž </text:span><text:span text:style-name="T161">ani</text:span><text:span text:style-name="T141"> ti, </text:span><text:span text:style-name="T142">kteří</text:span><text:span text:style-name="T141"> žijí bezradně</text:span><text:span text:style-name="T142"> </text:span><text:span text:style-name="T161">a</text:span><text:span text:style-name="T143"> sam</text:span><text:span text:style-name="T142">i s</text:span><text:span text:style-name="T143">ebe </text:span><text:span text:style-name="T142">lehkomyslně </text:span><text:span text:style-name="T143">ode</text:span><text:soft-page-break/><text:span text:style-name="T143">vzd</text:span><text:span text:style-name="T142">áva</text:span><text:span text:style-name="T143">jí </text:span><text:span text:style-name="T144">do </text:span><text:span text:style-name="T142">víru událostí, mezitím nejsou stiženi žádnou únavou mysli.</text:span></text:p>
          </table:table-cell>
        </table:table-row>
        <table:table-row table:style-name="Tabulka1.1">
          <table:table-cell table:style-name="Tabulka1.A1" office:value-type="string">
            <text:p text:style-name="P17">Lectio viij.</text:p>
            <text:p text:style-name="P40">N<text:span text:style-name="T16">am</text:span> qui solérter in vitæ consílio figit mentem, caute sese in omni actióne circumspiciéndo consíderat; et ne ex re quæ ágitur, repentínus finis adversúsque surrípiat, hunc prius mólliter pósito pede cogitatiónis palpat: pensat, ne ab his, quæ agénda sunt, præpédiat formído: ne in his, quæ differénda sunt, præcipitátio impéllat, ne prava per concupiscéntiam apérto bello súperent: ne recta per inánem glóriam insidiándo supplántent.</text:p>
            <text:p text:style-name="P40"/>
          </table:table-cell>
          <table:table-cell table:style-name="Tabulka1.A1" office:value-type="string">
            <text:p text:style-name="P5"/>
            <text:p text:style-name="P63"><text:span text:style-name="T16">Neboť</text:span> ten, kdo moudře upne svou mysl k dobré životní cestě, pozorně se zamyslí a pohlédne kolem sebe <text:span text:style-name="T349">před</text:span> každ<text:span text:style-name="T349">ý</text:span>m sv<text:span text:style-name="T349">ý</text:span>m konání<text:span text:style-name="T349">m</text:span>, pokud jej <text:span text:style-name="T199">pak </text:span>někdy stihne náhlý a nepříznivý zvrat, on nejdříve našlapuje jemně položenou nohou poznání. Přemýšlí, aby mu nebránil strach v tom, co je třeba učinit, a překotný chvat jej nepřekvapil v tom, co je třeba odložit, aby jej nepřemohly nepravosti v otevřeném boji žádostivosti, a dokonce ani správné skutky jej kvůli marné slávě neporazily.</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8">v</text:span><text:span text:style-name="T4">.</text:span></text:p>
            <text:p text:style-name="P20"><text:span text:style-name="T178">Augusti</text:span>.</text:p>
          </table:table-cell>
          <table:covered-table-cell/>
        </table:table-row>
        <table:table-row table:style-name="Tabulka1.1">
          <table:table-cell table:style-name="Tabulka1.A1" office:value-type="string">
            <text:p text:style-name="P10">In I. Nocturno</text:p>
            <text:p text:style-name="P12">Incipit liber Ecclesiástici.</text:p>
            <text:p text:style-name="P14">Lectio j. <text:span text:style-name="T15">Cap. </text:span><text:span text:style-name="T357">5</text:span><text:span text:style-name="T15">.</text:span></text:p>
            <text:p text:style-name="P35"><text:span text:style-name="T16">Noli</text:span> att<text:span text:style-name="T357">é</text:span>ndere ad possessi<text:span text:style-name="T357">ó</text:span>n<text:span text:style-name="T357">e</text:span>s iníquas, et ne d<text:span text:style-name="T357">í</text:span>xeris : Est mihi suffíciens vita: nihil enim próderit in témpore vindíctae et obductiónis. Ne sequáris in fortitúdine tua concupiscéntiam cordis tui: et ne díxeris: Quómodo p<text:span text:style-name="T358">ó</text:span>tui? aut quis me subjíciet propter facta mea? Deus enim víndicans vindicábit. Ne díxeris; Peccávi, et quid mihi áccidit triste? Altíssimus enim est pátiens rédditor.</text:p>
            <text:p text:style-name="P35"/>
          </table:table-cell>
          <table:table-cell table:style-name="Tabulka1.A1" office:value-type="string">
            <text:p text:style-name="P27"><text:s/></text:p>
            <text:p text:style-name="P4"/>
            <text:p text:style-name="P4"/>
            <text:p text:style-name="P43"><text:span text:style-name="T16">Nespoléhej</text:span> se na svůj <text:span text:style-name="T358">nespravedlivý </text:span>majetek a neříkej: „Mám všeho dost, <text:span text:style-name="T358">abych přežil</text:span>.“ <text:span text:style-name="T358">Nic ti totiž neprospěje v čas čas odvety a dopuštění.</text:span> Nenásleduj <text:span text:style-name="T358">bezhlavě </text:span>své choutky a bohatství, aby tě nestrhly vášně tvého srdce. Neříkej: „<text:span text:style-name="T358">Jak jsem teď mocný,“ nebo</text:span> „Kdo <text:span text:style-name="T358">z</text:span>může něco proti mně, <text:span text:style-name="T358">kdo mi může rozkazovat</text:span>?“ Vždyť Pán jistě bude trestat! Neříkej: „Hřešil jsem, a co se mi stalo? Vždyť Pán je <text:span text:style-name="T358">nanejvýš </text:span>shovívavý!“ </text:p>
          </table:table-cell>
        </table:table-row>
        <table:table-row table:style-name="Tabulka1.1">
          <table:table-cell table:style-name="Tabulka1.A1" office:value-type="string">
            <text:p text:style-name="P14">Lectio ij.</text:p>
            <text:p text:style-name="P71"><text:span text:style-name="T16">De</text:span> propitiáto peccáto noli esse sine metu, neque adjícias peccátum super peccátum. Et ne dicas: Miserátio Dómini magna est, multitúdinis peccatórum meórum miserébitur. Misericórdia enim et ira ab illo cito próximant, et in peccatóres réspicit ira illíus. Non tardes convérti ad Dóminum, et ne différas de die in diem. Súbito enim véniet ira illíus, et in témpore vindíctæ dispérdet te.</text:p>
            <text:p text:style-name="P71"/>
          </table:table-cell>
          <table:table-cell table:style-name="Tabulka1.A1" office:value-type="string">
            <text:p text:style-name="P5"/>
            <text:p text:style-name="P76"><text:span text:style-name="T55">Nebuď</text:span><text:span text:style-name="T283"> si tak jist odpuštěním, </text:span><text:span text:style-name="T315">že se nebudeš bát, </text:span><text:span text:style-name="T283">nehromaď hřích na hřích a neříkej: „Velké je Boží slitování, odpustí mi množství mých hříchů.“ Vždyť u něho je smilování, ale i hněv </text:span><text:span text:style-name="T315">se rychle přiblíží</text:span><text:span text:style-name="T283">, jeho nevole padá na hříšníky. Neotálej a obrať se k Pánu, neodkládej den ze dne. Neboť hněv Páně přijde znenadání a budeš ztracen v čas trestu. </text:span></text:p>
          </table:table-cell>
        </table:table-row>
        <table:table-row table:style-name="Tabulka1.1">
          <table:table-cell table:style-name="Tabulka1.A1" office:value-type="string">
            <text:p text:style-name="P14">Lectio iij.</text:p>
            <text:p text:style-name="P71"><text:span text:style-name="T16">Noli</text:span> ánxius esse in divítiis injústis: non enim próderunt tibi in die obductiónis et vindíctae. Non véntiles te in omnem ventum, et non eas in omnem viam. Sic enim omnis peccátor probátia in dúplici lingua. Esto firmus in via Dómini, et in veritáte sensus tui et sciéntia, et prosequátu<text:span text:style-name="T357">r</text:span> te verbum pacis et justítiae.</text:p>
            <text:p text:style-name="P71"/>
          </table:table-cell>
          <table:table-cell table:style-name="Tabulka1.A1" office:value-type="string">
            <text:p text:style-name="P5"/>
            <text:p text:style-name="P74"><text:span text:style-name="T55">Na</text:span><text:span text:style-name="T283"> nepoctivé jmění se </text:span><text:span text:style-name="T315">usilovně </text:span><text:span text:style-name="T283">nespoléhej, neboť nic ti nepomůže v den </text:span><text:span text:style-name="T315">dopuštění a </text:span><text:span text:style-name="T283">hněvu. Nevěj obilí za každého větru a nechoď každou cestou. Tak jedná hříšník, který mluví obojace. Buď stálý na cestě Páně, a ve svém </text:span><text:span text:style-name="T315">upřímném</text:span><text:span text:style-name="T283"> přesvědčení </text:span><text:span text:style-name="T315">i</text:span><text:span text:style-name="T283"> vědomí, a provázej tě slovo pokoje a spravedlnosti.</text:span></text:p>
          </table:table-cell>
        </table:table-row>
        <table:table-row table:style-name="Tabulka1.1">
          <table:table-cell table:style-name="Tabulka1.A1" office:value-type="string">
            <text:p text:style-name="P14">Lectio i<text:span text:style-name="T91">v</text:span>.</text:p>
            <text:p text:style-name="P71"><text:soft-page-break/><text:span text:style-name="T16">Esto</text:span> mansuétus ad audiéndum verbum ut intélligas: et cum sapiéntia proféras respónsum verum. Si est tibi intelléctus, responde próximo: Sin autem, sit manus tua super os tuum, ne capiáris in verbo indisciplináto, et confundáris. Honor et glória sermóne sensáti, lingua vero imprudéntis subvérsio est ipsíus. Non appelléris susúrro, et lingua tua ne capiáris, et confundáris.</text:p>
            <text:p text:style-name="P71"/>
          </table:table-cell>
          <table:table-cell table:style-name="Tabulka1.A1" office:value-type="string">
            <text:p text:style-name="P5"/>
            <text:p text:style-name="P77"><text:soft-page-break/><text:span text:style-name="T62">Bu</text:span><text:span text:style-name="T63">ď</text:span><text:span text:style-name="T293"> </text:span><text:span text:style-name="T315">mírný a </text:span><text:span text:style-name="T293">pohotový, abys naslouchal </text:span><text:span text:style-name="T315">a pochopil</text:span><text:span text:style-name="T293">, ale </text:span><text:span text:style-name="T315">pravdivou </text:span><text:span text:style-name="T293">odpověď dávej </text:span><text:span text:style-name="T315">moudře a </text:span><text:span text:style-name="T293">rozvážně. Rozumíš-li něčemu, poraď svému bližnímu, jinak si polož ruku na ústa, </text:span><text:span text:style-name="T315">abys přistižen při řeči neukázněné nebyl zahanben</text:span><text:span text:style-name="T293">. V </text:span><text:span text:style-name="T315">smysluplné řeči </text:span><text:span text:style-name="T293">bývá </text:span><text:span text:style-name="T315">čest i </text:span><text:span text:style-name="T293">sláva, a jazyk je pro člověka </text:span><text:span text:style-name="T315">nemoudrého však </text:span><text:span text:style-name="T293">neštěstí </text:span><text:span text:style-name="T315">a zkáza</text:span><text:span text:style-name="T293">. Nedopusť, aby tě nazvali </text:span><text:span text:style-name="T316">klevetníkem,</text:span><text:span text:style-name="T293"> který strojí úklady svým jazykem, </text:span><text:span text:style-name="T316">abys nebyl zahanben. <text:s text:c="33"/></text:span><text:span text:style-name="T289">(</text:span><text:span text:style-name="T334">ČLP</text:span><text:span text:style-name="T324">, </text:span><text:span text:style-name="T325">upraveno</text:span><text:span text:style-name="T279">)</text:span></text:p>
          </table:table-cell>
        </table:table-row>
        <table:table-row table:style-name="Tabulka1.1">
          <table:table-cell table:style-name="Tabulka1.A1" office:value-type="string">
            <text:p text:style-name="P23">In II. Nocturno</text:p>
            <text:p text:style-name="P28">Sermo sancti Joánnis Chrysóstomi.</text:p>
            <text:p text:style-name="P16">Homil. 22. in 2. Cor. 10.</text:p>
            <text:p text:style-name="P8"><text:bookmark-start text:name="__DdeLink__2400_16731447091131111121111111121112"/><text:span text:style-name="T118">Lectio</text:span><text:bookmark-end text:name="__DdeLink__2400_16731447091131111121111111121112"/><text:span text:style-name="T118"> v.</text:span></text:p>
            <text:p text:style-name="P72"><text:span text:style-name="T16">Ne</text:span> tardes convérti ad Dóminum, et ne différas de die in diem: nescis enim quid paritúra sit superventúra dies. Perículum enim et metus est in differéndo: salus vero certa ac secúra, si nulla sit dilátio. Virtútem ígitur cole: sic enim licet júvenis moriáris, secúre discésseris! quod si ad senectútem pervéneris, cum multa facilitáte et nulla moléstia e vita discéd<text:span text:style-name="T357">e</text:span>s; duplicémque habébis festivitátem, et quod a vitae malítia abstinúeris, et quod virtútem colúeris. Ne dicas: Erit tempus, quando convérti licébit: verba enim hac Deum valde exásperant.</text:p>
            <text:p text:style-name="P6"/>
          </table:table-cell>
          <table:table-cell table:style-name="Tabulka1.A1" office:value-type="string">
            <text:p text:style-name="P5"/>
            <text:p text:style-name="P5"/>
            <text:p text:style-name="P5"/>
            <text:p text:style-name="P5"/>
            <text:p text:style-name="P55"><text:span text:style-name="T80">Neotálej</text:span> <text:span text:style-name="T360">a</text:span><text:span text:style-name="T359"> obra</text:span><text:span text:style-name="T360">ť </text:span><text:span text:style-name="T359">se k Pánu, </text:span><text:span text:style-name="T360">a </text:span><text:span text:style-name="T359">neodkládej </text:span><text:span text:style-name="T360">to </text:span><text:span text:style-name="T366">na další </text:span><text:span text:style-name="T359">den, </text:span><text:span text:style-name="T366">a pak zase na další</text:span><text:span text:style-name="T359">; nevíš totiž, co zrodí den </text:span><text:span text:style-name="T360">příští</text:span><text:span text:style-name="T359">. Nebezpečí a strach jsou totiž skryty právě v odkládání; naopak jistá a bezpečná záchrana </text:span><text:span text:style-name="T366">v tom</text:span><text:span text:style-name="T359">, pokud žádný odklad nenastane. </text:span><text:span text:style-name="T360">Pěstuj tedy ctnost; tak totiž, třebaže bys umřel ještě mladý, bezpečně odejdeš </text:span><text:span text:style-name="T111">ze světa</text:span><text:span text:style-name="T360">! A pokud se dožiješ stáří, s velkou lehkostí a bez trápení sejdeš z života. </text:span><text:span text:style-name="T361">Dvojí pak budeš mít slavnost, totiž že ses zdržel zloby v životě </text:span><text:span text:style-name="T366">a</text:span><text:span text:style-name="T361"> žes pěstoval ctnost. Neříkej: „Přijde čas, kdy se mi bude hodit, abych se obrátil“! Taková slova totiž Boha velmi popouzejí.</text:span></text:p>
          </table:table-cell>
        </table:table-row>
        <table:table-row table:style-name="Tabulka1.1">
          <table:table-cell table:style-name="Tabulka1.A1" office:value-type="string">
            <text:p text:style-name="P17">Lectio vj.</text:p>
            <text:p text:style-name="P37"><text:span text:style-name="T16">Cur</text:span> nam, cum ipse tibi aetérna saecula promísit, tu in praesénti vita laboráre non vis, qua parva et momentánea est; sed sic ignávus ac dissolútus agis, quasi hac breviórem áliam quamdam inquíras? Nonne illa<text:span text:style-name="T363">e</text:span> quotidiána<text:span text:style-name="T363">e</text:span> comessatiónes, nonne illae mensae, nonne scorta illa, nonne theátra illa, nonne divítiae illae testántur inexplébilem malítiae concupiscéntiam? C<text:span text:style-name="T364">ó</text:span>gita bene, quod quóties scortátus es, tóties condemnásti teípsum: peccátum enim ita se habet, ut mox atque patrátum fúerit, senténtiam ferat judex.</text:p>
            <text:p text:style-name="P29"/>
          </table:table-cell>
          <table:table-cell table:style-name="Tabulka1.A1" office:value-type="string">
            <text:p text:style-name="P5"/>
            <text:p text:style-name="P62"><text:span text:style-name="T81">Proč</text:span><text:span text:style-name="T197"> </text:span><text:span text:style-name="T362">se </text:span><text:span text:style-name="T197">n</text:span><text:span text:style-name="T362">yní, když ti </text:span><text:span text:style-name="T109">Bůh </text:span><text:span text:style-name="T362">sám slíbil </text:span><text:span text:style-name="T109">život na </text:span><text:span text:style-name="T362">věčné věky, nechceš </text:span><text:span text:style-name="T366">zažít žádné ú</text:span><text:span text:style-name="T362">tr</text:span><text:span text:style-name="T366">a</text:span><text:span text:style-name="T362">p</text:span><text:span text:style-name="T366">y</text:span><text:span text:style-name="T362"> v tomto životě, který je krátký a trvá jen chvíli; avšak </text:span><text:span text:style-name="T366">jedn</text:span><text:span text:style-name="T362">áš tak líně a nedbale, jako bys </text:span><text:span text:style-name="T363">chtěl</text:span><text:span text:style-name="T362"> nějaký jiný </text:span><text:span text:style-name="T111">život</text:span><text:span text:style-name="T362">, </text:span><text:span text:style-name="T366">snad </text:span><text:span text:style-name="T362">kratší? </text:span><text:span text:style-name="T364">Nesvědčí snad ty každodenní hostiny, ty </text:span><text:span text:style-name="T110">prostřené </text:span><text:span text:style-name="T364">stoly, ty lehké děvy, ta představení, veškeré to bohatství o nenasytné touze po špatnostech? Uvaž dobře, že pokaždé, když jsi šel za lehkými děvčaty, odsoudil jsi sám sebe; s hříchem se to má totiž tak, že jakmile jej spácháme, soudce hned vynese rozsudek.</text:span></text:p>
          </table:table-cell>
        </table:table-row>
        <table:table-row table:style-name="Tabulka1.1">
          <table:table-cell table:style-name="Tabulka1.A1" office:value-type="string">
            <text:p text:style-name="P17">Lectio vij.</text:p>
            <text:p text:style-name="P38"><text:span text:style-name="T16">Inebriátus</text:span> es? ventri indulsísti ? rapuísti ? siste jam gradum; verte te in divérsum: confitére Deo grátiam, quod non in médiis peccátis te ábstulit: nec quaere áliud tibi prorogári tempus, ut male operéris. Multi dum male ac vitióse víverent, súbito periérunt, et in maniféstam damnatiónem abiérunt: time, ne idem tibi áccidat.</text:p>
            <text:p text:style-name="P7"/>
          </table:table-cell>
          <table:table-cell table:style-name="Tabulka1.A1" office:value-type="string">
            <text:p text:style-name="P5"/>
            <text:p text:style-name="P54"><text:span text:style-name="T26">Opil</text:span><text:span text:style-name="T139"> </text:span><text:span text:style-name="T162">ses? Byl jsi </text:span><text:span text:style-name="T164">poskokem</text:span><text:span text:style-name="T162"> svému žaludku? Ukradl jsi něco? </text:span><text:span text:style-name="T163">Zastav se. Obrať se od té nepravosti. Důvěřuj Boží milosti, že tě neodnese </text:span><text:span text:style-name="T111">ze života </text:span><text:span text:style-name="T163">uprostřed tvých hříchů, avšak nehledej příležitost jakkoliv prodloužit čas, v němž pácháš </text:span><text:span text:style-name="T164">ty</text:span><text:span text:style-name="T163"> špatnosti. Mnozí žili špatně a neřestně, a pak náhle zahynuli a odebrali se nepochybně do zavržení. Dej pozor, aby se ti to také nestalo!</text:span></text:p>
          </table:table-cell>
        </table:table-row>
        <table:table-row table:style-name="Tabulka1.1">
          <table:table-cell table:style-name="Tabulka1.A1" office:value-type="string">
            <text:p text:style-name="P17">Lectio viij.</text:p>
            <text:p text:style-name="P40"><text:span text:style-name="T16">Sed</text:span> multis, inquis, dedit Deus spátium, ut in última senécta confíteréntur. Quid ígitur? Numquid <text:soft-page-break/>et tibi dábitur? Fortásse dabit, inquis. Cur dicis, fortásse? Cóntigit aliquóties. C<text:span text:style-name="T365">ó</text:span>gita quod de ánima delíberas: proínde étiam de contrário cógita et dic: Quid autem, si non det? Quid autem si det, inquis? Esto, dat quidem ipse, verúmtamen hoc illo cértius, et utílius.</text:p>
            <text:p text:style-name="P40"/>
          </table:table-cell>
          <table:table-cell table:style-name="Tabulka1.A1" office:value-type="string">
            <text:p text:style-name="P5"/>
            <text:p text:style-name="P63"><text:span text:style-name="T82">Ale </text:span><text:span text:style-name="T240">mnohým, řekl bys, dal Bůh čas, aby se na prahu smrti vyzpovídali. Co tedy s tím? Dá jej </text:span><text:soft-page-break/><text:span text:style-name="T240">snad i tobě? Snad dá, řekneš. Proč říkáš „snad“? </text:span><text:span text:style-name="T241">Ano, n</text:span><text:span text:style-name="T240">ěkdy se to podaří. Rozvaž </text:span><text:span text:style-name="T241">však</text:span><text:span text:style-name="T240">, o čem v duchu přemýšlíš; pak také uvaž o opaku a řekni si: Co však, pokud nedá? Co ale, pokud dá, řekneš? Budiž, pak </text:span><text:span text:style-name="T241">třeba</text:span><text:span text:style-name="T240"> Bůh dá, ale žít ctnostně je mnohem jistější a užitečnější než opak. </text:span></text:p>
          </table:table-cell>
        </table:table-row>
        <table:table-row table:style-name="Tabulka1.1">
          <table:table-cell table:style-name="Tabulka1.A1" table:number-columns-spanned="2" office:value-type="string">
            <text:p text:style-name="P19"><text:span text:style-name="T1">D</text:span><text:span text:style-name="T2">o</text:span><text:span text:style-name="T3">minica </text:span><text:span text:style-name="T9">j</text:span><text:span text:style-name="T4">.</text:span></text:p>
            <text:p text:style-name="P21"><text:span text:style-name="T200">Septembris</text:span>.</text:p>
          </table:table-cell>
          <table:covered-table-cell/>
        </table:table-row>
        <table:table-row table:style-name="Tabulka1.1">
          <table:table-cell table:style-name="Tabulka1.A1" office:value-type="string">
            <text:p text:style-name="P11">In I. Nocturno</text:p>
            <text:p text:style-name="P12">Incipit liber <text:span text:style-name="T201">Job</text:span>.</text:p>
            <text:p text:style-name="P14">Lectio j. <text:span text:style-name="T15">Cap. </text:span><text:span text:style-name="T350">1</text:span><text:span text:style-name="T15">.</text:span></text:p>
            <text:p text:style-name="P35"><text:span text:style-name="T16">Vir</text:span> erat in terra Hus, nómine Job, et erat vir ille simplex, et rectus, ac timens Deum, et recédens a malo: Natíque sunt ei septem fílii et tres fíliæ. Et fuit posséssio ejus septem míllia óvium, et tria míllia camelórum, quingénta quoque juga boum, et quingéntæ ásinæ, ac família multa nimis: erátque vir ille magnus inter omnes Orientáles.</text:p>
            <text:p text:style-name="P35"/>
          </table:table-cell>
          <table:table-cell table:style-name="Tabulka1.A1" office:value-type="string">
            <text:p text:style-name="P11"><text:s/></text:p>
            <text:p text:style-name="P4"/>
            <text:p text:style-name="P4"/>
            <text:p text:style-name="P85"><text:span text:style-name="T53">Byl</text:span><text:span text:style-name="T282"> muž v zemi Úsu jménem Jób; byl to muž bezúhonný a přímý, bál se Boha a vystříhal se zlého. Narodilo se mu sedm synů a tři dcery. Jeho stáda čítala sedm tisíc ovcí, tři tisíce velbloudů, pět set spřežení skotu a pět set oslic. Měl také velmi mnoho služebnictva. Byl to muž velmi zámožný </text:span><text:span text:style-name="T296">po celém Orientu</text:span><text:span text:style-name="T282">.</text:span></text:p>
          </table:table-cell>
        </table:table-row>
        <table:table-row table:style-name="Tabulka1.1">
          <table:table-cell table:style-name="Tabulka1.A1" office:value-type="string">
            <text:p text:style-name="P14">Lectio ij.</text:p>
            <text:p text:style-name="P71">E<text:span text:style-name="T16">t</text:span> ibant f<text:span text:style-name="T351">í</text:span>lii ejus, et faciébant convívium per domos, unusquísque in die suo. Et mitténtes vocábant tres soróres suas ut coméderent et bíberent cum eis. Cumque in orbem transíssent dies convívii, mittébat ad eos Job, et sanctificábat illos, consurgénsque dilúculo offerébat holocáusta pro síngulis. Dicébat enim: Ne forte peccáverint fílii mei, et benedíxerint Deo in córdibus suis. Sic faciébat Job cunctis diébus.</text:p>
            <text:p text:style-name="P71"/>
          </table:table-cell>
          <table:table-cell table:style-name="Tabulka1.A1" office:value-type="string">
            <text:p text:style-name="P5"/>
            <text:p text:style-name="P74"><text:span text:style-name="T55">Jeho</text:span><text:span text:style-name="T283"> synové strojívali doma hodokvasy, každý ve svůj den, a </text:span><text:span text:style-name="T296">posílali </text:span><text:span text:style-name="T283">i </text:span><text:span text:style-name="T296">pro </text:span><text:span text:style-name="T283">své tři sestry, aby s nimi hodovaly a pily. Když uplynuly dny hodokvasu, Jób pro ně posílal a posvěcoval je. Za časného jitra </text:span><text:span text:style-name="T319">vstával a </text:span><text:span text:style-name="T283">obětoval zápalné oběti za každého z nich; říkal si totiž: „Možná, že moji synové zhřešili a zlořečili v</text:span><text:span text:style-name="T319">e svém</text:span><text:span text:style-name="T283"> srdci Bohu.“ Tak činil Jób po všechny dny.</text:span></text:p>
          </table:table-cell>
        </table:table-row>
        <table:table-row table:style-name="Tabulka1.1">
          <table:table-cell table:style-name="Tabulka1.A1" office:value-type="string">
            <text:p text:style-name="P14">Lectio iij.</text:p>
            <text:p text:style-name="P71"><text:span text:style-name="T16">Quadam</text:span> autem die cum veníssent fílii Dei ut assísterent coram Dómino, áffuit inter eos étiam satan. Cui dixit Dominus: Unde venis? Qui respóndens, ait: Circuívi terram, et perambulávi eam. Dixítque Dóminus ad eum: Numquid considerásti servum meum Job, quod non sit ei símilis in terra, homo simplex, et rectus, ac timens Deum, et recédens a malo?</text:p>
            <text:p text:style-name="P71"/>
          </table:table-cell>
          <table:table-cell table:style-name="Tabulka1.A1" office:value-type="string">
            <text:p text:style-name="P5"/>
            <text:p text:style-name="P45"><text:span text:style-name="T16">Nastal</text:span> pak den, kdy přišli synové Boží, aby předstoupili před Hospodina; přišel mezi ně i satan. <text:s/>Hospodin se satana zeptal: „Odkud přicházíš?“ Satan Hospodinu odpověděl: „Procházel jsem zemi křížem krážem.“ Hospodin se satana zeptal: „Zdalipak sis všiml mého služebníka Jóba? Nemá na zemi sobě rovného. Je to muž bezúhonný a přímý, bojí se Boha a vystříhá se zlého.“ </text:p>
          </table:table-cell>
        </table:table-row>
        <table:table-row table:style-name="Tabulka1.1">
          <table:table-cell table:style-name="Tabulka1.A1" office:value-type="string">
            <text:p text:style-name="P14">Lectio i<text:span text:style-name="T91">v</text:span>.</text:p>
            <text:p text:style-name="P74"><text:span text:style-name="T338">C</text:span><text:span text:style-name="T50">ui</text:span><text:span text:style-name="T338"> respóndens satan ait: Numquid Job frustra timet Deum? Nonne tu vallásti eum, ac domum ejus, universámque substántiam per circúitum, opéribus mánuum ejus benedixísti, et posséssio ejus crevit in terra? Sed exténde páululum manum tuam, et tange cuncta quæ póssidet nisi in fáciem </text:span><text:soft-page-break/><text:span text:style-name="T338">benedíxerit tibi.</text:span></text:p>
            <text:p text:style-name="P71"/>
          </table:table-cell>
          <table:table-cell table:style-name="Tabulka1.A1" office:value-type="string">
            <text:p text:style-name="P5"/>
            <text:p text:style-name="P45"><text:span text:style-name="T16">Satan</text:span> však Hospodinu odpověděl: „Cožpak se Jób bojí Boha bezdůvodně? Vždyť jsi ho ze všech stran ohradil, rovněž jeho dům a všechno, co má. Dílu jeho rukou žehnáš a jeho stáda se na zemi rozmohla. Ale jen vztáhni ruku a zasáhni všechno, co má, hned <text:span text:style-name="T352">uvidíš, že </text:span>ti bude do očí zlořečit.“ <text:s/></text:p>
            <text:p text:style-name="P3"><text:soft-page-break/><text:span text:style-name="T92">(</text:span><text:span text:style-name="T94">ČEP,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Ex libro Morálium sancti Gregórii Papæ.</text:p>
            <text:p text:style-name="P31"><text:span text:style-name="T122">Lib. </text:span><text:span text:style-name="T123">2</text:span><text:span text:style-name="T122">, </text:span><text:span text:style-name="T124">Cap</text:span><text:span text:style-name="T122">. </text:span><text:span text:style-name="T123">1</text:span><text:span text:style-name="T122">.</text:span></text:p>
            <text:p text:style-name="P8"><text:bookmark-start text:name="__DdeLink__2400_167314470911311111211111111211112"/><text:span text:style-name="T118">Lectio</text:span><text:bookmark-end text:name="__DdeLink__2400_167314470911311111211111111211112"/><text:span text:style-name="T118"> v.</text:span></text:p>
            <text:p text:style-name="P72">S<text:span text:style-name="T16">criptúra</text:span> sacra mentis óculis quasi quoddam spéculum oppónitur, ut intérna nostra fácies in ipsa videátur. Ibi étenim fœda, ibi pulchra nostra cognóscimus : ibi sentímus quantum profícimus, ibi a proféctu quam longe distámus. Narrat autem gesta sanctórum, et ad imitatiónem corda próvocat infirmórum : dumque illórum victrícia facta commémorat, contra vitiórum prælia debília nostra confírmat: fitque verbis illíus, ut eo mens minus inter certámina trépidet, quo ante se pósitos tot virórum fórtium triúmphos videt.</text:p>
            <text:p text:style-name="P6"/>
          </table:table-cell>
          <table:table-cell table:style-name="Tabulka1.A1" office:value-type="string">
            <text:p text:style-name="P5"/>
            <text:p text:style-name="P5"/>
            <text:p text:style-name="P5"/>
            <text:p text:style-name="P5"/>
            <text:p text:style-name="P86"><text:span text:style-name="T58">Písmo</text:span><text:span text:style-name="T297"> svaté jako by nastavovalo očím mysli </text:span><text:span text:style-name="T319">určité </text:span><text:span text:style-name="T297">zrcadlo, aby se v něm </text:span><text:span text:style-name="T319">zračila </text:span><text:span text:style-name="T297">naše vnitřní tvář. V něm tedy poznáme svou ošklivost i krásu, v něm pocítíme, jak daleko jsme pokročili, </text:span><text:span text:style-name="T319">či </text:span><text:span text:style-name="T297">jak daleko jsme od pokroku vzdáleni. Písmo totiž vypráví </text:span><text:span text:style-name="T298">o </text:span><text:span text:style-name="T319">skutcích </text:span><text:span text:style-name="T298">svatých a srdce </text:span><text:span text:style-name="T326">nás </text:span><text:span text:style-name="T298">slabých zve k jejich následování. </text:span><text:span text:style-name="T299">Zatímco připomíná jejich vítězné skutky, v bojích proti neřestem nás posiluje v naší </text:span><text:span text:style-name="T319">slabosti</text:span><text:span text:style-name="T299">. Díky těmto slovům se totiž stane, že naše mysl se uprostřed bojů třese </text:span><text:span text:style-name="T319">tím méně</text:span><text:span text:style-name="T299">, </text:span><text:span text:style-name="T319">čím více </text:span><text:span text:style-name="T299">má před očima slavná vítězství tolika silných mužů.</text:span></text:p>
          </table:table-cell>
        </table:table-row>
        <table:table-row table:style-name="Tabulka1.1">
          <table:table-cell table:style-name="Tabulka1.A1" office:value-type="string">
            <text:p text:style-name="P17">Lectio vj.</text:p>
            <text:p text:style-name="P37">N<text:span text:style-name="T16">onnúmquam</text:span> vero non solum nobis eórum virtútes ásserit, sed etiam casus innotéscit: ut et in victória fórtium, quod imitándo arrípere, et rursum videámus in lápsibus, quid debeámus timére. Ecce enim Job descríbitur tentatióne auctus, sed David tentatióne prostrátus: ut et majórum virtus spem nostram fóveat, et majórum casus ad cautélam nos humilitátis accíngat.</text:p>
            <text:p text:style-name="P29"/>
          </table:table-cell>
          <table:table-cell table:style-name="Tabulka1.A1" office:value-type="string">
            <text:p text:style-name="P5"/>
            <text:p text:style-name="P74"><text:span text:style-name="T66">Nezřídka</text:span><text:span text:style-name="T251"> nám totiž nejen </text:span><text:span text:style-name="T253">ukáže</text:span><text:span text:style-name="T252"> </text:span><text:span text:style-name="T253">jejich </text:span><text:span text:style-name="T251">ctnosti, ale také připomene </text:span><text:span text:style-name="T253">jejich </text:span><text:span text:style-name="T251">pády; </text:span><text:span text:style-name="T253">abychom kromě vítězství silných, která máme napodobováním také získat, viděli na </text:span><text:span text:style-name="T280">druhou stranu</text:span><text:span text:style-name="T253"> i pády, kterých se musíme obávat. Hleďme, o Jobovi </text:span><text:span text:style-name="T280">j</text:span><text:span text:style-name="T253">e p</text:span><text:span text:style-name="T280">sáno</text:span><text:span text:style-name="T253">, že jej pokušení posílilo, avšak David pokušení podlehl. Tak tedy ctnosti velkých </text:span><text:span text:style-name="T254">mužů povzbuzují naši naději, a pády velkých mužů nás opášou </text:span><text:span text:style-name="T255">varovným</text:span><text:span text:style-name="T254"> pásem pokory.</text:span></text:p>
          </table:table-cell>
        </table:table-row>
        <table:table-row table:style-name="Tabulka1.1">
          <table:table-cell table:style-name="Tabulka1.A1" office:value-type="string">
            <text:p text:style-name="P17">Lectio vij.</text:p>
            <text:p text:style-name="P31"><text:span text:style-name="T125">Lib. 1. Moral. </text:span><text:span text:style-name="T126">Cap.</text:span><text:span text:style-name="T125"> 1.</text:span></text:p>
            <text:p text:style-name="P74"><text:span text:style-name="T239">V</text:span><text:span text:style-name="T51">ir</text:span><text:span text:style-name="T239"> erat in terra Hus, nómine Job. Idcirco sanctus vir ubi habitáverit, dícitur, ut ejus méritum virtútis exprimátur. Hus namque quis nésciat, quod sit terra Gentílium? Gentílitas autem eo obligáta vítiis éxtitit, quo cognitiónem sui conditóris ignorávit.</text:span></text:p>
            <text:p text:style-name="P7"/>
          </table:table-cell>
          <table:table-cell table:style-name="Tabulka1.A1" office:value-type="string">
            <text:p text:style-name="P5"/>
            <text:p text:style-name="P5"/>
            <text:p text:style-name="P78"><text:span text:style-name="T68">Byl</text:span><text:span text:style-name="T252"> </text:span><text:span text:style-name="T259">jeden </text:span><text:span text:style-name="T252">muž v zemi Úsu jménem Jób. </text:span><text:span text:style-name="T256">Kde tento svatý muž přebýval se říká z toho důvodu, aby se vyjádřila zásluha jeho ctnosti. Kdo by totiž nevěděl, že Ús je země Pohanů? Pohanské Národy však byl</text:span><text:span text:style-name="T259">y</text:span><text:span text:style-name="T256"> v zajetí neřesti, protože ještě ne</text:span><text:span text:style-name="T259">po</text:span><text:span text:style-name="T256">znaly svého stvořitele.</text:span></text:p>
          </table:table-cell>
        </table:table-row>
        <table:table-row table:style-name="Tabulka1.1">
          <table:table-cell table:style-name="Tabulka1.A1" office:value-type="string">
            <text:p text:style-name="P17">Lectio viij.</text:p>
            <text:p text:style-name="P40">D<text:span text:style-name="T16">icátur</text:span> itaque ubi habitáverit: ut hoc ejus láudibus profíciat, quod bonus inter malos fuit. Neque enim valde laudábile est, bonum esse cum bonis, sed bonum esse cum malis. Sicut enim gravióris culpæ est, inter bonos bonum non esse: ita imménsi est præcónii, bonum étiam inter malos extitísse.</text:p>
            <text:p text:style-name="P40"/>
          </table:table-cell>
          <table:table-cell table:style-name="Tabulka1.A1" office:value-type="string">
            <text:p text:style-name="P5"/>
            <text:p text:style-name="P74"><text:span text:style-name="T67">Je</text:span><text:span text:style-name="T257"> zde tedy řečeno, kde přebýval</text:span><text:span text:style-name="T258">; </text:span><text:span text:style-name="T257">aby tato skutečnost přidala na jeho chvále, neboť to byl dobrý člověk mezi špatnými. Není totiž nijak chvályhodné být dobrý mezi dobrými, nýbrž </text:span><text:span text:style-name="T259">dobrý</text:span><text:span text:style-name="T257"> mezi </text:span><text:span text:style-name="T259">špatnými</text:span><text:span text:style-name="T257">. Stejně tak je závažnější provinění, pokud mezi dobrými někdo dobrý není. Takto si však zaslouží nesmírné uznání ten, kdo je mezi špatnými dobrý.</text:span></text:p>
          </table:table-cell>
        </table:table-row>
        <table:table-row table:style-name="Tabulka1.1">
          <table:table-cell table:style-name="Tabulka1.A1" table:number-columns-spanned="2" office:value-type="string">
            <text:p text:style-name="P19"><text:span text:style-name="T1">D</text:span><text:span text:style-name="T2">o</text:span><text:span text:style-name="T3">minica </text:span><text:span text:style-name="T6">i</text:span><text:span text:style-name="T9">j</text:span><text:span text:style-name="T4">.</text:span></text:p>
            <text:p text:style-name="P21"><text:span text:style-name="T200">Septembris</text:span>.</text:p>
          </table:table-cell>
          <table:covered-table-cell/>
        </table:table-row>
        <table:table-row table:style-name="Tabulka1.1">
          <table:table-cell table:style-name="Tabulka1.A1" office:value-type="string">
            <text:p text:style-name="P11">In I. Nocturno</text:p>
            <text:p text:style-name="P12"><text:soft-page-break/><text:span text:style-name="T201">De</text:span> libr<text:span text:style-name="T201">o</text:span> <text:span text:style-name="T201">Job</text:span>.</text:p>
            <text:p text:style-name="P14">Lectio j. <text:span text:style-name="T15">Cap. 9.</text:span></text:p>
            <text:p text:style-name="P35">E<text:span text:style-name="T75">t</text:span> respóndens Job, ait: Vere scio quod ita sit, et quod non justificétur homo compósitus Deo. Si volúerit conténdere cum eo, non póterit ei respondére unum pro mille. S<text:span text:style-name="T201">á</text:span>piens corde est et fortis róbore. Quis réstitit ei, et pacem hábuit? Qui tránstulit montes, et nesciérunt hi quos subvértit in furóre suo.</text:p>
            <text:p text:style-name="P35"/>
          </table:table-cell>
          <table:table-cell table:style-name="Tabulka1.A1" office:value-type="string">
            <text:p text:style-name="P11"><text:s/></text:p>
            <text:p text:style-name="P4"><text:soft-page-break/></text:p>
            <text:p text:style-name="P4"/>
            <text:p text:style-name="P42"><text:span text:style-name="T79">J</text:span><text:span text:style-name="T16">ób</text:span> na to odpověděl: „Vskutku vím, <text:span text:style-name="T203">že </text:span>je tomu tak, <text:span text:style-name="T202">že </text:span>člověk<text:span text:style-name="T202"> nikdy nemůže být před </text:span>Bohem <text:span text:style-name="T204">spravedlivý</text:span>. Kdo by s ním chtěl vésti spor, z tisíce otázek jedinou nezodpoví. On má srdce moudré a nesmírnou sílu, což dojde pokoje ten, kdo se mu vzepře? On přenáší hory, než by se kdo nadál, převrací je v hněvu.</text:p>
          </table:table-cell>
        </table:table-row>
        <table:table-row table:style-name="Tabulka1.1">
          <table:table-cell table:style-name="Tabulka1.A1" office:value-type="string">
            <text:p text:style-name="P14">Lectio ij.</text:p>
            <text:p text:style-name="P71">Q<text:span text:style-name="T75">ui</text:span> cómmovet terram de loco suo, et colúmnæ ejus concutiúntur. Qui præcipit soli, et non óritur: et stellas claudit quasi sub signáculo; <text:span text:style-name="T201">q</text:span>ui exténdit c<text:span text:style-name="T201">oe</text:span>los suos, et gráditur super fluctus maris. Qui facit Arctúrum et Oríona et Hyádas et interióra Austri.</text:p>
            <text:p text:style-name="P71"/>
          </table:table-cell>
          <table:table-cell table:style-name="Tabulka1.A1" office:value-type="string">
            <text:p text:style-name="P5"/>
            <text:p text:style-name="P44"><text:span text:style-name="T78">Z</text:span><text:span text:style-name="T16">emí</text:span> pohne z místa, až se její sloupy chvějí. <text:s/>Slunci rozkáže, a <text:span text:style-name="T205">ono </text:span>nesmí v<text:span text:style-name="T205">y</text:span>jít, zapečeťuje i hvězdy, sám nebesa roztahuje, kráčí po hřebenech mořských vln, on udělal souhvězdí Lva, Orióna i Plejády a souhvězdí jižní. </text:p>
          </table:table-cell>
        </table:table-row>
        <table:table-row table:style-name="Tabulka1.1">
          <table:table-cell table:style-name="Tabulka1.A1" office:value-type="string">
            <text:p text:style-name="P14">Lectio iij.</text:p>
            <text:p text:style-name="P71">Q<text:span text:style-name="T75">ui</text:span> facit magna et incomprehensibília et mirabília, quorum non est númerus. Si vénerit ad me, non vidébo eum: si abíerit, non intéllegam. Si repénte intérroget, quis respondébit ei vel quis dícere potest: Cur ita facis? Deus, cujus iræ nemo resístere potest, et sub quo curvántur qui portant orbem.</text:p>
            <text:p text:style-name="P71"/>
          </table:table-cell>
          <table:table-cell table:style-name="Tabulka1.A1" office:value-type="string">
            <text:p text:style-name="P5"/>
            <text:p text:style-name="P44"><text:span text:style-name="T16">Dělá</text:span> věci veliké, nevyzpytatelné <text:span text:style-name="T206">a podivuhodné</text:span>, <text:span text:style-name="T206">jichž není konce</text:span>. <text:span text:style-name="T206">Přij</text:span>de-li <text:span text:style-name="T206">ke</text:span> mn<text:span text:style-name="T206">ě</text:span>, nevidím ho, <text:span text:style-name="T206">odejde</text:span>-li, ani ho nepostřehnu. Jestliže <text:span text:style-name="T206">se náhle zeptá</text:span>, kdo <text:span text:style-name="T206">mu odpoví</text:span>, kdopak se ho zeptá: ‚<text:span text:style-name="T206">Proč</text:span> to děláš?‘ Bůh, <text:span text:style-name="T206">jehož</text:span> hněv<text:span text:style-name="T206">u nemůže nikdo odolat</text:span>, <text:span text:style-name="T206">a před ním se skloní i ti, kdo nesou </text:span><text:span text:style-name="T101">na ramenou </text:span><text:span text:style-name="T206">svět</text:span>. </text:p>
          </table:table-cell>
        </table:table-row>
        <table:table-row table:style-name="Tabulka1.1">
          <table:table-cell table:style-name="Tabulka1.A1" office:value-type="string">
            <text:p text:style-name="P14">Lectio i<text:span text:style-name="T91">v</text:span>.</text:p>
            <text:p text:style-name="P71">Q<text:span text:style-name="T75">uantus</text:span> ergo sum ego, ut respóndeam ei, et loquar verbis meis cum eo? Qui, étiam si habúero quíppiam justum, non respondébo, sed meum júdicem deprecábor. Et, cum invocántem exaudíerit me, non credo quod audíerit vocem meam. In túrbine enim cónterit me, et multiplicábit v<text:span text:style-name="T201">ú</text:span>lnera mea, étiam sine causa.</text:p>
            <text:p text:style-name="P71"/>
          </table:table-cell>
          <table:table-cell table:style-name="Tabulka1.A1" office:value-type="string">
            <text:p text:style-name="P5"/>
            <text:p text:style-name="P44"><text:span text:style-name="T16">Jak</text:span> bych mu já tedy mohl odpovídat? Jak bych před ním volil svoje slova? Jemu neuměl bych odpovědět, i kdybych byl spravedlivý; svého Soudce jenom o milost bych prosil. A kdybych i zavolal, aby mi odpověděl, nevěřím, že přál by sluchu mému hlasu. Vždyť mě zachvacuje vichrem, bezdůvodně rozmnožuje moje rány.“ <text:s/><text:span text:style-name="T92">(</text:span><text:span text:style-name="T94">ČEP,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Ex libro Morálium sancti Gregórii Papæ.</text:p>
            <text:p text:style-name="P16">Lib. <text:span text:style-name="T201">9</text:span>, <text:span text:style-name="T201">Cap</text:span>. <text:span text:style-name="T201">2</text:span>.</text:p>
            <text:p text:style-name="P8"><text:bookmark-start text:name="__DdeLink__2400_16731447091131111121111111121111"/><text:span text:style-name="T118">Lectio</text:span><text:bookmark-end text:name="__DdeLink__2400_16731447091131111121111111121111"/><text:span text:style-name="T118"> v.</text:span></text:p>
            <text:p text:style-name="P72"><text:span text:style-name="T201">V</text:span><text:span text:style-name="T76">ere</text:span> scio quod ita sit, et quod non justificábitur homo compósitus Deo. Homo quippe Deo non compósitus justítiam pércipit, compósitus am<text:span text:style-name="T201">í</text:span>ttit; quia quisquis se auct<text:span text:style-name="T201">ó</text:span>ri bonórum cómparat, bono se, quod accéperat, privat. Qui enim acc<text:span text:style-name="T201">é</text:span>pta bona sibi <text:span text:style-name="T201">á</text:span>rrogat, suis contra Deum donis pugnat. Unde ergo desp<text:span text:style-name="T201">é</text:span>ctus erígitur, dignum est ut er<text:span text:style-name="T201">é</text:span>ctus inde destruátur.</text:p>
            <text:p text:style-name="P6"/>
          </table:table-cell>
          <table:table-cell table:style-name="Tabulka1.A1" office:value-type="string">
            <text:p text:style-name="P5"/>
            <text:p text:style-name="P5"/>
            <text:p text:style-name="P5"/>
            <text:p text:style-name="P55"><text:span text:style-name="T16">Vskutku</text:span> vím, <text:span text:style-name="T203">že </text:span>je tomu tak, <text:span text:style-name="T202">že </text:span>člověk<text:span text:style-name="T202"> nikdy nemůže být před </text:span>Bohem <text:span text:style-name="T204">spravedlivý.“</text:span> <text:span text:style-name="T203">Totiž člověk, pokud se nesrovnává s Bohem, může vnímat spravedlnost, pokud se s ním však chce srovnávat, hned ji ztratí. Chce-li se tedy někdo srovnávat s původcem všeho dobra, </text:span><text:span text:style-name="T370">sám se tím ochuzuje </text:span><text:span text:style-name="T203">o dobro, které již přijal. Kdo si totiž přivlastňuje dobra, která přijal, </text:span><text:span text:style-name="T102">těmito </text:span><text:span text:style-name="T203">svými dary bojuje proti Bohu. Pokud se tedy člověk, který by měl býti pokorný, povyšuje, hodí se, aby byl právě těmito dary zničen.</text:span></text:p>
          </table:table-cell>
        </table:table-row>
        <table:table-row table:style-name="Tabulka1.1">
          <table:table-cell table:style-name="Tabulka1.A1" office:value-type="string">
            <text:p text:style-name="P17">Lectio vj.</text:p>
            <text:p text:style-name="P37"><text:soft-page-break/>S<text:span text:style-name="T77">anctus</text:span> autem vir, quia omne virtútis nostræ méritum esse v<text:span text:style-name="T207">í</text:span>tium cónspicit, si ab int<text:span text:style-name="T201">é</text:span>rno árbitro distr<text:span text:style-name="T201">í</text:span>cte judicétur, recte subj<text:span text:style-name="T201">ú</text:span>ngit: Si volúerit conténdere cum eo, non póterit respondére ei unum pro mille.</text:p>
            <text:p text:style-name="P29"/>
          </table:table-cell>
          <table:table-cell table:style-name="Tabulka1.A1" office:value-type="string">
            <text:p text:style-name="P5"/>
            <text:p text:style-name="P64"><text:soft-page-break/><text:span text:style-name="T16">Oproti</text:span> tomu svatý muž pohlíží na všechny zásluhy našich sil jako na neřesti, <text:span text:style-name="T208">a </text:span>pokud jej jeho vnitřní rozhodce bude <text:span text:style-name="T208">přísně </text:span>soudit, správě dodá: „Kdo by s ním chtěl vésti spor, z tisíce otázek jedinou nezodpoví.“</text:p>
          </table:table-cell>
        </table:table-row>
        <table:table-row table:style-name="Tabulka1.1">
          <table:table-cell table:style-name="Tabulka1.A1" office:value-type="string">
            <text:p text:style-name="P17">Lectio vij.</text:p>
            <text:p text:style-name="P38">I<text:span text:style-name="T77">n</text:span> Scriptúra sancta millenárius númerus pro universitáte solet int<text:span text:style-name="T201">é</text:span>lligi. Hinc étenim Psalm<text:span text:style-name="T201">í</text:span>sta ait: Verbi, quod mandávit in mille generatiónes: cum prof<text:span text:style-name="T201">é</text:span>cto constet, quod ab ipso mundi exórdio usque ad Redemptiónis advéntum per Evangel<text:span text:style-name="T201">í</text:span>stam non ámplius quam septuagínta et septem propágines numeréntur. Quid ergo in millen<text:span text:style-name="T201">á</text:span>rio número nisi ad proferéndam novam sóbolem perfécta univérsitas præsc<text:span text:style-name="T201">í</text:span>tæ generatiónis expr<text:span text:style-name="T201">í</text:span>mitur? Hinc et per Joánnem dícitur: Et regnábunt cum eo mille annis: quia vid<text:span text:style-name="T209">é</text:span>licet regnum sanctæ Ecclésiæ universitátis perfectióne solidátur.</text:p>
            <text:p text:style-name="P7"/>
          </table:table-cell>
          <table:table-cell table:style-name="Tabulka1.A1" office:value-type="string">
            <text:p text:style-name="P5"/>
            <text:p text:style-name="P54"><text:span text:style-name="T25">Ve</text:span><text:span text:style-name="T145"> svatých Písmech bývá zvykem používat </text:span><text:span text:style-name="T139"><text:s/></text:span><text:span text:style-name="T145">číslovku tisíc na znamení veškerenstva. </text:span><text:span text:style-name="T146">Když</text:span><text:span text:style-name="T145"> tedy Žalmista praví: „</text:span><text:span text:style-name="T102">Věčně pamatuje na svou smlouvu</text:span><text:span text:style-name="T145">, na slovo, jež přikázal tisícům pokolení,“ </text:span><text:span text:style-name="T147">co </text:span><text:span text:style-name="T146">to</text:span><text:span text:style-name="T147"> tedy znamená, </text:span><text:span text:style-name="T146">když</text:span><text:span text:style-name="T147"> od počátku světa až po příchod Spasitele nenapočítal Evangelista více než sedmdesát sedm generací? Co tedy jiného se skrývá v tomto čísle tisíc, než </text:span><text:span text:style-name="T148">dokonalá celistvost předpově</text:span><text:span text:style-name="T165">ze</text:span><text:span text:style-name="T148">ného zrození </text:span><text:span text:style-name="T146">až do </text:span><text:span text:style-name="T148">příchodu nového pokolení. Proto i Jan praví: „A budou s ním kralovati po tisíc let.“ </text:span><text:span text:style-name="T149">Neboť království svaté Církve je stvrzeno dokonalostí všeobecnosti. </text:span></text:p>
          </table:table-cell>
        </table:table-row>
        <table:table-row table:style-name="Tabulka1.1">
          <table:table-cell table:style-name="Tabulka1.A1" office:value-type="string">
            <text:p text:style-name="P17">Lectio viij.</text:p>
            <text:p text:style-name="P40">Q<text:span text:style-name="T77">uia</text:span> vero monas d<text:span text:style-name="T209">é</text:span>cies multiplicáta in denárium d<text:span text:style-name="T209">ú</text:span>citur, den<text:span text:style-name="T209">á</text:span>rius per semetípsum ductus in centenárium dilatátur, qui rursus per denárium ductus in millenárium ténditur; cum ab uno inc<text:span text:style-name="T209">í</text:span>pimus, ut ad millenárium véniamus, quid hoc loco uníus appellatióne, nisi bene vivéndi in<text:span text:style-name="T209">í</text:span>tium? quid millen<text:span text:style-name="T209">á</text:span>rii n<text:span text:style-name="T209">ú</text:span>meri amplitúdine, nisi ej<text:span text:style-name="T209">ú</text:span>sdem bonæ vitæ perféctio designátur?</text:p>
            <text:p text:style-name="P40"/>
          </table:table-cell>
          <table:table-cell table:style-name="Tabulka1.A1" office:value-type="string">
            <text:p text:style-name="P5"/>
            <text:p text:style-name="P65"><text:span text:style-name="T16">Když</text:span> totiž jedničku vynásobíme deseti, dostaneme desítku, když desítku vynásobíme samu sebou, rozšíříme ji na stovku, a tu pokud opět vynásobíme desítkou, dostaneme číslo tisíc. Když tedy začneme od jedničky, jak máme tedy nazvat toto jedinečné místo na cestě k tisícovce, ne-li počátek správného života? A co znamená velikost čísla tisíc, ne-li dokonalost tohoto správného života?</text:p>
          </table:table-cell>
        </table:table-row>
        <table:table-row table:style-name="Tabulka1.1">
          <table:table-cell table:style-name="Tabulka1.A1" table:number-columns-spanned="2" office:value-type="string">
            <text:p text:style-name="P19"><text:span text:style-name="T1">D</text:span><text:span text:style-name="T2">o</text:span><text:span text:style-name="T3">minica </text:span><text:span text:style-name="T6">i</text:span><text:span text:style-name="T13">i</text:span><text:span text:style-name="T9">j</text:span><text:span text:style-name="T4">.</text:span></text:p>
            <text:p text:style-name="P21"><text:span text:style-name="T200">Septembris</text:span>.</text:p>
          </table:table-cell>
          <table:covered-table-cell/>
        </table:table-row>
        <table:table-row table:style-name="Tabulka1.1">
          <table:table-cell table:style-name="Tabulka1.A1" office:value-type="string">
            <text:p text:style-name="P11">In I. Nocturno</text:p>
            <text:p text:style-name="P12">Incipit liber Tobíæ.</text:p>
            <text:p text:style-name="P31"><text:span text:style-name="T127">Lectio j. </text:span><text:span text:style-name="T128">Cap. </text:span><text:span text:style-name="T129">1</text:span><text:span text:style-name="T128">.</text:span></text:p>
            <text:p text:style-name="P35"><text:span text:style-name="T16">Tobías</text:span> ex tribu, et civitáte Néphthali (quæ est in superióribus Galilææ supra Naásson, post viam, quæ ducit ad Occidéntem in sinístro habens civitátem Sephet) cum captus esset in diébus Salmánasar regis Assyriórum, in captivitáte tamen pósitus, viam veritátis non deséruit, ita ut ómnia, quæ habére póterat, quotídie concaptívis frátribus, qui erant ex ejus génere, impertíret. Cumque esset júnior omnibus in tribu Néphthali, nihil tamen pueríle gessit in ópere.</text:p>
            <text:p text:style-name="P35"/>
          </table:table-cell>
          <table:table-cell table:style-name="Tabulka1.A1" office:value-type="string">
            <text:p text:style-name="P11"><text:s/></text:p>
            <text:p text:style-name="P4"/>
            <text:p text:style-name="P4"/>
            <text:p text:style-name="P87"><text:span text:style-name="T53">Tob</text:span><text:span text:style-name="T59">i</text:span><text:span text:style-name="T53">áš</text:span><text:span text:style-name="T282"> z kmene a města Neftali, </text:span><text:span text:style-name="T300">(</text:span><text:span text:style-name="T282">to </text:span><text:span text:style-name="T322">město</text:span><text:span text:style-name="T282"> </text:span><text:span text:style-name="T300">leží </text:span><text:span text:style-name="T282">v horní Galilei nad Naassonem za cestou, která vede na západ a nalevo má město Sefet</text:span><text:span text:style-name="T300">),</text:span><text:span text:style-name="T282"> když byl za dnů Salmanassara, krále assyrského </text:span><text:span text:style-name="T300">za</text:span><text:span text:style-name="T282">jat, přece ani v zajetí neopustil cesty pravdy, takže všec</text:span><text:span text:style-name="T300">hn</text:span><text:span text:style-name="T282">o, co mohl sehnat, každodenně rozdával bratřím ze svého kmene, kteří byli spolu s ním v zajetí. Ačkoli byl nejmladší ze všech z kme</text:span><text:span text:style-name="T300">­</text:span><text:span text:style-name="T282">ne Neftali, přece se </text:span><text:span text:style-name="T321">nikdy nechoval jako chlapec.</text:span></text:p>
          </table:table-cell>
        </table:table-row>
        <table:table-row table:style-name="Tabulka1.1">
          <table:table-cell table:style-name="Tabulka1.A1" office:value-type="string">
            <text:p text:style-name="P14">Lectio ij.</text:p>
            <text:p text:style-name="P71"><text:span text:style-name="T16">Dénique</text:span> cum irent omnes ad vítulos áureos, quos Jeróboam fécerat rex Israël, hic solus fu<text:soft-page-break/>giébat consórtia ómnium, sed pergébat in Jerúsalem ad templum Dómini, et ibi adorábat Dóminum Deum Israël, ómnia primitíva sua, et décimas suas fidéliter ófferens, ita ut in tértio anno prosélytis et ádvenis ministráret omnem decimatiónem. Hæc et his simília secúndum legem Dei puérulus observábat.</text:p>
            <text:p text:style-name="P71"/>
          </table:table-cell>
          <table:table-cell table:style-name="Tabulka1.A1" office:value-type="string">
            <text:p text:style-name="P5"/>
            <text:p text:style-name="P79"><text:span text:style-name="T55">Když</text:span><text:span text:style-name="T283"> totiž všichni chodili ke zlatým telatům, která byl dal učiniti Jeroboam, král israelský, </text:span><text:soft-page-break/><text:span text:style-name="T283">on sám se vyhýbal společnosti všech </text:span><text:span text:style-name="T300">takových lidí</text:span><text:span text:style-name="T283"> a chodíval do Jerusalema, k chrámu Hospodinovu a tam klaněl se Hospodinu Bohu Israel</text:span><text:span text:style-name="T300">e</text:span><text:span text:style-name="T283">; věrně odváděl též všecky své prvotiny a desátky, takže </text:span><text:span text:style-name="T327">každého</text:span><text:span text:style-name="T283"> třetího roku dával </text:span><text:span text:style-name="T327">i</text:span><text:span text:style-name="T283"> všecky desátky </text:span><text:span text:style-name="T320">proselytům</text:span><text:span text:style-name="T283"> a příchozím. Ty a jim podobné věci zachovával podle Božího zákona ještě </text:span><text:span text:style-name="T300">jako </text:span><text:span text:style-name="T283">malý chlap</text:span><text:span text:style-name="T300">e</text:span><text:span text:style-name="T283">c. </text:span></text:p>
          </table:table-cell>
        </table:table-row>
        <table:table-row table:style-name="Tabulka1.1">
          <table:table-cell table:style-name="Tabulka1.A1" office:value-type="string">
            <text:p text:style-name="P14">Lectio iij.</text:p>
            <text:p text:style-name="P71"><text:span text:style-name="T16">Cum</text:span> vero factus esset vir, accépit uxórem Annam de tribu sua, genuítque ex ea fílium, nomen suum impónens ei, quem ab infántia timére Deum dócuit, et abstinére ab omni peccáto. Igitur, cum per captivitátem devenísset cum uxóre sua, et fílio in civitátem Niniven cum omni tribu sua, (cum omnes éderent ex cibis Gentílium) iste custodívit ánimam suam, et numquam contaminátus est in escis eórum.</text:p>
            <text:p text:style-name="P71"/>
          </table:table-cell>
          <table:table-cell table:style-name="Tabulka1.A1" office:value-type="string">
            <text:p text:style-name="P5"/>
            <text:p text:style-name="P80"><text:span text:style-name="T55">Když</text:span><text:span text:style-name="T283"> dospěl v muže, vzal si za manželku Annu ze svého kmene a zplodil s ní syna, jemuž dal své jméno; toho učil od dětství bát se Boha a vystříhati se </text:span><text:span text:style-name="T301">veškerého </text:span><text:span text:style-name="T283">hříchu. Když tedy </text:span><text:span text:style-name="T301">ve svém zajetí </text:span><text:span text:style-name="T283">přišel se svou manželkou, synem a s veškerým svým kmenem do města Ninive, </text:span><text:span text:style-name="T301">(</text:span><text:span text:style-name="T283">kde všichni </text:span><text:span text:style-name="T301">jedli z </text:span><text:span text:style-name="T283">pohanských pokrmů</text:span><text:span text:style-name="T301">)</text:span><text:span text:style-name="T283"> on se chránil, aby </text:span><text:span text:style-name="T301">se</text:span><text:span text:style-name="T283"> jejich pokrmy</text:span><text:span text:style-name="T301"> </text:span><text:span text:style-name="T283">nikdy neposkvrnil. </text:span></text:p>
          </table:table-cell>
        </table:table-row>
        <table:table-row table:style-name="Tabulka1.1">
          <table:table-cell table:style-name="Tabulka1.A1" office:value-type="string">
            <text:p text:style-name="P14">Lectio i<text:span text:style-name="T91">v</text:span>.</text:p>
            <text:p text:style-name="P71"><text:span text:style-name="T16">Et</text:span> quóniam memor fuit Dómini in toto corde suo, dedit illi Deus grátiam in conspéctu Salmánasar regis, et dedit illi potestátem quocúmque vellet ire, habens libertátem quæcúmque fácere voluísset. Pergébat ergo ad omnes, qui erant in captivitáte, et mónita salútis dabat eis.</text:p>
            <text:p text:style-name="P71"/>
          </table:table-cell>
          <table:table-cell table:style-name="Tabulka1.A1" office:value-type="string">
            <text:p text:style-name="P5"/>
            <text:p text:style-name="P81"><text:span text:style-name="T283">A že pamatoval na Hospodina celou svou myslí, zjednal mu Bůh milost v očích krále Salmanassara, že mu dal svobodu </text:span><text:span text:style-name="T302">chodit </text:span><text:span text:style-name="T283">kamkoli by chtěl a že měl volnost činit cokoli si přál. Chodil tedy po všech, kteří byli v zajetí a dával jim spasitelná napomenutí. </text:span><text:span text:style-name="T289">(</text:span><text:span text:style-name="T328">Hejčl</text:span><text:span text:style-name="T324">, </text:span><text:span text:style-name="T325">upraveno</text:span><text:span text:style-name="T324">)</text:span></text:p>
          </table:table-cell>
        </table:table-row>
        <table:table-row table:style-name="Tabulka1.1">
          <table:table-cell table:style-name="Tabulka1.A1" office:value-type="string">
            <text:p text:style-name="P23">In II. Nocturno</text:p>
            <text:p text:style-name="P28">Sermo sancti Leónis Papæ.</text:p>
            <text:p text:style-name="P16">Serm. 9. de Jejun. 7. mens.</text:p>
            <text:p text:style-name="P8"><text:bookmark-start text:name="__DdeLink__2400_167314470911311111211111111211114"/><text:span text:style-name="T118">Lectio</text:span><text:bookmark-end text:name="__DdeLink__2400_167314470911311111211111111211114"/><text:span text:style-name="T118"> v.</text:span></text:p>
            <text:p text:style-name="P86"><text:span text:style-name="T52">Scio</text:span><text:span text:style-name="T340"> quidem, dilectíssimi, plúrimos vestrum ita in iis, quæ ad observántiam Christiánae fídei pértinent, esse devótos, ut nostris cohortatiónibus non indígeant admóneri. Quod enim dudum et tradítio decrévit, et consuetúdo firmávit; nec erudítio ignórat, nec píetas praetermíttit. Sed quia sacerdotális offícii est, erga omnes Ecclésiæ fílios curam habére commúnem, in id quod et rúdibus prosit, et doctis, quos simul dilígimus, páriter incitámus: ut jejúnium, quod nobis séptimi mensis recúrsus indícit, fide álacri per castigatiónem ánimi et c</text:span><text:span text:style-name="T341">ó</text:span><text:span text:style-name="T340">rporis celebrémus.</text:span></text:p>
            <text:p text:style-name="P6"/>
          </table:table-cell>
          <table:table-cell table:style-name="Tabulka1.A1" office:value-type="string">
            <text:p text:style-name="P24"><text:s/></text:p>
            <text:p text:style-name="P5"/>
            <text:p text:style-name="P5"/>
            <text:p text:style-name="P5"/>
            <text:p text:style-name="P88"><text:span text:style-name="T60">Vím</text:span><text:span text:style-name="T303"> </text:span><text:span text:style-name="T304">totiž, nejmilovanější</text:span><text:span text:style-name="T303">, </text:span><text:span text:style-name="T304">že mnozí z vás jsou v tom, co se týká života dle křesťanské víry, tak oddaní, že nepotřebují povzbuzení našich napomenutí. Totiž to, co nedávno tradice vydala a zvyk potvrdil, dobře zná i vzděl</text:span><text:span text:style-name="T320">a</text:span><text:span text:style-name="T304">n</text:span><text:span text:style-name="T320">ost</text:span><text:span text:style-name="T304">, a zbožnost se tomu nevyhýbá. </text:span><text:span text:style-name="T320">P</text:span><text:span text:style-name="T304">rotože však kněžskou povin</text:span><text:span text:style-name="T320">­</text:span><text:span text:style-name="T304">ností je mít</text:span><text:span text:style-name="T306">i</text:span><text:span text:style-name="T304"> společnou péči o všechny syny Církve, </text:span><text:span text:style-name="T306">a to </text:span><text:span text:style-name="T305">takovou, která prospěje venkovanu i učenci, </text:span><text:span text:style-name="T320">neboť je</text:span><text:span text:style-name="T305"> všechny stejně milujeme a stejnou měrou </text:span><text:span text:style-name="T306">i </text:span><text:span text:style-name="T305">povzbuzujeme. Totiž abychom půst, </text:span><text:span text:style-name="T320">který</text:span><text:span text:style-name="T305"> nám ohlašuje opětovný návrat devátého měsíce </text:span><text:span text:style-name="T329">září</text:span><text:span text:style-name="T260">, horliv</text:span><text:span text:style-name="T265">i</text:span><text:span text:style-name="T260"> po kárání svého ducha i těla věrně oslav</text:span><text:span text:style-name="T265">ili</text:span><text:span text:style-name="T260">.</text:span></text:p>
          </table:table-cell>
        </table:table-row>
        <table:table-row table:style-name="Tabulka1.1">
          <table:table-cell table:style-name="Tabulka1.A1" office:value-type="string">
            <text:p text:style-name="P17">Lectio vj.</text:p>
            <text:p text:style-name="P37"><text:span text:style-name="T16">Ideo</text:span> enim ipsa continéntiæ observántia quátuor est assignáta tempóribus, ut in idípsum totíus anni redeúnte decúrsu, cognoscerémus nos indesinénter purificatiónibus indigére: sempérque esse niténdum, dum hujus vitæ varietáte jactámur, ut peccátum, quod fragilitáte carnis et cupiditátum <text:soft-page-break/>pollutióne contráhitur, jejúniis atque eleemósynis deleátur.</text:p>
            <text:p text:style-name="P29"/>
          </table:table-cell>
          <table:table-cell table:style-name="Tabulka1.A1" office:value-type="string">
            <text:p text:style-name="P5"/>
            <text:p text:style-name="P82"><text:span text:style-name="T69">Proto</text:span><text:span text:style-name="T261"> </text:span><text:span text:style-name="T265">je </text:span><text:span text:style-name="T261">tedy toto zachovávání zdrženlivosti <text:s/>přiřazeno čtveru období (</text:span><text:span text:style-name="T336">tedy</text:span><text:span text:style-name="T261"> </text:span><text:span text:style-name="T330">kvatémbr</text:span><text:span text:style-name="T261">). Když se nám totiž v průběhu roku navracejí, máme v nich poznávat, že očišťování je nám třeb</text:span><text:span text:style-name="T281">a</text:span><text:span text:style-name="T261"> neustále. Dokud jsme tedy ponořeni v rozmanitost</text:span><text:span text:style-name="T265">ech</text:span><text:span text:style-name="T261"> tohoto života, vždy se musíme snažit, aby hřích, který se </text:span><text:soft-page-break/><text:span text:style-name="T261">přenáší křehkostí těla a znečištěním žádostivostí, byl posty a almužnami zase očištěn.</text:span></text:p>
          </table:table-cell>
        </table:table-row>
        <table:table-row table:style-name="Tabulka1.1">
          <table:table-cell table:style-name="Tabulka1.A1" office:value-type="string">
            <text:p text:style-name="P17">Lectio vij.</text:p>
            <text:p text:style-name="P39"><text:span text:style-name="T16">Esuriámus</text:span> páululum, dilectíssimi, et aliquántulum, quod juvándis possit prodésse paupéribus, nostræ consuetúdini subtrahámus. Delectétur consciéntia benignórum frúctibus largitátis: et gáudia tríbuens, quo es lætificándus, accípies. Diléctio próximi, diléctio Dei est, qui plenitúdinem legis et Prophetárum in hac géminæ charitátis unitáte constítuit: ut nemo ambígeret, Deo se offérre, quod hómini contulísset, dicénte Dómino Salvatóre, cum de aléndis juvandísque paupéribus loquerétur: Quod uni eórum fecístis, mihi fecístis.</text:p>
            <text:p text:style-name="P7"/>
          </table:table-cell>
          <table:table-cell table:style-name="Tabulka1.A1" office:value-type="string">
            <text:p text:style-name="P5"/>
            <text:p text:style-name="P83"><text:span text:style-name="T70">Odejměme</text:span><text:span text:style-name="T262"> si tedy něco od úst, ne</text:span><text:span text:style-name="T265">j</text:span><text:span text:style-name="T262">mil</text:span><text:span text:style-name="T265">ovaně</text:span><text:span text:style-name="T262">jší, a postupně si z množství </text:span><text:span text:style-name="T331">jídla</text:span><text:span text:style-name="T262">, na které jsme zvyklí, odnímejme část, která může být ku prospěchu a pomoci chudým. </text:span><text:span text:style-name="T263">Nechť se svědomí těší laskavými plody štědrosti, </text:span><text:span text:style-name="T265">a </text:span><text:span text:style-name="T264">radostí, kterou rozdáš, sám budeš obohacen. Láska k bližnímu je láska k Bohu, neboť </text:span><text:span text:style-name="T332">Pán </text:span><text:span text:style-name="T264">v této dvojí lásce ustanovil plnost zákona i Proroků, aby nikdo nepochyboval, že to, co dá člověku, vlastně obětuje Bohu. Spasitel totiž pravil o pokrmu a pomoci chudým: „Cokoliv jste učinili jednomu z </text:span><text:span text:style-name="T332">mých maličkých</text:span><text:span text:style-name="T264">, mně jste učinili.“</text:span></text:p>
          </table:table-cell>
        </table:table-row>
        <table:table-row table:style-name="Tabulka1.1">
          <table:table-cell table:style-name="Tabulka1.A1" office:value-type="string">
            <text:p text:style-name="P17">Lectio viij.</text:p>
            <text:p text:style-name="P40">Q<text:span text:style-name="T16">uarta</text:span> ígitur et sexta Féria jejunémus: Sábbato vero apud beátum Petrum Apóstolum vigílias celebrémus: cujus nos méritis et oratiónibus crédimus adjuvándos, ut misericórdi Deo jejúnio nostro, et devoti<text:span text:style-name="T353">ó</text:span>ne placeámus.</text:p>
            <text:p text:style-name="P40"/>
          </table:table-cell>
          <table:table-cell table:style-name="Tabulka1.A1" office:value-type="string">
            <text:p text:style-name="P5"/>
            <text:p text:style-name="P66"><text:span text:style-name="T16">Pos</text:span><text:span text:style-name="T83">ť</text:span><text:span text:style-name="T16">me</text:span> se tedy ve Středu a v Pátek: v Sobotu pak máme slavit vigilie u svatého Petra Apoštola; neboť věříme, že nám pomáhá svými zásluhami a modlitbami, abychom se svým postem a oddaností zalíbili svému milosrdnému Bohu.</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6">i</text:span><text:span text:style-name="T10">v</text:span><text:span text:style-name="T4">.</text:span></text:p>
            <text:p text:style-name="P20"><text:span text:style-name="T200">Septembris</text:span>.</text:p>
          </table:table-cell>
          <table:covered-table-cell/>
        </table:table-row>
        <table:table-row table:style-name="Tabulka1.1">
          <table:table-cell table:style-name="Tabulka1.A1" office:value-type="string">
            <text:p text:style-name="P10">In I. Nocturno</text:p>
            <text:p text:style-name="P12">Incipit liber Judith.</text:p>
            <text:p text:style-name="P14">Lectio j. <text:span text:style-name="T15">Cap. 1.</text:span></text:p>
            <text:p text:style-name="P35">A<text:span text:style-name="T16">rpháxad</text:span> ítaque rex Medórum subjugáverat multas gentes império suo, et ipse ædificávit civitátem potentíssimam, quam appellávit Ecbátanis, <text:span text:style-name="T210">e</text:span>x lapídibus quadrátis et sectis: <text:span text:style-name="T210">f</text:span>ecit muros ejus in altitúdinem cubitórum septuagínta et in latitúdinem cubitórum trigínta, turres vero ejus pósuit in altitúdinem cubitórum centum. Per quadrum vero eárum latus utrúmque vicenórum pedum spátio tendebátur, posuítque portas ejus in altitúdinem túrrium: <text:span text:style-name="T210">e</text:span>t gloriabátur quasi potens in poténtia exércitus sui et in glória quadrigárum suárum.</text:p>
            <text:p text:style-name="P35"/>
          </table:table-cell>
          <table:table-cell table:style-name="Tabulka1.A1" office:value-type="string">
            <text:p text:style-name="P27"><text:s/></text:p>
            <text:p text:style-name="P4"/>
            <text:p text:style-name="P4"/>
            <text:p text:style-name="P42"><text:span text:style-name="T16">Arfaxad</text:span>, král medský,<text:span text:style-name="T211"> si podmanil</text:span> mnoho národů <text:span text:style-name="T211">ve </text:span>své panství, <text:span text:style-name="T371">a </text:span>vystavěl město velmi mocné, které nazýval Ekbatany, z kamene na čtyři hrany tesaného; udělal zdi jeho <text:span text:style-name="T211">vysoké</text:span> sedmdesát loket a š<text:span text:style-name="T211">iroké</text:span> třic<text:span text:style-name="T211">e</text:span>t loket, věže pak jeho postavil sto loket vysoké; oba boky do čtverce stavěných věží táhly se na dvacet stop, a brány města postavil věžím přiměřeně vysoké. Chlubil se, že je mocný silou vojska a slávou svých vozů. </text:p>
          </table:table-cell>
        </table:table-row>
        <table:table-row table:style-name="Tabulka1.1">
          <table:table-cell table:style-name="Tabulka1.A1" office:value-type="string">
            <text:p text:style-name="P14">Lectio ij.</text:p>
            <text:p text:style-name="P71">A<text:span text:style-name="T16">nno</text:span> ígitur duodécimo regni sui: Nabuchodónosor rex Assyriórum, qui regnábat in Nínive civitáte magna, pugnávit contra Arpháxad, et obtínuit eum <text:span text:style-name="T210">i</text:span>n campo magno qui appellátur Rágau, circa Euphráten et Tigrin et Jádason, in campo Erioch regis Elicórum.</text:p>
            <text:p text:style-name="P71"/>
          </table:table-cell>
          <table:table-cell table:style-name="Tabulka1.A1" office:value-type="string">
            <text:p text:style-name="P5"/>
            <text:p text:style-name="P44"><text:span text:style-name="T16">Avšak</text:span> roku dvanáctého vlády své Nabuchodo-nosor, král assyrský, který kraloval v Ninive, městě velikém, svedl bitvu s Arfaxadem a přemohl ho na veliké rovině, která s<text:span text:style-name="T211">e jmen</text:span>uje Ragau, nad Eufratem a Tigridem, jakož i Jadasonem, na rovině Eriocha, krále Eličanů. </text:p>
          </table:table-cell>
        </table:table-row>
        <text:soft-page-break/>
        <table:table-row table:style-name="Tabulka1.1">
          <table:table-cell table:style-name="Tabulka1.A1" office:value-type="string">
            <text:p text:style-name="P14">Lectio iij.</text:p>
            <text:p text:style-name="P71">T<text:span text:style-name="T16">unc</text:span> exaltátum est regnum Nabuchodónosor, et cor ejus elevátum est: et misit ad omnes, qui habitábant in Cilícia et Damásco et Líbano, <text:span text:style-name="T210">e</text:span>t ad gentes, quæ sunt in Carmélo et Cedar, et inhabitántes Galilæam in campo magno Esdrelon, <text:span text:style-name="T210">e</text:span>t ad omnes qui erant in Samaría, et trans flumen Jordánem usque ad Jerúsalem, et omnem terram Jesse, quoúsque perveniátur ad términos Æthiópiæ.</text:p>
            <text:p text:style-name="P71"/>
          </table:table-cell>
          <table:table-cell table:style-name="Tabulka1.A1" office:value-type="string">
            <text:p text:style-name="P5"/>
            <text:p text:style-name="P44"><text:span text:style-name="T16">Tehdy</text:span> zvelebeno bylo království Nabuchodonosorovo <text:span text:style-name="T211">a</text:span> srdce jeho <text:span text:style-name="T211">zpyšnělo</text:span>, <text:span text:style-name="T211">tak</text:span>že poslal ke všem, kteří bydlili v Cilicii, v Damašku, a na Libanu, k národům, kteří byli na Karmelu, v Kedaru, k obyvatelům galilejským na veliké rovině Esdrelonské, ke všem, kteří byli v Samařsku a za řekou Jordánem až k Jerusalemu, do veškeré země Jesse, až i ke hranicím Etiopie. </text:p>
          </table:table-cell>
        </table:table-row>
        <table:table-row table:style-name="Tabulka1.1">
          <table:table-cell table:style-name="Tabulka1.A1" office:value-type="string">
            <text:p text:style-name="P14">Lectio i<text:span text:style-name="T91">v</text:span>.</text:p>
            <text:p text:style-name="P71">A<text:span text:style-name="T34">d</text:span> hos omnes misit núntios Nabuchodónosor rex Assyriórum: <text:span text:style-name="T210">q</text:span>ui omnes uno ánimo contradixérunt et remisérunt eos vacuos, et sine honóre abjecérunt. Tunc indignátus Nabuchodónosor rex advérsus omnem terram illam, jurávit per thronum et regnum suum, quod defénderet se de ómnibus regiónibus his. </text:p>
            <text:p text:style-name="P71"/>
          </table:table-cell>
          <table:table-cell table:style-name="Tabulka1.A1" office:value-type="string">
            <text:p text:style-name="P5"/>
            <text:p text:style-name="P44">K těm<text:span text:style-name="T211">to</text:span> všem poslal posly Nabuchodonosor, král assyrský; oni však všichni jednomyslně mu odepřeli, poslali je zpět <text:span text:style-name="T211">s </text:span>prázdný<text:span text:style-name="T211">ma rukama</text:span> a beze cti je zapudili. Tu rozhněval se Nabuchodonosor král na <text:span text:style-name="T211">celou tu</text:span> zemi a zapřís<text:span text:style-name="T212">a</text:span>h<text:span text:style-name="T212">a</text:span>l se při trůnu a království svém, že se pomstí nade všemi těmi krajinami. <text:s/><text:span text:style-name="T92">(</text:span><text:span text:style-name="T94">ČEP,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Ex libro sancti Ambrósii Epíscopi de Elía et jejúnio.</text:p>
            <text:p text:style-name="P8"><text:bookmark-start text:name="__DdeLink__2400_167314470911311111211111111211111"/><text:span text:style-name="T118">Lectio</text:span><text:bookmark-end text:name="__DdeLink__2400_167314470911311111211111111211111"/><text:span text:style-name="T118"> v. </text:span><text:span text:style-name="T119">Cap. 9.</text:span></text:p>
            <text:p text:style-name="P72">P<text:span text:style-name="T16">oténtes</text:span> vinum prohibéntur bíbere, ne, cum bíberint, obliviscántur sapiéntiam. Dénique bibébant vinum in ebrietáte po<text:span text:style-name="T354">­</text:span>téntes, qui Holoférni príncipi milítiæ regis Assyriórum se trádere gestiébant: sed non bibébant fémina Judith, jejúnans ómnibus diébus viduitátis suæ, præter festórum diérum solemnitátes. His armis muníta procéssit, et omnem Assyriórum circumvénit exércitum. Sóbrii vigóre consílii ábstulit Holoférnis caput, servávit pudicítiam, victóriam reportávit.</text:p>
            <text:p text:style-name="P6"/>
          </table:table-cell>
          <table:table-cell table:style-name="Tabulka1.A1" office:value-type="string">
            <text:p text:style-name="P5"/>
            <text:p text:style-name="P5"/>
            <text:p text:style-name="P5"/>
            <text:p text:style-name="P55"><text:span text:style-name="T35">Mocným</text:span><text:span text:style-name="T213"> se zakazuje píti víno, aby pak, kdyby se jej napili, nezapomněli</text:span> <text:span text:style-name="T213">na moudré chování. Přesto však víno až k opilosti pili ti mocní mužové, kteří se už chtěli vydat do rukou Holoferna, nejvyššího vojevůdce asyrského krále. Nepila však žena Judit a postila se po všechny dny, po které byla vdovou, kromě slavností svátečních dnů. Těmito zbraněmi vybavena pak vytáhla a obešla celé vojsko Asyřanů. Střízlivou mocí vykonala svůj úmysl a připravila Holoferna o hlavu, zachovala si cudnost a dosáhla vítězství. </text:span></text:p>
          </table:table-cell>
        </table:table-row>
        <table:table-row table:style-name="Tabulka1.1">
          <table:table-cell table:style-name="Tabulka1.A1" office:value-type="string">
            <text:p text:style-name="P17">Lectio vj.</text:p>
            <text:p text:style-name="P37">H<text:span text:style-name="T16">æc</text:span> enim succíncta jejúnio in castris prætendébat aliénis: ille vino sepúltus jacébat, ut ictum vúlneris sentíre non posset. Itaque uníus mulíeris jejúnium innúmeros stravit exércitus Assyriórum. Esther quoque púlchrior facta est jejúnio: <text:span text:style-name="T214">Dó</text:span>minus enim grátiam sóbriæ mentis augébat. Omne genus suum, id est, totum pópulum Judæórum a persecutiónis acerbitáte liberávit, ita ut regem sibi fáceret esse subjéctum.</text:p>
            <text:p text:style-name="P29"/>
          </table:table-cell>
          <table:table-cell table:style-name="Tabulka1.A1" office:value-type="string">
            <text:p text:style-name="P5"/>
            <text:p text:style-name="P67"><text:span text:style-name="T16">Judit</text:span> tedy, vyzbrojena postem, vnikla do nepřátelského tábora, Holofernes pohřben vínem tam ležel, takže ani nepocítil tu smrtelnou ránu. Tak tedy půst jedné ženy porazil nesčetná vojska Asyřanů. Také Ester díky postu zkrásněla, neboť Pán <text:span text:style-name="T215">rozšířil</text:span> milosti střízlivé mysli. Veškerý její rod, tedy všechen židovský lid, byl osvobozen od útrap pronásledování, dokonce si Ester podmanila i krále. </text:p>
          </table:table-cell>
        </table:table-row>
        <table:table-row table:style-name="Tabulka1.1">
          <table:table-cell table:style-name="Tabulka1.A1" office:value-type="string">
            <text:p text:style-name="P17">Lectio vij.</text:p>
            <text:p text:style-name="P38">I<text:span text:style-name="T16">taque</text:span> illa, quæ tríduo jejunávit contínuo, et corpus suum aqua lavit, plus plácuit, et vindíctam rétulit: Aman autem, dum se regáli jactat convívio, inter ipsa vina pœnam suæ ebrietátis exsólvit. Est ergo jejúnium reconciliatiónis sacrifícium, <text:soft-page-break/>virtútis increméntum, quod fecit étiam fœminas fortióres augménto grátiæ.</text:p>
            <text:p text:style-name="P7"/>
          </table:table-cell>
          <table:table-cell table:style-name="Tabulka1.A1" office:value-type="string">
            <text:p text:style-name="P5"/>
            <text:p text:style-name="P54"><text:span text:style-name="T20">Tedy</text:span><text:span text:style-name="T150"> ta, jež</text:span><text:span text:style-name="T145"> </text:span><text:span text:style-name="T150">se po tři dny neustále postila, a tělo své umyla ve vodě, se </text:span><text:span text:style-name="T103">králi </text:span><text:span text:style-name="T150">více zalíbila a dosáhla odplaty. </text:span><text:span text:style-name="T166">Naopak</text:span><text:span text:style-name="T150"> Aman, který se dmul pýchou na královské hostině, </text:span><text:span text:style-name="T151">po</text:span><text:span text:style-name="T150"> tom všem vínu </text:span><text:span text:style-name="T152">přijal </text:span><text:span text:style-name="T150">trest za svou opilost. Půst je tedy smí</text:span><text:span text:style-name="T151">r</text:span><text:span text:style-name="T150">n</text:span><text:span text:style-name="T151">ou</text:span><text:span text:style-name="T150"> obětí, dodává </text:span><text:soft-page-break/><text:span text:style-name="T150">na ctnosti, což posílilo také tyto ženy v milosti, </text:span><text:span text:style-name="T103">kterou obdržely</text:span><text:span text:style-name="T150">. </text:span></text:p>
          </table:table-cell>
        </table:table-row>
        <table:table-row table:style-name="Tabulka1.1">
          <table:table-cell table:style-name="Tabulka1.A1" office:value-type="string">
            <text:p text:style-name="P17">Lectio viij.</text:p>
            <text:p text:style-name="P40">J<text:span text:style-name="T16">ejúnium</text:span> nescit fœneratórem, non sortem fœnoris novit, non rédolet usúras mensa jejunántium: étiam ipsis jejúnium convíviis dat grátiam: dulcióres post famem épulæ fiunt, quæ assiduitáte fastídio sunt, et diutúrna continuatióne viléscunt. Condiméntum cibi jejúnium est: quanto avídior appeténtia, tanto esca jucúndior.</text:p>
            <text:p text:style-name="P40"/>
          </table:table-cell>
          <table:table-cell table:style-name="Tabulka1.A1" office:value-type="string">
            <text:p text:style-name="P5"/>
            <text:p text:style-name="P68"><text:span text:style-name="T16">Půst</text:span> nezná lichváře, ani nepoznal osud jeho zisku, stůl těch, kteří se postí, nepáchne úrokem, půst dokonce působí dobrodiní těm, <text:span text:style-name="T215">kteří</text:span> <text:span text:style-name="T215">hodují</text:span> na hostině. Po období hladu chutná totiž lépe každé jídlo, které se nám jinak častým požíváním až oškliví a stane se bezcenným, pokud je jíme <text:span text:style-name="T354">po </text:span>dlouhou dobu. Půst je tedy kořením pokrmů a čím větší je chuť, tím radostnějším se pak pokrm stane.</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10">v</text:span><text:span text:style-name="T4">.</text:span></text:p>
            <text:p text:style-name="P20"><text:span text:style-name="T200">Septembris</text:span>.</text:p>
          </table:table-cell>
          <table:covered-table-cell/>
        </table:table-row>
        <table:table-row table:style-name="Tabulka1.1">
          <table:table-cell table:style-name="Tabulka1.A1" office:value-type="string">
            <text:p text:style-name="P10">In I. Nocturno</text:p>
            <text:p text:style-name="P12">Incipit liber Esther.</text:p>
            <text:p text:style-name="P14">Lectio j. <text:span text:style-name="T15">Cap. 1.</text:span></text:p>
            <text:p text:style-name="P35">I<text:span text:style-name="T16">n</text:span> diébus Assuéri, qui regnávit ab India usque Æthiópiam super centum vigínti septem provincias: quando sedit in sólio regni sui, Súsan civitas regni ejus exórdium fuit. Tértio ígitur anno impérii sui fecit grande convívium cunctis principibus, et púeris suis, fortíssimis Persárum, et Medórum inclytis, et præféctis provinciárum coram se, ut osténderet divítias glóriæ regni sui, ac magnitúdinem, atque jactántiam poténtiæ suæ, multo témpore, centum vidélicet et octogínta diébus.</text:p>
            <text:p text:style-name="P35"/>
          </table:table-cell>
          <table:table-cell table:style-name="Tabulka1.A1" office:value-type="string">
            <text:p text:style-name="P27"><text:s/></text:p>
            <text:p text:style-name="P4"/>
            <text:p text:style-name="P4"/>
            <text:p text:style-name="P89"><text:span text:style-name="T53">S</text:span><text:span text:style-name="T74">talo</text:span><text:span text:style-name="T322"> se</text:span><text:span text:style-name="T282"> za dnů Achašveróšových; </text:span><text:span text:style-name="T322">to byl ten Achašveróš</text:span><text:span text:style-name="T282">, který kraloval nad sto dvaceti sedmi krajinami od Indie až po </text:span><text:span text:style-name="T307">Etiopii</text:span><text:span text:style-name="T282">. Za oněch dnů, kdy král Achašveróš seděl na svém královském trůnu na hradě v Šúšanu, v třetím roce svého kralování uspořádal hodokvas pro všechny své velmože a služebníky, </text:span><text:span text:style-name="T307">nejsilnější bojovníky P</text:span><text:span text:style-name="T282">er</text:span><text:span text:style-name="T307">šanů, slavné muže</text:span><text:span text:style-name="T282"> </text:span><text:span text:style-name="T307">M</text:span><text:span text:style-name="T282">éd</text:span><text:span text:style-name="T307">ů</text:span><text:span text:style-name="T282">, šlecht</text:span><text:span text:style-name="T307">u</text:span><text:span text:style-name="T282"> a správc</text:span><text:span text:style-name="T307">e</text:span><text:span text:style-name="T282"> krajin, </text:span><text:span text:style-name="T307">ty všechny </text:span><text:span text:style-name="T282">shromážd</text:span><text:span text:style-name="T307">il</text:span><text:span text:style-name="T282"> </text:span><text:span text:style-name="T307">k sobě</text:span><text:span text:style-name="T282">, </text:span><text:span text:style-name="T307">aby jim dal na odiv bohatství své královské slávy a skvostnou nádheru své velikosti, p</text:span><text:span text:style-name="T282">o mnoho dní, totiž po sto osmdesát dnů.</text:span></text:p>
          </table:table-cell>
        </table:table-row>
        <table:table-row table:style-name="Tabulka1.1">
          <table:table-cell table:style-name="Tabulka1.A1" office:value-type="string">
            <text:p text:style-name="P14">Lectio ij.</text:p>
            <text:p text:style-name="P71">C<text:span text:style-name="T16">umque</text:span> impleréntur dies convívii, invitávit omnem pópulum, qui invéntus est in Susan, a máximo usque ad mínimum: et jussit septem diébus convívium præparári in vestíbulo horti, et némoris, quod régio cultu et manu cónsitum erat. Et pendébant ex omni parte tentória aérii colóris, et carbásini ac hyacínthini, sustentáta fúnibus byssinis, atque purpúreis, qui ebúrneis círculis insérti erant, et colúmnis marmóreis fulciebántur.</text:p>
            <text:p text:style-name="P71"/>
          </table:table-cell>
          <table:table-cell table:style-name="Tabulka1.A1" office:value-type="string">
            <text:p text:style-name="P5"/>
            <text:p text:style-name="P46"><text:span text:style-name="T16">Když</text:span> pak skončily dny <text:span text:style-name="T355">hostiny</text:span>, uspořádal král pro všechen lid, co byl na hradě v Šúšanu, od největšího po nejmenšího, sedmidenní hodokvas na nádvoří v zahradě královského paláce <text:span text:style-name="T356">a v háji, který královskou péčí a prací byl zušlechťován.</text:span> Sněhobílé tkaniny lněné a bavlněné i látky purpurově fialové byly zavěšeny na bělostných a šarlatových prova<text:span text:style-name="T355">­</text:span>zech, provlečených stříbrnými kruhy na mramorových sloupech. </text:p>
          </table:table-cell>
        </table:table-row>
        <table:table-row table:style-name="Tabulka1.1">
          <table:table-cell table:style-name="Tabulka1.A1" office:value-type="string">
            <text:p text:style-name="P14">Lectio iij.</text:p>
            <text:p text:style-name="P71">L<text:span text:style-name="T16">éctuli</text:span> quoque áurei et argéntei, super paviméntum smarágdino et pário stratum lápide, dispósiti erant: quod mira varietáte pictúra decorábat. Bibébant autem qui invitáti erant, áureis póculis, et áliis atque áliis vasis cibi inferebántur. Vinum quoque, ut magnificéntia régia dignum erat abúndans, et praecípuum ponebátur.</text:p>
            <text:p text:style-name="P71"/>
          </table:table-cell>
          <table:table-cell table:style-name="Tabulka1.A1" office:value-type="string">
            <text:p text:style-name="P5"/>
            <text:p text:style-name="P74"><text:span text:style-name="T55">Zlatá</text:span><text:span text:style-name="T283"> a stříbrná lehátka </text:span><text:span text:style-name="T308">byla rozložena</text:span><text:span text:style-name="T283"> na mozaikové dlažbě z alabastru a mramoru, z perleti a drahokamů, </text:span><text:span text:style-name="T308">jež byla ozdobena podivuhodnou </text:span><text:span text:style-name="T283">pestrou malbou. Nápoje se </text:span><text:span text:style-name="T308">pak pozvaným </text:span><text:span text:style-name="T283">podávaly ve zlatých nádobách, </text:span><text:span text:style-name="T308">a pokrmy se nosily v dalších nádobách, </text:span><text:span text:style-name="T283">z nichž každá byla jiná. A vína královského bylo mnoho, jak se na krále sluší. </text:span></text:p>
          </table:table-cell>
        </table:table-row>
        <text:soft-page-break/>
        <table:table-row table:style-name="Tabulka1.1">
          <table:table-cell table:style-name="Tabulka1.A1" office:value-type="string">
            <text:p text:style-name="P14">Lectio i<text:span text:style-name="T91">v</text:span>.</text:p>
            <text:p text:style-name="P71">N<text:span text:style-name="T16">ec</text:span> erat qui noléntes cógeret ad bibéndum, sed sicut rex statúerat, præpónens mensis síngulos de princípibus suis, ut súmeret unusquísque quod vellet. Vasthi quoque regína fecit convívium fœminárum, in palátio, ubi rex Assuérus manére consuéverat.</text:p>
            <text:p text:style-name="P71"/>
          </table:table-cell>
          <table:table-cell table:style-name="Tabulka1.A1" office:value-type="string">
            <text:p text:style-name="P5"/>
            <text:p text:style-name="P84"><text:span text:style-name="T55">Na</text:span><text:span text:style-name="T283"> králův pokyn se popíjelo dle libosti. Tak totiž uložil král všem hodnostářům svého domu, aby každému vyhověli podle přání. Také královna Vašti pořádala hostinu pro ženy v </text:span><text:span text:style-name="T308">paláci, kde měl ve zvyku přebývat </text:span><text:span text:style-name="T283">král Achašveróš. <text:s text:c="2"/></text:span><text:span text:style-name="T289">(</text:span><text:span text:style-name="T324">ČEP, </text:span><text:span text:style-name="T325">upraveno</text:span><text:span text:style-name="T324">)</text:span></text:p>
          </table:table-cell>
        </table:table-row>
        <table:table-row table:style-name="Tabulka1.1">
          <table:table-cell table:style-name="Tabulka1.A1" office:value-type="string">
            <text:p text:style-name="P23">In II. Nocturno</text:p>
            <text:p text:style-name="P28">Ex libro Officiórum sancti Ambrósii Epíscopi.</text:p>
            <text:p text:style-name="P30">Lib. 3. c. 15 et 16.</text:p>
            <text:p text:style-name="P8"><text:bookmark-start text:name="__DdeLink__2400_1673144709113111112111111112111112"/><text:span text:style-name="T118">Lectio</text:span><text:bookmark-end text:name="__DdeLink__2400_1673144709113111112111111112111112"/><text:span text:style-name="T118"> v.</text:span></text:p>
            <text:p text:style-name="P72"><text:span text:style-name="T16">Quid</text:span> Esther regína, nonne ut pópulum suum perículo erúeret (quod erat decórum atque honéstum) morti se óbtulit, nec immítis regis trepidávit furórem? Ipse quoque rex Persárum ferox atque túmido corde, tamen decórum judicávit, índici insidiárum, quæ sibi parátæ forent grátiam repræsentáre, populúmque líberum a servitúte erípere, erúere neci, nec párcere neci ejus, qui tam indecóra suasísset.</text:p>
            <text:p text:style-name="P6"/>
          </table:table-cell>
          <table:table-cell table:style-name="Tabulka1.A1" office:value-type="string">
            <text:p text:style-name="P25"><text:s/></text:p>
            <text:p text:style-name="P5"/>
            <text:p text:style-name="P5"/>
            <text:p text:style-name="P5"/>
            <text:p text:style-name="P86"><text:span text:style-name="T61">Co</text:span><text:span text:style-name="T309"> </text:span><text:span text:style-name="T310">však udělala královna Ester jiného, ne</text:span><text:span text:style-name="T312">ž </text:span><text:span text:style-name="T310">to, že ve snaze zachránit svůj lid (což bylo správné a čestné) neváhala obětovat svůj život, a to beze strachu z hněvu krutého krále? Tento král Peršanů, nelítostný </text:span><text:span text:style-name="T313">sice </text:span><text:span text:style-name="T310">a </text:span><text:span text:style-name="T311">hněvivého srdce, totiž považoval za vhodné </text:span><text:span text:style-name="T313">té</text:span><text:span text:style-name="T311">, </text:span><text:span text:style-name="T313">která</text:span><text:span text:style-name="T312"> jej upozornil</text:span><text:span text:style-name="T314">a</text:span><text:span text:style-name="T312"> na úklady na něj </text:span><text:span text:style-name="T314">strojené</text:span><text:span text:style-name="T312">, projevit milost, a svobodný lid vyv</text:span><text:span text:style-name="T314">ést</text:span><text:span text:style-name="T312"> z otroctví, vysvobodit ze smrti, avšak neušetřil život toho, který něco tak ostudného </text:span><text:span text:style-name="T314">chystal</text:span><text:span text:style-name="T312">.</text:span></text:p>
          </table:table-cell>
        </table:table-row>
        <table:table-row table:style-name="Tabulka1.1">
          <table:table-cell table:style-name="Tabulka1.A1" office:value-type="string">
            <text:p text:style-name="P17">Lectio vj.</text:p>
            <text:p text:style-name="P37"><text:span text:style-name="T16">Dénique</text:span> quem secúndum a se, ac praecípuum inter omnes amícos habéret, cruci trádidit, quod dehonestátum se ejus frauduléntis consíliis animadvertísset. Ea enim amicítia probábilis, quæ honestátem tuétur, præferénda sane ópibus, honóribus, potestátibus; honestáti vero præférri non solet, sed honestátem sequi. Qualis fuit Jónathæ, qui pro pietáte nec offénsam patris, nec salútis perículum refugiébat. Qualis fuit Achímelech, qui pro hospitális grátiæ offíciis necem pótius sibi, quam proditiónem fugiéntis amici, subeúndam arbitrabátur.</text:p>
            <text:p text:style-name="P29"/>
          </table:table-cell>
          <table:table-cell table:style-name="Tabulka1.A1" office:value-type="string">
            <text:p text:style-name="P5"/>
            <text:p text:style-name="P74"><text:span text:style-name="T71">Proto</text:span><text:span text:style-name="T266"> tedy </text:span><text:span text:style-name="T267">druhého muže v zemi, třebaže je pojilo zvláštní přátelství, vydal král na kříž, neboť se dozvěděl, že jej </text:span><text:span text:style-name="T333">Haman </text:span><text:span text:style-name="T267">chce svými špatnými radami zne</text:span><text:span text:style-name="T268">možnit</text:span><text:span text:style-name="T267">. </text:span><text:span text:style-name="T275">Takové</text:span><text:span text:style-name="T269"> chvályhodné přátelství, které </text:span><text:span text:style-name="T270">pěstuje </text:span><text:span text:style-name="T275">čest</text:span><text:span text:style-name="T270">, je pochopitelně nad </text:span><text:span text:style-name="T271">všechen</text:span><text:span text:style-name="T270"> majetek, pocty i moc. Avšak </text:span><text:span text:style-name="T275">cti </text:span><text:span text:style-name="T270">nestačí </text:span><text:span text:style-name="T271">jen </text:span><text:span text:style-name="T270">dávat přednost, je třeba ji zachovávat. </text:span><text:span text:style-name="T272">Tak jako Jonathan, </text:span><text:span text:style-name="T273">jenž se ve své laskavosti nesnažil uniknout ani následkům porušení otcova příkazu, ani smrtelnému nebezpečí. Stejně tak i Achimelech, jenž </text:span><text:span text:style-name="T275">z </text:span><text:span text:style-name="T274">povinnosti hostitele chtěl radši sám po</text:span><text:span text:style-name="T275">d</text:span><text:span text:style-name="T274">stoupit smrt, než aby vydal uprchlého přítele.</text:span></text:p>
          </table:table-cell>
        </table:table-row>
        <table:table-row table:style-name="Tabulka1.1">
          <table:table-cell table:style-name="Tabulka1.A1" office:value-type="string">
            <text:p text:style-name="P17">Lectio vij.</text:p>
            <text:p text:style-name="P38"><text:span text:style-name="T16">Nihil</text:span> ígitur præferéndum honestáti: quæ tamen ne amicítiæ stúdio prætereátur, étiam hoc Scriptúra ádmonet. Sunt enim pleræque philosophórum quæstiónes: Utrum amíci causa quisquam contra pátriam sentíre, necne, débeat, ut amíco obédiat: Utrum opórteat ut fidem déserat, dum indúlget atque inténdit amici commoditátibus.</text:p>
            <text:p text:style-name="P7"/>
          </table:table-cell>
          <table:table-cell table:style-name="Tabulka1.A1" office:value-type="string">
            <text:p text:style-name="P5"/>
            <text:p text:style-name="P74"><text:span text:style-name="T72">Nic</text:span><text:span text:style-name="T276"> tedy nemá dostat přednost před </text:span><text:span text:style-name="T275">ctí</text:span><text:span text:style-name="T276">; a aby před ní nedostaly přednost ani přátelské snahy, to nám klade na srdce i Písmo. Jsou totiž mnohé </text:span><text:span text:style-name="T275">filosofické </text:span><text:span text:style-name="T276">otázky: je možné, aby někdo kvůli přátelství měl něco proti vlasti? A pokud </text:span><text:span text:style-name="T275">ne</text:span><text:span text:style-name="T276">, je nutné poslech</text:span><text:span text:style-name="T275">nout</text:span><text:span text:style-name="T276"> přítele? Sluší se, aby </text:span><text:span text:style-name="T277">člověk </text:span><text:span text:style-name="T276">také opustil víru, aby se podvolil a bral ohledy na přítelovy rozmary?</text:span><text:span text:style-name="T252"> </text:span></text:p>
          </table:table-cell>
        </table:table-row>
        <table:table-row table:style-name="Tabulka1.1">
          <table:table-cell table:style-name="Tabulka1.A1" office:value-type="string">
            <text:p text:style-name="P17">Lectio viij.</text:p>
            <text:p text:style-name="P40">E<text:span text:style-name="T16">t</text:span> Scriptúra quidem ait: Clava, et gládius, et sagítta ferráta: sic homo est testimónium dans falsum advérsus amícum suum. Sed consídera quid ástruat. Non testimónium reprehéndit dictum in amicum, sed falsum testimónium. Quid enim si Dei causa, quid si pátriæ, cogátur áliquis dícere testimó<text:soft-page-break/>nium? Numquid praeponderáre debet amicítia religióni, præponderáre charitáti vítium?</text:p>
            <text:p text:style-name="P40"/>
          </table:table-cell>
          <table:table-cell table:style-name="Tabulka1.A1" office:value-type="string">
            <text:p text:style-name="P5"/>
            <text:p text:style-name="P74"><text:span text:style-name="T73">Písmo</text:span><text:span text:style-name="T278"> nám </text:span><text:span text:style-name="T277">totiž </text:span><text:span text:style-name="T278">praví: “Palcát, meč a naostřený šíp je člověk, který vydává proti svému bližnímu křivé svědectví.” Avšak považ, co to znamená. Písmo nekárá </text:span><text:span text:style-name="T277">jakékoliv </text:span><text:span text:style-name="T278">svědectví proti příteli, nýbrž pouze falešné svědectví. Jaké tedy máme </text:span><text:span text:style-name="T277">dle Písma</text:span><text:span text:style-name="T278"> vydat svědectví, ať už se jedná o věc Boží, nebo </text:span><text:soft-page-break/><text:span text:style-name="T278">vlasti? Máme ted</text:span><text:span text:style-name="T277">y</text:span><text:span text:style-name="T278"> stavět přátelství nad náboženství, </text:span><text:span text:style-name="T277">a tím </text:span><text:span text:style-name="T278">tedy stavět zločin nad lásku? </text:span></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11">j</text:span><text:span text:style-name="T4">.</text:span></text:p>
            <text:p text:style-name="P20"><text:span text:style-name="T216">Octobris</text:span>.</text:p>
          </table:table-cell>
          <table:covered-table-cell/>
        </table:table-row>
        <table:table-row table:style-name="Tabulka1.1">
          <table:table-cell table:style-name="Tabulka1.A1" office:value-type="string">
            <text:p text:style-name="P13">In I. Nocturno</text:p>
            <text:p text:style-name="P12">Incipit liber primus Machabæórum</text:p>
            <text:p text:style-name="P14">Lectio j. <text:span text:style-name="T15">Cap. 1.</text:span></text:p>
            <text:p text:style-name="P35"><text:span text:style-name="T16">E</text:span><text:span text:style-name="T36">t</text:span> factum est, postquam percússit Alexánder Philíppi Mácedo, qui primus regnávit in Græcia, egréssus de terra Cethim, Darium regem Persárum, et Medórum : constítuit prælia multa, et obtínuit ómnium munitiónes, et interfécit reges terrae. Et pertránsiit usque ad fines terræ : et accépit spólia multitúdinis Géntium : et síluit terra in conspéctu ejus.</text:p>
            <text:p text:style-name="P35"/>
          </table:table-cell>
          <table:table-cell table:style-name="Tabulka1.A1" office:value-type="string">
            <text:p text:style-name="P4"/>
            <text:p text:style-name="P4"/>
            <text:p text:style-name="P4"/>
            <text:p text:style-name="P42">A<text:span text:style-name="T16">lexandr</text:span> Makedonský, syn Filipův, vládl nej<text:span text:style-name="T231">p</text:span>rve v Řecku. Pak vytrhl ze země Kitejců, porazil Dareia, krále Peršanů a Médů, a stal se místo něho králem. Vedl četné války, zmocnil se ohrazených měst a pobil krále země. Dostal se až na konec světa a vyplenil mnoho národů. Když celý svět před ním ztichl, <text:span text:style-name="T93">jeho pýcha neznala hranic.</text:span></text:p>
          </table:table-cell>
        </table:table-row>
        <table:table-row table:style-name="Tabulka1.1">
          <table:table-cell table:style-name="Tabulka1.A1" office:value-type="string">
            <text:p text:style-name="P14">Lectio ij.</text:p>
            <text:p text:style-name="P71"><text:span text:style-name="T16">Et</text:span> congregávit virtútem, , et exércitum fortem nimis : et exaltátum est, et elevátum cor ejus : et obtínuit regiónes Géntium, et tyránnos : et facti sunt illi in tribútum. Et post hæc décidit in lectum, et cognóvit quia morerétur. Et vocávit púeros suos nóbiles, qui secum erant nutríti a juventúte : et divísit illis regnum suum, cum adhuc víveret.</text:p>
            <text:p text:style-name="P71"/>
          </table:table-cell>
          <table:table-cell table:style-name="Tabulka1.A1" office:value-type="string">
            <text:p text:style-name="P5"/>
            <text:p text:style-name="P44">S<text:span text:style-name="T16">hromáždil</text:span> slavné reky a velmi silné vojsko : a jeho srdce se povýšilo a zpyšnělo : a opanoval území pohanských Národů a vladařů, a všichni mu museli odvádět daně. Potom však ulehl a poznal, že se blíží smrt. Svolal své vznešené dvořany, s ním od mládí vychované, a ještě za svého života mezi ně rozdělil království.</text:p>
          </table:table-cell>
        </table:table-row>
        <table:table-row table:style-name="Tabulka1.1">
          <table:table-cell table:style-name="Tabulka1.A1" office:value-type="string">
            <text:p text:style-name="P14">Lectio iij.</text:p>
            <text:p text:style-name="P71"><text:span text:style-name="T16">Et</text:span> regnávit Alexánder annis duódecim, et mórtuus est. Et obtinuérunt púeri ejus regnum, unusquísque in loco suo : et imposuérunt omnes sibi diadémata post mortem ejus, et fílii eórum post eos annis multis, et multiplicáta sunt mala in terra. Et éxiit <text:s/>ex eis radix peccátrix, Antíochus illústris, fílius Antíochi regis, qui fúerat Romae obses : et regnávit in anno centésimo trigésimo séptimo regni Græcórum.</text:p>
            <text:p text:style-name="P71"/>
          </table:table-cell>
          <table:table-cell table:style-name="Tabulka1.A1" office:value-type="string">
            <text:p text:style-name="P5"/>
            <text:p text:style-name="P44">I vládl Alexandr dvanáct let a zemřel. Vlády se ujali jeho dvořané, každý na svém údělu. Všichni si po jeho smrti nasadili královské čelenky a po nich zase na mnoho let jejich synové; napáchali mnoho zlého v zemi. Z nich vzešel hříšný výhonek, Antiochos Epifanés, syn krále Antiocha, který byl rukojmím v Římě. Ten se ujal vlády v roce stém třicátém sedmém helénské éry. </text:p>
          </table:table-cell>
        </table:table-row>
        <table:table-row table:style-name="Tabulka1.1">
          <table:table-cell table:style-name="Tabulka1.A1" office:value-type="string">
            <text:p text:style-name="P14">Lectio i<text:span text:style-name="T91">v</text:span>.</text:p>
            <text:p text:style-name="P71"><text:span text:style-name="T16">I</text:span><text:span text:style-name="T36">n</text:span> diébus illis exiérunt ex Israël fílii iníqui, et suasérunt multis, dicéntes: Eámus, et disponámus testaméntum cum Géntibus, quæ circa nos sunt: quia ex quo recéssimus ab eis, invenérunt nos multa mala. Et bonus visus est sermo in óculis eórum. Et destinavérunt áliqui de pópulo, et abiérunt ad regem : et d<text:span text:style-name="T229">edit illis potestátem ut fácerent justítiam Géntium. Et ædificavérunt gymnásium in Jerosólymis secúndum leges Nationum : et fecérunt sibi præpútia, et recessérunt a testaménto sancto, et juncti sunt Natiónibus, et venúmdati sunt ut fáce</text:span><text:soft-page-break/><text:span text:style-name="T229">rent malum.</text:span></text:p>
            <text:p text:style-name="P71"/>
          </table:table-cell>
          <table:table-cell table:style-name="Tabulka1.A1" office:value-type="string">
            <text:p text:style-name="P5"/>
            <text:p text:style-name="P44">V oněch dnech vzešli z Israele svévolníci a svedli mnohé. Říkali: „Pojďme a uzavřeme smlouvu s okolními pohany; vždyť v té době, co jsme se jich stranili, potkalo nás jen mnoho zlého.“ Ten návrh se zalíbil a někteří z lidu se ochotně vypravili ke králi. Ten jim dal plnou moc žít podle práva pohanských Národů. I vystavěli v Jerusalémě stadion podle vzoru pohanských Národů a odstranili znamení své obřízky. Odpadli od svaté smlouvy a spřáhli se s pohanskými Národy, a propůjčili se k páchání zla.</text:p>
            <text:p text:style-name="P2"><text:span text:style-name="T92">(</text:span><text:span text:style-name="T108">ČEP</text:span><text:span text:style-name="T94">,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Ex libro Officiórum sancti Ambrósii Epíscopi.</text:p>
            <text:p text:style-name="P15">Lib. 1. Cap. 40.</text:p>
            <text:p text:style-name="P8"><text:bookmark-start text:name="__DdeLink__2400_16731447091131111121111111121111112"/><text:span text:style-name="T118">Lectio</text:span><text:bookmark-end text:name="__DdeLink__2400_16731447091131111121111111121111112"/><text:span text:style-name="T118"> v.</text:span></text:p>
            <text:p text:style-name="P72">F<text:span text:style-name="T16">ortásse</text:span> áliquos béllica defíxos glória tenet, ut putent solam esse præliárem fortitúdinem : et ideo me ad ista deflexísse, quia illa nostris déforet. Quam fortis Jesus Nave, ut uno prælio quinque reges captos stérneret cum pópulis suis? Deínde cum advérsum Gabaonítas urgéret prælium, et vererétur ne nox impedíret victóriam, magnitúdine mentis et fídei clamávit : Stet sol: et stetit, donec victória consummarétur.</text:p>
            <text:p text:style-name="P6"/>
          </table:table-cell>
          <table:table-cell table:style-name="Tabulka1.A1" office:value-type="string">
            <text:p text:style-name="P5"/>
            <text:p text:style-name="P5"/>
            <text:p text:style-name="P5"/>
            <text:p text:style-name="P5"/>
            <text:p text:style-name="P33"><text:span text:style-name="T44">E</text:span><text:span text:style-name="T43">xistují</text:span><text:span text:style-name="T232"> </text:span><text:span text:style-name="T233">snad lidé, kteří jsou tak oslepeni válečnou slávou, že sílu v boji považují za tu jedinou, a proto jsem se zaměřil na jiné věci, neboť takto naši bratři nesmýšlejí. Jak silný byl </text:span><text:span text:style-name="T234">však</text:span><text:span text:style-name="T233"> Josue, </text:span><text:span text:style-name="T234">syn</text:span><text:span text:style-name="T233"> Núnův, když v jedné bitvě rozprášil pět národů a zajal jejich krále? Když pak vítězil v bitvě proti Gibeonitům a obával se, aby jej noc nepřipravila o vítězství, velkomyslně a s velikou vírou zvolal: „Zastav se, slunce,“ a ono se zastavilo, dokud nedosáhl vítězství.</text:span></text:p>
          </table:table-cell>
        </table:table-row>
        <table:table-row table:style-name="Tabulka1.1">
          <table:table-cell table:style-name="Tabulka1.A1" office:value-type="string">
            <text:p text:style-name="P17">Lectio vj.</text:p>
            <text:p text:style-name="P37">G<text:span text:style-name="T16">édeon</text:span> in trecéntis viris de ingénti populo et acérbo hoste revéxit triúmphum. Jónathas adoléscens virtútem magnam fecit in prælio. Quid de Machabæis loquar? Sed prius de pópulo dicam patrum : qui cum essent paráti ad repugnándum pro templo Dei, et pro legítimis suis, dolo hóstium die lacessíti Sábbati, maluérunt vulnéribus offérre nuda córpora, quam repugnáre, ne violárent Sábbatum. Itaque omnes læti se obtulérunt morti.</text:p>
            <text:p text:style-name="P29"/>
          </table:table-cell>
          <table:table-cell table:style-name="Tabulka1.A1" office:value-type="string">
            <text:p text:style-name="P5"/>
            <text:p text:style-name="P34"><text:span text:style-name="T45">Ge</text:span><text:span text:style-name="T46">d</text:span><text:span text:style-name="T45">eon</text:span><text:span text:style-name="T235"> se třemi sty muži dosáhl vítězství nad velikým národem a krutým nepřítelem. Jonathan již jako mladík proslul hrdinskými činy v bitvách. Co mám ještě říct o Makabejských? Avšak prvně promluvím o lidu jejich otců, kteří byli připraveni bránit chrám Boží i své zákonné nároky, ale lstiví nepřátelé na ně zaútočili v den Sobotní. Oni raději nabídli svá neozbrojená těla jejich ranám, než by se bránili, aby neporušili Sobotu. Tak se všichni radostně vydali vstříc smrti.</text:span></text:p>
          </table:table-cell>
        </table:table-row>
        <table:table-row table:style-name="Tabulka1.1">
          <table:table-cell table:style-name="Tabulka1.A1" office:value-type="string">
            <text:p text:style-name="P17">Lectio vij.</text:p>
            <text:p text:style-name="P38"><text:span text:style-name="T16">Sed</text:span> Machabæi considerántes quod hoc exémplo gens omnis posset períre, Sábbato étiam, cum ipsi in bellum provocaréntur, ulti sunt innocéntium necem fratrum suórum. Unde postea stimulátus rex Antíochus, cum bellum accénderet per duces suos Lysiam, Nicánorem, Górgiam, ita cum Orientálibus suis et Assyriis attrítus est cópiis, ut quadragínta et octo míllia in médio campi a tribus míllibus prosterneréntur.</text:p>
            <text:p text:style-name="P7"/>
          </table:table-cell>
          <table:table-cell table:style-name="Tabulka1.A1" office:value-type="string">
            <text:p text:style-name="P5"/>
            <text:p text:style-name="P34"><text:span text:style-name="T236">A</text:span><text:span text:style-name="T47">však</text:span><text:span text:style-name="T236"> Makabejští si uvědomili, že podle tohoto příkladu by také mohl zahynout veškerý jejich lid, tak i v Sobotu, když byli vyprovokováni k boji, pomstili smrt svých nevinných bratří. To následně pobouřilo krále Antiocha, který na ně zaútočil prostřednictvím svých vojevůdců Lysiáše, Nicanora a Gorgiáše, avšak spolu se svými Orientálními spojenci a vojsky Asyřanů byl poražen, když čtyřicet osm tisíc vojáků uprostřed jejich ležení bylo poraženo třemi tisíci </text:span><text:span text:style-name="T238">Makabejců.</text:span></text:p>
          </table:table-cell>
        </table:table-row>
        <table:table-row table:style-name="Tabulka1.1">
          <table:table-cell table:style-name="Tabulka1.A1" office:value-type="string">
            <text:p text:style-name="P17">Lectio viij.</text:p>
            <text:p text:style-name="P40"><text:span text:style-name="T16">Virtútem</text:span> ducis Judæ Machabæi de uno ejus mílite consideráte. Namque Eleázarus, cum supereminéntem céteris elephántem loríca vestítum régia advérteret, arbitrátus quod in eo esset rex, cursu cóncito in médium legionis se prorúpit: et abjécto clypeo, utráque manu interficiébat, donec perveníret ad béstiam, atque intrávit sub eam, et subjécto gládio interémit eam. Itaque cadens béstia oppréssit Eleázarum, atque ita mórtuus est.</text:p>
            <text:p text:style-name="P40"/>
          </table:table-cell>
          <table:table-cell table:style-name="Tabulka1.A1" office:value-type="string">
            <text:p text:style-name="P5"/>
            <text:p text:style-name="P34"><text:span text:style-name="T237">P</text:span><text:span text:style-name="T48">ovažte</text:span><text:span text:style-name="T237"> zdatnost vojevůdce Judy Makabejského podle jednoho z jeho vojáku. Totiž Eleazar, když si všiml slona oděného v královské zbroji, který vynikal nad ostatní, domníval se, že na něm sedí král. Rychlým během se probojoval až doprostřed legie, odhodil štít a zabíjel nepřátele oběma rukama, dokud se nedostal ke zvířeti. Vběhl pod něj a proklál je mečem zespodu. Tak tedy umírající zvíře dopadlo na Eleazara, který takto zemřel.</text:span></text:p>
          </table:table-cell>
        </table:table-row>
        <table:table-row table:style-name="Tabulka1.1">
          <table:table-cell table:style-name="Tabulka1.A1" table:number-columns-spanned="2" office:value-type="string">
            <text:p text:style-name="P19"><text:span text:style-name="T1">D</text:span><text:span text:style-name="T2">o</text:span><text:span text:style-name="T3">minica </text:span><text:span text:style-name="T6">i</text:span><text:span text:style-name="T11">j</text:span><text:span text:style-name="T4">.</text:span></text:p>
            <text:p text:style-name="P21"><text:soft-page-break/><text:span text:style-name="T216">Octobris</text:span>.</text:p>
          </table:table-cell>
          <table:covered-table-cell/>
        </table:table-row>
        <table:table-row table:style-name="Tabulka1.1">
          <table:table-cell table:style-name="Tabulka1.A1" office:value-type="string">
            <text:p text:style-name="P13">In I. Nocturno</text:p>
            <text:p text:style-name="P12">De libro primo Machabæórum</text:p>
            <text:p text:style-name="P14">Lectio j. <text:span text:style-name="T15">Cap. 4.</text:span></text:p>
            <text:p text:style-name="P35">D<text:span text:style-name="T16">ixit</text:span> autem Judas, et fratres ejus: Ecce contríti sunt inimíci nostri: ascendámus nunc mundáre sancta, et renováre. Et congregátus est omnis exércitus, et ascendérunt in montem Sion. <text:span text:style-name="T216">E</text:span>t vidérunt sanctificatiónem desértam, et altáre profanátum, et portas exústas, et in átriis virgúlta nata, sicut in saltu, vel in móntibus, et pastophória díruta.</text:p>
            <text:p text:style-name="P35"/>
          </table:table-cell>
          <table:table-cell table:style-name="Tabulka1.A1" office:value-type="string">
            <text:p text:style-name="P4"/>
            <text:p text:style-name="P4"/>
            <text:p text:style-name="P4"/>
            <text:p text:style-name="P42"><text:span text:style-name="T16">Tehdy</text:span> řekl Juda a je<text:span text:style-name="T217">h</text:span>o bratř<text:span text:style-name="T217">i</text:span>: „Hle, <text:span text:style-name="T217">rozdrceni</text:span> jsou naši nepřátelé: pojďme nyní, vyčisťme svatyni a <text:span text:style-name="T217">obnovme ji</text:span>.“ I shromáždilo se <text:span text:style-name="T217">celé</text:span> vojsko a vystoupili na horu Sion. <text:span text:style-name="T217">A uzřeli</text:span> svaté místo zpustlé, oltář znesvěcený, brány vypálené, <text:span text:style-name="T217">a na</text:span> nádvoří proutí vyrostlé jako v lese nebo na horách a chrámové kobky pobořené.</text:p>
          </table:table-cell>
        </table:table-row>
        <table:table-row table:style-name="Tabulka1.1">
          <table:table-cell table:style-name="Tabulka1.A1" office:value-type="string">
            <text:p text:style-name="P14">Lectio ij.</text:p>
            <text:p text:style-name="P71">E<text:span text:style-name="T37">t</text:span> scidérunt vestiménta sua, et planxérunt planctu magno, et imposuérunt cínerem super caput suum. Et cecidérunt in fáciem super terram, et exclamavérunt tubis signórum, et clamavérunt in cœlum. Tunc ordinávit Judas viros ut pugnárent advérsus eos, qui erant in arce, donec emundárent sancta.</text:p>
            <text:p text:style-name="P71"/>
          </table:table-cell>
          <table:table-cell table:style-name="Tabulka1.A1" office:value-type="string">
            <text:p text:style-name="P5"/>
            <text:p text:style-name="P44"><text:span text:style-name="T16">Tu</text:span> roztrhli s<text:span text:style-name="T218">vá</text:span> roucha, <text:span text:style-name="T219">naříkali</text:span> <text:span text:style-name="T219">nářkem</text:span> velikým, sypali si popel na hlavu, padli na tvář k zemi, zatroubili na polnice, kterými dávali obyčejně znamení a volali k nebi. Tehdy <text:span text:style-name="T219">seřadil</text:span> Juda muže, aby bojovali proti těm, kteří byli na hradě, dokud by nevyčistili svatého místa. </text:p>
          </table:table-cell>
        </table:table-row>
        <table:table-row table:style-name="Tabulka1.1">
          <table:table-cell table:style-name="Tabulka1.A1" office:value-type="string">
            <text:p text:style-name="P14">Lectio iij.</text:p>
            <text:p text:style-name="P71">E<text:span text:style-name="T37">t</text:span> elégit sacerdótes sine mácula voluntátem habéntes in lege Dei: <text:span text:style-name="T216">e</text:span>t mundavérunt sancta, et tulérunt lápides contaminatiónis in locum immúndum. Et cogitávit de altári holocaustórum, quod profanátum erat, quid de eo fáceret. Et íncidit illis consílium bonum ut destrúerent illud: ne forte illis esset in oppróbrium, quia contaminavérunt illud gentes, et demolíti sunt illud.</text:p>
            <text:p text:style-name="P71"/>
          </table:table-cell>
          <table:table-cell table:style-name="Tabulka1.A1" office:value-type="string">
            <text:p text:style-name="P5"/>
            <text:p text:style-name="P44"><text:span text:style-name="T16">Vybral</text:span> také kněze bez <text:span text:style-name="T219">poskvrny</text:span>, <text:span text:style-name="T219">kteří </text:span>mě<text:span text:style-name="T219">li</text:span> zálibu v zákoně Božím, i vyčistili místo svaté, a vynesli kamení poskvrněné na místo nečisté. <text:span text:style-name="T219">A p</text:span>řemýšle<text:span text:style-name="T219">l</text:span>, jak naložiti s oltářem na zápalné oběti, který byl znesvěcen. <text:span text:style-name="T219">A napadl je dobr</text:span><text:span text:style-name="T372">ý</text:span><text:span text:style-name="T219"> nápad, aby jej </text:span>zboři<text:span text:style-name="T219">li</text:span>, aby snad nebyl jim na potupu, <text:span text:style-name="T219">neboť</text:span> jej znesvětili pohané. Zbořili jej tedy.</text:p>
          </table:table-cell>
        </table:table-row>
        <table:table-row table:style-name="Tabulka1.1">
          <table:table-cell table:style-name="Tabulka1.A1" office:value-type="string">
            <text:p text:style-name="P14">Lectio i<text:span text:style-name="T91">v</text:span>.</text:p>
            <text:p text:style-name="P71">E<text:span text:style-name="T38">t</text:span> reposuérunt lápides in monte domus in loco apto, quoadúsque veníret <text:span text:style-name="T220">P</text:span>rophéta et respondéret de eis. Et accepérunt lápides integros secúndum legem, et ædificavérunt altáre novum secúndum illud quod fuit prius: <text:span text:style-name="T220">e</text:span>t ædificavérunt sancta, et quæ intra domum erant intrínsecus: et ædem, et átria sanctificavérunt.</text:p>
            <text:p text:style-name="P71"/>
          </table:table-cell>
          <table:table-cell table:style-name="Tabulka1.A1" office:value-type="string">
            <text:p text:style-name="P5"/>
            <text:p text:style-name="P44"><text:span text:style-name="T219">A</text:span> složili kamení na chrámové hoře, na příhodném místě, dokud by nepřišel <text:span text:style-name="T372">P</text:span>rorok a nedal poučení o něm. <text:span text:style-name="T219">A vzali</text:span> pak bezvadné kamení podle zákona <text:span text:style-name="T219">a </text:span>vystavěli oltář nový, takový, jaký byl prve: vybudovali svatyni a místnost chrámového vnitřku a s domem posvětili také nádvoří. </text:p>
            <text:p text:style-name="P48"><text:span text:style-name="T92">(</text:span><text:span text:style-name="T94">Hejčl,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Ex libro sancti Augustíni Epíscopi de Civitáte Dei.</text:p>
            <text:p text:style-name="P8"><text:span text:style-name="T120">Lib. 18.</text:span><text:span text:style-name="T118"> </text:span><text:span text:style-name="T119">Cap. </text:span><text:span text:style-name="T120">45</text:span><text:span text:style-name="T119">.</text:span></text:p>
            <text:p text:style-name="P8"><text:bookmark-start text:name="__DdeLink__2400_1673144709113111112111111112111111"/><text:span text:style-name="T118">Lectio</text:span><text:bookmark-end text:name="__DdeLink__2400_1673144709113111112111111112111111"/><text:span text:style-name="T118"> v.</text:span></text:p>
            <text:p text:style-name="P72">P<text:span text:style-name="T16">osteáquam</text:span> gens Judæa cœpit non habere <text:span text:style-name="T221">P</text:span>rophétas, procul dúbio detérior facta est, eo scílicet témpore, quo se sperábat instauráto templo post captivitátem, quæ fuit in Babylónia, futúram esse meliórem. Sic quippe intelli<text:soft-page-break/>gébat pópulus ille carnális, quod prænuntiátum est per Aggæum <text:span text:style-name="T221">P</text:span>rophétam dicéntem: Magna erit glória domus istíus novíssimæ plus quam primæ. Quod de novo testaménto dictum esse, paulo supérius demonstrávit, ubi ait apérte Christum promíttens: Et movébo omnes <text:span text:style-name="T221">G</text:span>entes: et véniet Desiderátus cunctis Géntibus.</text:p>
            <text:p text:style-name="P6"/>
          </table:table-cell>
          <table:table-cell table:style-name="Tabulka1.A1" office:value-type="string">
            <text:p text:style-name="P91"><text:s/></text:p>
            <text:p text:style-name="P5"/>
            <text:p text:style-name="P5"/>
            <text:p text:style-name="P5"/>
            <text:p text:style-name="P56"><text:span text:style-name="T16">Poté</text:span>, co židovský národ najednou neměl Proroky, vedlo se mu bezpochyby hůře, a to právě v té době, o které doufal, že bude lepší, neboť se navrátili z babylonského vyhnanství a obnovili chrám. Tak totiž tento tělesný lid chápal <text:soft-page-break/>to, co předpověděno bylo skrze Proroka Agea, který pravil: „Sláva tohoto nového domu bude větší nežli prvního.“ Že to bylo řečeno o novém zákoně, to ukázal o něco dále, kdy otevřeně slibuje příchod Krist<text:span text:style-name="T372">ův</text:span> slovy: „A otřesu všemi Národy, i přijde Žádaný ke všem Národům.“</text:p>
          </table:table-cell>
        </table:table-row>
        <table:table-row table:style-name="Tabulka1.1">
          <table:table-cell table:style-name="Tabulka1.A1" office:value-type="string">
            <text:p text:style-name="P17">Lectio vj.</text:p>
            <text:p text:style-name="P37">T<text:span text:style-name="T16">álibus</text:span> enim eléctis Géntium, domus Dei ædificátur per Testaméntum novum lapídibus vivis, longe gloriósior, quam templum illud fuit, quod a rege Salomóne constrúctum est, et post captivitátem instaurátum. Propter hoc ergo nec <text:span text:style-name="T221">P</text:span>rophétas ex illo témpore hábuit illa gens: sed multis cládibus afflícta est ab alienígenis régibus, ipsísque Románis, ne hanc Aggæi prophetíam in illa instauratióne templi opinarétur implétam.</text:p>
            <text:p text:style-name="P29"/>
          </table:table-cell>
          <table:table-cell table:style-name="Tabulka1.A1" office:value-type="string">
            <text:p text:style-name="P5"/>
            <text:p text:style-name="P67"><text:span text:style-name="T39">Těmto</text:span><text:span text:style-name="T222"> vyvoleným z </text:span><text:span text:style-name="T372">pohanských </text:span><text:span text:style-name="T222">Národů byl dům Boží vystavěn skrze nový Zákon z živých kamenů, daleko slavnější, než byl onen chrám, který dal vystavět král Šalamoun, a po návratu ze zajetí byl obnoven. Proto tedy od toho času neměl onen </text:span><text:span text:style-name="T104">židovský</text:span><text:span text:style-name="T222"> národ ani Proroky, avšak stižen byl mnoha porážkami od cizích králů i samotných Římanů, aby si nemysleli, že toto Ageovo proroctví o obnovení chrámu bylo naplněno. </text:span></text:p>
          </table:table-cell>
        </table:table-row>
        <table:table-row table:style-name="Tabulka1.1">
          <table:table-cell table:style-name="Tabulka1.A1" office:value-type="string">
            <text:p text:style-name="P17">Lectio vij.</text:p>
            <text:p text:style-name="P38">N<text:span text:style-name="T16">on</text:span> multo enim post, adveniénte Alexándro, subjugáta est: quando etsi nulla facta est vastátio, quóniam non sunt ausi ei resístere, et ídeo placátum facíllime súbditi recepérunt; non erat tamen glória tanta domus illíus, quanta fuit in suórum regum líbera potestáte. Deínde Ptolemæus Lagi fílius, post Alexándri mortem captívos inde in Ægyptum tránstulit: quos ejus succéssor Ptolemæus Philadélphus benevolentíssime inde dimísit: per quem factum est, ut Septuagínta intérpretum Scriptúras haberémus.</text:p>
            <text:p text:style-name="P7"/>
          </table:table-cell>
          <table:table-cell table:style-name="Tabulka1.A1" office:value-type="string">
            <text:p text:style-name="P5"/>
            <text:p text:style-name="P54"><text:span text:style-name="T21">Zanedlouho</text:span><text:span text:style-name="T153"> pot</text:span><text:span text:style-name="T167">é</text:span><text:span text:style-name="T153"> přišel Alexandr </text:span><text:span text:style-name="T170">a</text:span><text:span text:style-name="T153"> </text:span><text:span text:style-name="T105">židovský národ </text:span><text:span text:style-name="T153">byl podmaněn. V tu dobu sice nebylo nic zničeno, </text:span><text:span text:style-name="T167">neboť</text:span><text:span text:style-name="T153"> se ani neodvážili vzdorovat, a </text:span><text:span text:style-name="T154">proto </text:span><text:span text:style-name="T106">Alexandra</text:span><text:span text:style-name="T154"> přijali v míru a snadno se mu podvolili. Nenastala tedy taková sláva toho domu, jaká byla za </text:span><text:span text:style-name="T167">časů </text:span><text:span text:style-name="T154">svobody v době vlády jeho králů. Pak Ptolemaios, syn Lagův, po smrti Alexandrově přesídlil zajatce od</text:span><text:span text:style-name="T168">s</text:span><text:span text:style-name="T154">ud do Egypta, </text:span><text:span text:style-name="T155">a</text:span><text:span text:style-name="T154"> jeho nástupce Ptolemaios Filadelfos </text:span><text:span text:style-name="T155">je pak </text:span><text:span text:style-name="T154">nejmilostivěji odtud propustil. A právě díky němu se stalo, že máme Písmo Sedmdesáti překladatelů (</text:span><text:span text:style-name="T107">Septuaginta</text:span><text:span text:style-name="T154">).</text:span></text:p>
          </table:table-cell>
        </table:table-row>
        <table:table-row table:style-name="Tabulka1.1">
          <table:table-cell table:style-name="Tabulka1.A1" office:value-type="string">
            <text:p text:style-name="P17">Lectio viij.</text:p>
            <text:p text:style-name="P40">D<text:span text:style-name="T16">eínde</text:span> contríti sunt bellis, quæ in Machabæórum libris explicántur. Post hæc capti a rege Alexandríæ Ptolemæo qui est appellátus Epíphanes, inde ab Antíocho rege Syriæ multis et gravíssimis malis ad idóla colénda compúlsi: templúmque ipsum replétum sacrílegis superstitiónibus Géntium, quod tamen dux eórum strenuíssimus Judas, qui étiam Machabæus dictus est, Antíochi dúcibus pulsis, ab omni illa idololatríæ contaminatióne mundávit.</text:p>
            <text:p text:style-name="P40"/>
          </table:table-cell>
          <table:table-cell table:style-name="Tabulka1.A1" office:value-type="string">
            <text:p text:style-name="P5"/>
            <text:p text:style-name="P69"><text:span text:style-name="T16">Pak</text:span> byli zdrceni válkami, o kterých se píše v knihách Makabejských. Poté byli zajati králem Alexandrijským Ptolemaiem, který byl nazývám Epifanes, poté je Antiochus, král <text:span text:style-name="T223">Sýrie,</text:span> mnoha pře<text:span text:style-name="T223">velice</text:span> zlými skutky nutil uctívat modly, chrám samotný pak naplnil <text:span text:style-name="T224">svatokrádežnými modlami Pohanů, a až jejich přestatečný vůdce Juda, který se také nazývá Makabejský, porazil Antiochovy vůdce a od veškeré té poskvrny pověr </text:span><text:span text:style-name="T373">chrám </text:span><text:span text:style-name="T224">očistil.</text:span></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6">i</text:span><text:span text:style-name="T12">i</text:span><text:span text:style-name="T11">j</text:span><text:span text:style-name="T4">.</text:span></text:p>
            <text:p text:style-name="P20"><text:span text:style-name="T216">Octobris</text:span>.</text:p>
          </table:table-cell>
          <table:covered-table-cell/>
        </table:table-row>
        <table:table-row table:style-name="Tabulka1.1">
          <table:table-cell table:style-name="Tabulka1.A1" office:value-type="string">
            <text:p text:style-name="P13">In I. Nocturno</text:p>
            <text:p text:style-name="P12">De libro primo Machabæórum</text:p>
            <text:p text:style-name="P14">Lectio j. <text:span text:style-name="T15">Cap. 9.</text:span></text:p>
            <text:p text:style-name="P36"><text:soft-page-break/>I<text:span text:style-name="T16">ntérea</text:span> ut audívit Demétrius quia cécidit Nicánor, et exércitus ejus in pr<text:span text:style-name="T225">ae</text:span>lio, appósuit Bácchidem et Alcimum rursum míttere in Jud<text:span text:style-name="T225">ae</text:span>am, et dextrum cornu cum illis. Et abiérunt viam, quæ ducit ad Gálgala, et castra posuérunt in Másaloth, quæ est in Arbéllis: et occupavérunt eam, et peremérunt ánimas hóminum multas.</text:p>
            <text:p text:style-name="P35"/>
          </table:table-cell>
          <table:table-cell table:style-name="Tabulka1.A1" office:value-type="string">
            <text:p text:style-name="P4"/>
            <text:p text:style-name="P4"/>
            <text:p text:style-name="P4"/>
            <text:p text:style-name="P42"><text:soft-page-break/><text:span text:style-name="T42">Mezitím</text:span><text:span text:style-name="T226">, k</text:span>dyž se Démétrios dozvěděl, že Níkánór padl se svým vojskem v boji, poslal znovu do Judska Bakchída a Alkima a s nimi pravé křídlo vojska. Táhli směrem na Gilgál a utábořili se u Mésalótu v Arbélsku. Města se zmocnili a pobili tam mnoho lidí.</text:p>
          </table:table-cell>
        </table:table-row>
        <table:table-row table:style-name="Tabulka1.1">
          <table:table-cell table:style-name="Tabulka1.A1" office:value-type="string">
            <text:p text:style-name="P14">Lectio ij.</text:p>
            <text:p text:style-name="P71">I<text:span text:style-name="T40">n</text:span> mense primo anni centésimi et quinquagésimi secúndi applicuérunt exércitum ad Jerúsalem: <text:span text:style-name="T225">e</text:span>t surrexérunt et abiérunt in Béream vigínti míllia virórum, et duo míllia équitum. Et Judas posúerat castra in Láisa, et tria míllia viri elécti cum eo. Et vidérunt multitúdinem exércitus, quia multi sunt, et timuérunt valde, et multi subtraxérunt se de castris, et non remansérunt ex eis nisi octingénti viri.</text:p>
            <text:p text:style-name="P71"/>
          </table:table-cell>
          <table:table-cell table:style-name="Tabulka1.A1" office:value-type="string">
            <text:p text:style-name="P5"/>
            <text:p text:style-name="P44"><text:span text:style-name="T16">Prvního</text:span> měsíce roku stého padesátého druhého přesunuli tábor k Jeru<text:span text:style-name="T374">s</text:span>alému. Brzy se však zvedli a odtáhli k Bereji s dvaceti tisíci mužů a dvěma tisíci jezdců. Juda <text:span text:style-name="T226">se </text:span>tehdy tábořil v Elase s třemi tisíci vybraných mužů. Když viděli tak početné vojsko, dostali velký strach a mnozí utekli z tábora, takže z nich zůstalo jen osm set mužů.</text:p>
          </table:table-cell>
        </table:table-row>
        <table:table-row table:style-name="Tabulka1.1">
          <table:table-cell table:style-name="Tabulka1.A1" office:value-type="string">
            <text:p text:style-name="P14">Lectio iij.</text:p>
            <text:p text:style-name="P71">E<text:span text:style-name="T40">t</text:span> vidit Judas quod deflúxit exércitus suus, et bellum perurgébat eum, et confráctus est corde, quia non habebat tempus congregándi eos, et dissolútus est. Et dixit his qui resídui erant: Surgámus et eámus ad adversários nostros, si potérimus pugnáre advérsus eos. Et avertébant eum, dicéntes: Non potérimus, sed liberémus ánimas nostras modo, et revertámur ad fratres nostros, et tunc pugnábimus advérsus eos: nos autem pauci sumus.</text:p>
            <text:p text:style-name="P71"/>
          </table:table-cell>
          <table:table-cell table:style-name="Tabulka1.A1" office:value-type="string">
            <text:p text:style-name="P5"/>
            <text:p text:style-name="P44"><text:span text:style-name="T16">Juda</text:span> <text:span text:style-name="T226">u</text:span>viděl, že se jeho vojsko rozuteklo právě před hrozící bitvou. Srdce se mu sevřelo, protože už neměl č<text:span text:style-name="T226">as</text:span> svolat šiky. V této tísni vyzval zbylé vojáky: „Vzhůru do boje proti našim nepřátelům, snad se nám přece povede je porazit!“ Zrazovali ho od toho a namítali mu: „V žádném případě je nepřemůžeme; ale jestliže se teď zachráníme, vrátíme se později se svými bratry a budeme bojovat. Nyní je nás <text:span text:style-name="T226">však </text:span>málo!“ </text:p>
          </table:table-cell>
        </table:table-row>
        <table:table-row table:style-name="Tabulka1.1">
          <table:table-cell table:style-name="Tabulka1.A1" office:value-type="string">
            <text:p text:style-name="P14">Lectio i<text:span text:style-name="T91">v</text:span>.</text:p>
            <text:p text:style-name="P71">E<text:span text:style-name="T40">t</text:span> ait Judas: Absit istam rem fácere, ut fugiámus ab eis: et, si appropiávit tempus nostrum, moriámur in virtúte propter fratres nostros, et non inferámus crimen glóriæ nostræ. Et movit exércitus de castris, et stetérunt illis obviam, et divísi sunt équites in duas partes, et fundibulárii et sagitárii præíbant exércitum, et primi certáminis omnes poténtes.</text:p>
            <text:p text:style-name="P71"/>
          </table:table-cell>
          <table:table-cell table:style-name="Tabulka1.A1" office:value-type="string">
            <text:p text:style-name="P5"/>
            <text:p text:style-name="P44"><text:span text:style-name="T16">Juda</text:span> však prohlásil: „To nikdy neuděláme, abychom před nimi utíkali, a jestliže nadešla naše hodina, pak zemřeme statečně za své bratry! Ne<text:span text:style-name="T226">smíme se zpronevěřit</text:span> své slávě!“ Nepřátelské vojsko vytáhlo z tábora a sešikovalo se k boji. Jízda se rozdělila na dvě části; v čele vojska šli prakovníci a lučištníci, v prvních řadách ti nejstatečnější. </text:p>
            <text:p text:style-name="P2"><text:span text:style-name="T92">(</text:span><text:span text:style-name="T94">Č</text:span><text:span text:style-name="T95">EP</text:span><text:span text:style-name="T94">,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Ex libro Officiórum sancti Ambrósii Epíscopi.</text:p>
            <text:p text:style-name="P8"><text:span text:style-name="T120">Lib. 1. </text:span><text:span text:style-name="T121">C</text:span><text:span text:style-name="T120">ap. 41</text:span><text:span text:style-name="T119">.</text:span></text:p>
            <text:p text:style-name="P8"><text:bookmark-start text:name="__DdeLink__2400_16731447091131111121111111121111111"/><text:span text:style-name="T118">Lectio</text:span><text:bookmark-end text:name="__DdeLink__2400_16731447091131111121111111121111111"/><text:span text:style-name="T118"> v.</text:span></text:p>
            <text:p text:style-name="P72">Q<text:span text:style-name="T16">uia</text:span> fortitúdo non solum secúndis rebus, sed étiam advérsis probátur, spectémus Judæ Machabæi éxitum. Is enim post victum Nicánorem, regis Demétrii ducem, secúrior advérsus vigínti míllia exércitus regis, cum octingéntis viris bellum adórsus, voléntibus his cédere, ne multitúdine opprimeréntur, gloriósam magis mortem quam turpem fugam suasit: Ne crimen, inquit, nos<text:soft-page-break/>træ relinquámus glóriæ.</text:p>
            <text:p text:style-name="P6"/>
          </table:table-cell>
          <table:table-cell table:style-name="Tabulka1.A1" office:value-type="string">
            <text:p text:style-name="P5"/>
            <text:p text:style-name="P5"/>
            <text:p text:style-name="P5"/>
            <text:p text:style-name="P5"/>
            <text:p text:style-name="P57"><text:span text:style-name="T16">Protože</text:span> statečnost se neprokazuje pouze v příznivých podmínkách, ale také v těch nepříznivých, pohleďme na konec Judy Makabejského. On totiž po porážce Nikanora, který byl vojevůdcem krále Demetria, statečně vytáhl proti dvaceti tisícům králových vojáků s osmy sty muži, kteří chtěli odtud raději uprchnout, aby <text:span text:style-name="T375">nepodlehli takové přesile</text:span>. Juda je však přesvědčil, aby zvolili ra<text:soft-page-break/>ději smrt než potupný útěk: „Nesmíme se zpronevěřit své slávě!“</text:p>
          </table:table-cell>
        </table:table-row>
        <table:table-row table:style-name="Tabulka1.1">
          <table:table-cell table:style-name="Tabulka1.A1" office:value-type="string">
            <text:p text:style-name="P17">Lectio vj.</text:p>
            <text:p text:style-name="P37">I<text:span text:style-name="T16">ta</text:span> commísso prælio, cum a primo ortu diéi in vésperam dimicarétur, dextrum cornu, in quo validíssimam manum advértit hóstium, aggréssus fácile avértit. Sed dum fugiéntes séquitur, a tergo vúlneri locum præbuit: ítaque gloriosiórem triúmphis mortem invénit.</text:p>
            <text:p text:style-name="P29"/>
          </table:table-cell>
          <table:table-cell table:style-name="Tabulka1.A1" office:value-type="string">
            <text:p text:style-name="P5"/>
            <text:p text:style-name="P70"><text:span text:style-name="T16">Tak</text:span><text:span text:style-name="T84">to </text:span>začala bitva. <text:span text:style-name="T375">B</text:span>ojovalo se od <text:span text:style-name="T375">ranního </text:span>rozbřesku až do večera, hned na začátku snadno odvrátil útok pravého křídla, v němž si všiml, že je nejsilnější oddíl nepřátel. Když však pronásledoval prchající nepřátele, odkryl ve své<text:span text:style-name="T230">m</text:span> týlu citlivé místo, <text:span text:style-name="T230">a </text:span>nalezl smrt slavnější než jakékoliv vítězství.</text:p>
          </table:table-cell>
        </table:table-row>
        <table:table-row table:style-name="Tabulka1.1">
          <table:table-cell table:style-name="Tabulka1.A1" office:value-type="string">
            <text:p text:style-name="P17">Lectio vij.</text:p>
            <text:p text:style-name="P38">Q<text:span text:style-name="T16">uid</text:span> Jónatham fratrem ejus attéxam, qui cum parva manu advérsus exércitus régios pugnans, desértus a suis et cum duóbus tantum relíctus, reparávit bellum, avértit hostem, fugitántes suos ad societátem revocávit triumphi? Habes fortitúdinem béllicam, in qua non medíocris honésti ac decóri forma est, quod mortem servitúti præferat, ac turpitúdini. </text:p>
            <text:p text:style-name="P7"/>
          </table:table-cell>
          <table:table-cell table:style-name="Tabulka1.A1" office:value-type="string">
            <text:p text:style-name="P5"/>
            <text:p text:style-name="P54"><text:span text:style-name="T22">A</text:span><text:span text:style-name="T23">však</text:span><text:span text:style-name="T157"> </text:span><text:span text:style-name="T156">co mám dodat </text:span><text:span text:style-name="T157">k jeho bratru Jonatanovi, který s malým oddílem bojoval proti králov</text:span><text:span text:style-name="T169">­</text:span><text:span text:style-name="T157">ským vojskům, když </text:span><text:span text:style-name="T156">ho</text:span><text:span text:style-name="T157"> jeho vlastní </text:span><text:span text:style-name="T156">vojáci </text:span><text:span text:style-name="T157">opustili a zanechali pouze se dvěma muži, on se znovu vrh</text:span><text:span text:style-name="T160">nu</text:span><text:span text:style-name="T157">l do boje, zahnal nepřítele na útěk, a své muže, kteří </text:span><text:span text:style-name="T156">se dali na </text:span><text:span text:style-name="T160">útěk</text:span><text:span text:style-name="T157">, znovu povolal, aby měli podíl na jeho vítězství? Máš </text:span><text:span text:style-name="T158">odvahu</text:span><text:span text:style-name="T157"> v boji, </text:span><text:span text:style-name="T159">jej</text:span><text:span text:style-name="T158">íž čest </text:span><text:span text:style-name="T159">i</text:span><text:span text:style-name="T158"> sláva rozhodně není menší než to, když někdo dá přednost smrti před otroctvím a potupou.</text:span></text:p>
          </table:table-cell>
        </table:table-row>
        <table:table-row table:style-name="Tabulka1.1">
          <table:table-cell table:style-name="Tabulka1.A1" office:value-type="string">
            <text:p text:style-name="P17">Lectio viij.</text:p>
            <text:p text:style-name="P40">Q<text:span text:style-name="T16">uid</text:span> autem de <text:span text:style-name="T227">m</text:span>ártyrum dicam passiónibus? Et ne lóngius evagémur, non minórem de supérbo rege Antíocho Machabæi púeri revexérunt triúmphum, quam paréntes próprii; síquidem illi armáti, isti sine armis vicérunt. Stetit invícta septem puerórum cohors, régiis cincta legiónibus: defecérunt supplícia, cessérunt tortóres, non defecérunt <text:span text:style-name="T227">m</text:span>ártyres. </text:p>
            <text:p text:style-name="P40"/>
          </table:table-cell>
          <table:table-cell table:style-name="Tabulka1.A1" office:value-type="string">
            <text:p text:style-name="P5"/>
            <text:p text:style-name="P69"><text:span text:style-name="T41">Co</text:span><text:span text:style-name="T228"> mám však říci o utrpení mučedníků?</text:span> <text:span text:style-name="T228">Abychom neodbíhali od tématu, Makabejští chlapci nedosáhli u pyšného krále Antiocha o nic menšího vítězství než jejich vlastní rodiče. Ti sice zvítězili ozbrojeni, chlapci však beze zbraní. Sedmičlenná kohorta totiž zůstala neporažená, i když byla obklíčena královskými legiemi, selhaly tresty, ustalo mučení, mučedníci však vytrvali.</text:span></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6">i</text:span><text:span text:style-name="T14">v</text:span><text:span text:style-name="T4">.</text:span></text:p>
            <text:p text:style-name="P20"><text:span text:style-name="T216">Octobris</text:span>.</text:p>
          </table:table-cell>
          <table:covered-table-cell/>
        </table:table-row>
        <table:table-row table:style-name="Tabulka1.1">
          <table:table-cell table:style-name="Tabulka1.A1" office:value-type="string">
            <text:p text:style-name="P13">In I. Nocturno</text:p>
            <text:p text:style-name="P12">Incipit liber secúndus Machabæórum.</text:p>
            <text:p text:style-name="P14">Lectio j. <text:span text:style-name="T15">Cap. </text:span><text:span text:style-name="T376">1</text:span><text:span text:style-name="T15">.</text:span></text:p>
            <text:p text:style-name="P36"><text:span text:style-name="T16">Frátribus</text:span>, qui sunt per Ægyptum, Judæis, salútem dicunt fratres, qui sunt in Jerosólymis, Judæi, et qui in regióne Judææ, et pacem bonam. Benefáciat vobis Deus, et meminerit testaménti sui, quod locútus est ad Abraham, et Isaac, et Jacob servórum suórum fidélium: et det vobis cor ómnibus ut colátis eum, et faciátis ejus voluntátem corde magno, et ánimo volénti.</text:p>
            <text:p text:style-name="P35"/>
          </table:table-cell>
          <table:table-cell table:style-name="Tabulka1.A1" office:value-type="string">
            <text:p text:style-name="P4"/>
            <text:p text:style-name="P4"/>
            <text:p text:style-name="P4"/>
            <text:p text:style-name="P42"><text:span text:style-name="T16">Židé</text:span> v Jeru<text:span text:style-name="T385">s</text:span>alémě a v judské krajině posílají bratrské pozdravy bratřím Židům v Egyptě a přejí jim dobro a pokoj: Kéž vám Bůh prokáže dobrotivost a rozpomene se na svou smlouvu s Abrahamem, Izákem a Jákobem, svými věrnými služebníky. Ať nakloní vaše nitro k tomu, abyste ho ctili a plnili jeho vůli celým srdcem i ochotnou duší.</text:p>
          </table:table-cell>
        </table:table-row>
        <table:table-row table:style-name="Tabulka1.1">
          <table:table-cell table:style-name="Tabulka1.A1" office:value-type="string">
            <text:p text:style-name="P14">Lectio ij.</text:p>
            <text:p text:style-name="P71"><text:span text:style-name="T16">Adapériat</text:span> cor vestrum in lege sua, et in præcéptis suis, et fáciat pacem. Exáudiat oratiónes vestras, et reconciliétur vobis, nec vos déserat in témpore malo. Et nunc hic sumus orántes pro vobis. <text:soft-page-break/>Factúri ígitur quinta et vigésima die mensis Casleu purificatiónem templi, necessárium dúximus significáre vobis: ut et vos quoque agátis diem scenopégiæ, et diem ignis, qui datus est quando Nehemías ædificáto templo et altári óbtulit sacrifícia.</text:p>
            <text:p text:style-name="P71"/>
          </table:table-cell>
          <table:table-cell table:style-name="Tabulka1.A1" office:value-type="string">
            <text:p text:style-name="P5"/>
            <text:p text:style-name="P44"><text:span text:style-name="T16">Ať</text:span> otevře vaše srdce pro svůj Zákon a přikázání a daruje vám pokoj. Ať vyslyší vaše prosby a <text:span text:style-name="T379">usmíří se s vámi</text:span>, ať vás neopouští v čase zlém. I my se zde nyní za vás modlíme. Pětadvacátého dne mě<text:soft-page-break/>síce <text:span text:style-name="T379">K</text:span>islevu hodláme slavit očištění chrámu, a proto pokládáme za potřebné vám oznámit, abyste i vy slavili slavnost stánků a ohně, na památku toho, že Nehem<text:span text:style-name="T379">i</text:span>áš vystavěl svatyni a oltář a přinesl oběti.</text:p>
          </table:table-cell>
        </table:table-row>
        <table:table-row table:style-name="Tabulka1.1">
          <table:table-cell table:style-name="Tabulka1.A1" office:value-type="string">
            <text:p text:style-name="P14">Lectio iij.</text:p>
            <text:p text:style-name="P71"><text:span text:style-name="T16">Nam</text:span> cum in Pérsidem duceréntur patres nostri, sacerdótes, qui tunc cultóres Dei erant, accéptum ignem de altári occúlte abscondérunt in valle, ubi erat púteus altus, et siccus, et in eo contutáti sunt eum, ita ut omnibus ignótus esset locus.</text:p>
            <text:p text:style-name="P71"/>
          </table:table-cell>
          <table:table-cell table:style-name="Tabulka1.A1" office:value-type="string">
            <text:p text:style-name="P5"/>
            <text:p text:style-name="P44"><text:span text:style-name="T16">Neboť</text:span> tenkrát, když naši otcové byli odvedeni do Persie, <text:span text:style-name="T93">zbožní kněží</text:span><text:span text:style-name="T130">, </text:span><text:span text:style-name="T171">kteří se tehdy klaněli Bohu,</text:span> vzali tajně trochu ohně z oltáře a ukryli jej v ú<text:span text:style-name="T380">dolí, kde byla </text:span>hluboká studně <text:span text:style-name="T380">již </text:span>bez vody. Tam jej bezpečně ukryli, takže to místo zůstalo všem neznámé.</text:p>
          </table:table-cell>
        </table:table-row>
        <table:table-row table:style-name="Tabulka1.1">
          <table:table-cell table:style-name="Tabulka1.A1" office:value-type="string">
            <text:p text:style-name="P14">Lectio i<text:span text:style-name="T91">v</text:span>.</text:p>
            <text:p text:style-name="P71"><text:span text:style-name="T16">Cum</text:span> autem præteríssent anni multi, e<text:span text:style-name="T376">t</text:span> plácuit Deo ut mitterétur Nehemías a rege Pérsidis: nepótes sacerdótum illórum, qui abscónderant misit ad requiréndum ignem: et sicut narravérunt nobis, non invenérunt ignem, sed aquam crassam. Et jussit eos hauríre, et afférre sibi: et sacrifícia, quæ impósita erant, jussit sacérdos Nehemías aspérgi ipsa aqua, et ligna, et quæ erant superpósita. Utque hoc factum est, et tempus áffuit, quo sol refúlsit, qui prius erat in núbilo, accénsus est ignis magnus, ita ut omnes miraréntur.</text:p>
            <text:p text:style-name="P71"/>
          </table:table-cell>
          <table:table-cell table:style-name="Tabulka1.A1" office:value-type="string">
            <text:p text:style-name="P5"/>
            <text:p text:style-name="P47"><text:span text:style-name="T16">Když</text:span> <text:span text:style-name="T380">však uplynulo mnoho let a </text:span>Bohu <text:span text:style-name="T380">se </text:span>zalíbilo, <text:span text:style-name="T380">aby </text:span>perský krále vysla<text:span text:style-name="T380">l</text:span> Nehem<text:span text:style-name="T380">i</text:span>áš<text:span text:style-name="T380">e</text:span>, <text:span text:style-name="T380">a ten </text:span>poslal pro oheň potomky kněží, kteří jej ukryli. Oznámili nám, že nenašli oheň, ale hustou vodu. Nehem<text:span text:style-name="T380">i</text:span>áš poručil, aby ji nabrali a přinesli <text:span text:style-name="T380">mu ji</text:span>. Když bylo sneseno všechno, čeho třeba k oběti, nařídil kněžím, aby tou vodou polili dříví i to, co leželo na něm. Tak se stalo; po nějaké chvíli vysvitlo slunce předtím ukryté za mraky a vzplanul veliký oheň, <text:span text:style-name="T380">takže</text:span> všichni užasli. </text:p>
            <text:p text:style-name="P2"><text:span text:style-name="T92">(</text:span><text:span text:style-name="T94">Č</text:span><text:span text:style-name="T95">EP</text:span><text:span text:style-name="T94">,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41">Ex Tractátu sancti Joánnis Chrysóstomi </text:p>
            <text:p text:style-name="P41">super Psalmum quadragésimum tértium.</text:p>
            <text:p text:style-name="P8"><text:bookmark-start text:name="__DdeLink__2400_167314470911311111211111111211111111"/><text:span text:style-name="T118">Lectio</text:span><text:bookmark-end text:name="__DdeLink__2400_167314470911311111211111111211111111"/><text:span text:style-name="T118"> v.</text:span></text:p>
            <text:p text:style-name="P72"><text:span text:style-name="T16">Deus</text:span>, áuribus nostris audívimus, patres nostri annuntiavérunt nobis opus, quod operátus es in diébus eórum. Hunc Psalmum dicit quidem Prophéta, dicit autem non ex persóna própria, sed ex persóna Machabæórum, narrans et prædícens quæ futúra erant illo témpore. Tales enim sunt Prophétæ: ómnia témpora percúrrunt, præséntia, prætérita, futúra.</text:p>
            <text:p text:style-name="P6"/>
          </table:table-cell>
          <table:table-cell table:style-name="Tabulka1.A1" office:value-type="string">
            <text:p text:style-name="P5"/>
            <text:p text:style-name="P5"/>
            <text:p text:style-name="P5"/>
            <text:p text:style-name="P5"/>
            <text:p text:style-name="P57"><text:span text:style-name="T16">Bože</text:span>, na vlastní uši jsme slýchali vyprávění svých otců o činu, který jsi vykonal za jejich dnů <text:span text:style-name="T382">(</text:span><text:span text:style-name="T383">Ps. 43:2</text:span><text:span text:style-name="T382">). Tento Žalm říká totiž Prorok </text:span><text:span text:style-name="T113">David</text:span><text:span text:style-name="T172">, neříká jej ovšem sám za sebe, ale za Makabejské, a vypráví a předpovídá, co se za těchto časů stane. Takoví jsou totiž Proroci: procházejí každým obdobím, přítomností, minulostí i budoucností.</text:span></text:p>
          </table:table-cell>
        </table:table-row>
        <table:table-row table:style-name="Tabulka1.1">
          <table:table-cell table:style-name="Tabulka1.A1" office:value-type="string">
            <text:p text:style-name="P17">Lectio vj.</text:p>
            <text:p text:style-name="P37"><text:span text:style-name="T16">Quinam</text:span> sint autem hi Machabæi, quidque passi sint, et quid fécerint, necessárium est primum dícere, ut sint apertióra, quæ in arguménto dicúntur. Ii enim, cum invasísset Judæam Antióchus, qui dictus est Epíphanes, et ómnia devastásset, et multos qui tunc erant, a pátriis institútis resilíre coëgísset, permansérunt illæsi ab illis tentatiónibus.</text:p>
            <text:p text:style-name="P29"/>
          </table:table-cell>
          <table:table-cell table:style-name="Tabulka1.A1" office:value-type="string">
            <text:p text:style-name="P5"/>
            <text:p text:style-name="P70"><text:span text:style-name="T86">Ať</text:span><text:span text:style-name="T84"> </text:span><text:span text:style-name="T242">už jsou tito Makabejci jací chtějí, cokoliv snad vytrpěli a co udělali, je třeba nejprve říct, oč se v této </text:span><text:span text:style-name="T244">záležitosti</text:span><text:span text:style-name="T242"> jedná, aby bylo jasno. Když totiž Antiochus, řečený Epifanes, napadl Judsko a všechno obrátil vzhůru nohama, a mnohé z těch, kteří tam tehdy byli, donutil odejít z jejich rodinných statků, Makabejci sami zůstali nedotčeni těmito zkouškami.</text:span></text:p>
          </table:table-cell>
        </table:table-row>
        <table:table-row table:style-name="Tabulka1.1">
          <table:table-cell table:style-name="Tabulka1.A1" office:value-type="string">
            <text:p text:style-name="P17">Lectio vij.</text:p>
            <text:p text:style-name="P38"><text:soft-page-break/><text:span text:style-name="T16">Et</text:span> quando grave quidem bellum ingruébat, nec quidquam possent fácere quod prodésset, se abscondébant: nam hoc quoque fecérunt Apóstoli. Non enim semper apparéntes in média irruébant perícula, sed nonnúmquam et fugiéntes et laténtes secedébant.</text:p>
            <text:p text:style-name="P7"/>
          </table:table-cell>
          <table:table-cell table:style-name="Tabulka1.A1" office:value-type="string">
            <text:p text:style-name="P5"/>
            <text:p text:style-name="P54"><text:soft-page-break/><text:span text:style-name="T22">A</text:span><text:span text:style-name="T157"> </text:span><text:span text:style-name="T173">když pak vypukla tato hrozná válka, nemohli už </text:span><text:span text:style-name="T115">Makabejci </text:span><text:span text:style-name="T173">učinit vůbec nic, čím by </text:span><text:span text:style-name="T115">Judsku</text:span><text:span text:style-name="T114"> </text:span><text:span text:style-name="T173">prospěli, takže se ukryli; neboť právě toto učinili Apoštolové. Nevrhali se totiž vždy do zjevného nebezpečí, ale nezřídka se uchýlili k útěku či úkrytu.</text:span></text:p>
          </table:table-cell>
        </table:table-row>
        <table:table-row table:style-name="Tabulka1.1">
          <table:table-cell table:style-name="Tabulka1.A1" office:value-type="string">
            <text:p text:style-name="P17">Lectio viij.</text:p>
            <text:p text:style-name="P40">P<text:span text:style-name="T16">ostquam</text:span> autem parum respirárunt, tamquam generósi quidam cátuli ex antris exiliéntes, et e látebris emergéntes, statuérunt non se ámplius solos serváre, sed étiam álios quoscúmque possent: et civitátem et omnem regionem obeúntes, collegérunt quotquot invenérunt adhuc sanos et íntegros: et multos étiam qui laborábant, et corrúpti erant, in statum pristínum redegérunt, eis persuadéntes redíre ad legem pátriam.</text:p>
            <text:p text:style-name="P40"/>
          </table:table-cell>
          <table:table-cell table:style-name="Tabulka1.A1" office:value-type="string">
            <text:p text:style-name="P5"/>
            <text:p text:style-name="P69"><text:span text:style-name="T87">Poté, </text:span><text:span text:style-name="T243">co </text:span><text:span text:style-name="T228">však </text:span><text:span text:style-name="T384">trochu vydechli, jako požehnané hejno lvíčat vyšli ze svých jeskyní a úkrytů, rozhodli se, že nechtějí zachránit jen sami sebe, ale také </text:span><text:span text:style-name="T385">všechny </text:span><text:span text:style-name="T384">ostatní, které budou moci; </text:span><text:span text:style-name="T385">t</text:span><text:span text:style-name="T384">a</text:span><text:span text:style-name="T385">k</text:span><text:span text:style-name="T384"> obešli celé město i okolí, shromáždili všechny zdravé a nedotčené, které našli; a také mnohé, kteří byly zasaženi útrapami, byli nemocní a zkažení, přivedli do původního stavu tím, že je přesvědčili k návratu k otcovskému zákonu.</text:span></text:p>
          </table:table-cell>
        </table:table-row>
        <table:table-row table:style-name="Tabulka1.1">
          <table:table-cell table:style-name="Tabulka1.A1" table:number-columns-spanned="2" office:value-type="string">
            <text:p text:style-name="P18"><text:span text:style-name="T1">D</text:span><text:span text:style-name="T2">o</text:span><text:span text:style-name="T3">minica </text:span><text:span text:style-name="T14">v</text:span><text:span text:style-name="T4">.</text:span></text:p>
            <text:p text:style-name="P20"><text:span text:style-name="T216">Octobris</text:span>.</text:p>
          </table:table-cell>
          <table:covered-table-cell/>
        </table:table-row>
        <table:table-row table:style-name="Tabulka1.1">
          <table:table-cell table:style-name="Tabulka1.A1" office:value-type="string">
            <text:p text:style-name="P13">In I. Nocturno</text:p>
            <text:p text:style-name="P12">De libro secúndo Machabæórum.</text:p>
            <text:p text:style-name="P14">Lectio j. <text:span text:style-name="T15">Cap. </text:span><text:span text:style-name="T377">6</text:span><text:span text:style-name="T15">.</text:span></text:p>
            <text:p text:style-name="P36"><text:span text:style-name="T16">Igitur</text:span> Eleázarus unus de primóribus Scribárum, vir ætáte provéctus, et vultu decórus, apérto ore hians compellebátur carnem porcínam manducáre. At ille gloriosíssimam mortem magis quam odíbilem vitam compléctens, voluntárie præíbat ad supplícium. Intuens autem, quemádmodum oportéret accédere, patiénter sústinens, destinávit non admíttere illícita propter vitæ amórem.</text:p>
            <text:p text:style-name="P35"/>
          </table:table-cell>
          <table:table-cell table:style-name="Tabulka1.A1" office:value-type="string">
            <text:p text:style-name="P4"/>
            <text:p text:style-name="P4"/>
            <text:p text:style-name="P4"/>
            <text:p text:style-name="P42"><text:span text:style-name="T16">Jistému</text:span> Eleazarovi, jednomu z předních znalců Zákona, který byl pokročilého věku a ušlechtilých rysů tváře, otevřeli násilím ústa a nutili ho pozřít vepřové maso. On však zvolil raději <text:span text:style-name="T381">přeslavnou</text:span> smrt než život s potupou, a dobrovolně šel na popraviště. <text:span text:style-name="T381">Byl si totiž vědom, jak se má správně zachovat a trpělivě snést tento trest, a t</text:span>ěm, kdo zůstanou, tím dal příklad, jak odmítat zakázaná jídla i přes <text:span text:style-name="T93">všechnu</text:span> lásku k životu.</text:p>
          </table:table-cell>
        </table:table-row>
        <table:table-row table:style-name="Tabulka1.1">
          <table:table-cell table:style-name="Tabulka1.A1" office:value-type="string">
            <text:p text:style-name="P14">Lectio ij.</text:p>
            <text:p text:style-name="P71"><text:span text:style-name="T16">Hi</text:span> autem, qui astábant, iníqua miseratióne commóti, propter antiquam viri amicítiam, tolléntes eum secréto rogábant afférri carnes, quibus vesci ei licébat, ut simularétur manducásse, sicut rex imperáverat de sacrifícii cárnibus: ut, hoc facto, a morte liberarétur: et propter véterem viri amicítiam, hanc in eo faciébant humanitátem.</text:p>
            <text:p text:style-name="P71"/>
          </table:table-cell>
          <table:table-cell table:style-name="Tabulka1.A1" office:value-type="string">
            <text:p text:style-name="P5"/>
            <text:p text:style-name="P44"><text:span text:style-name="T16">Dohlížitelé</text:span> nad bezbožnými obětními slavnostmi, kteří se s tím mužem znali ještě z dřívějších dob, ho vzali stranou a přemlouvali, aby si dal přinést kusy masa, z něhož má dovoleno jíst, aby si je sám připravil a přitom předstíral, že jí maso z obětí nařízených králem. Když to prý udělá, unikne smrti a pro staré přátelství s nimi dojde vlídného zacházení.</text:p>
          </table:table-cell>
        </table:table-row>
        <table:table-row table:style-name="Tabulka1.1">
          <table:table-cell table:style-name="Tabulka1.A1" office:value-type="string">
            <text:p text:style-name="P14">Lectio iij.</text:p>
            <text:p text:style-name="P71"><text:span text:style-name="T16">At</text:span> ille cogitáre cœpit ætátis ac senectútis suæ eminéntiam dignam, et ingénitæ nobilitátis canítiem, atque a púero óptimæ conversatiónis actus: et secúndum sanctæ et a Deo cónditæ legis constitúta, respóndit cito, dicens, præmítti se velle in infernum.</text:p>
            <text:p text:style-name="P71"><text:soft-page-break/></text:p>
          </table:table-cell>
          <table:table-cell table:style-name="Tabulka1.A1" office:value-type="string">
            <text:p text:style-name="P5"/>
            <text:p text:style-name="P44"><text:span text:style-name="T16">On</text:span> však učinil významné rozhodnutí, hodné věku a důstojnosti stáří, vznešených šedin a od mládí nejvzornějšího chování; zvláště pak dbal svatého a Bohem daného zákonodárství, <text:span text:style-name="T381">proto bez váhání</text:span> odpověděl, aby jej poslali do podsvětí. </text:p>
          </table:table-cell>
        </table:table-row>
        <table:table-row table:style-name="Tabulka1.1">
          <table:table-cell table:style-name="Tabulka1.A1" office:value-type="string">
            <text:p text:style-name="P14">Lectio i<text:span text:style-name="T91">v</text:span>. Cap. 7.</text:p>
            <text:p text:style-name="P71"><text:span text:style-name="T16">Cóntigit</text:span> autem et septem fratres una cum matre sua apprehénsos compélli a rege édere contra fas carnes porcínas, flagris, et táureis cruciátos. Unus autem ex illis, qui erat primus, sic ait: Quid quæris, et quid vis díscere a nobis? paráti sumus mori magis, quam pátrias Dei leges prævaricári.</text:p>
            <text:p text:style-name="P71"/>
          </table:table-cell>
          <table:table-cell table:style-name="Tabulka1.A1" office:value-type="string">
            <text:p text:style-name="P5"/>
            <text:p text:style-name="P44"><text:span text:style-name="T16">Stalo</text:span> se <text:span text:style-name="T381">také</text:span>, že bylo zajato sedm bratrů i s matkou, a král, aby je donutil jíst jim zakázané vepřové maso, chtěl toho dosáhnout mučením biči a řemeny. Jeden z nich prohlásil jménem všech: „Co chceš na nás vyzvídat, co se chceš dozvědět? Jsme připraveni raději zemřít než překročit zákony otců.“</text:p>
            <text:p text:style-name="P2"><text:span text:style-name="T92">(</text:span><text:span text:style-name="T94">Č</text:span><text:span text:style-name="T95">EP</text:span><text:span text:style-name="T94">, </text:span><text:span text:style-name="T96">upraveno</text:span><text:span text:style-name="T94">)</text:span></text:p>
          </table:table-cell>
        </table:table-row>
        <table:table-row table:style-name="Tabulka1.1">
          <table:table-cell table:style-name="Tabulka1.A1" office:value-type="string">
            <text:p text:style-name="P23">In II. Nocturno</text:p>
            <text:p text:style-name="P28">Sermo sancti Gregórii Nazianzéni.</text:p>
            <text:p text:style-name="P90">Orat. 20. de Machabæis.</text:p>
            <text:p text:style-name="P9"><text:bookmark-start text:name="__DdeLink__2400_1673144709113111112111111112111111111"/><text:span text:style-name="T118">Lectio</text:span><text:bookmark-end text:name="__DdeLink__2400_1673144709113111112111111112111111111"/><text:span text:style-name="T118"> v.</text:span></text:p>
            <text:p text:style-name="P72"><text:span text:style-name="T16">Eleázarus</text:span> primítiæ eórum, qui hic ante Christum sunt passi, quemádmodum post Christum Stéphanus. Is vir et sacérdos et senex, canus capíllis, canus et prudéntia, prius quidem pro pópulo <text:span text:style-name="T378">s</text:span>acrificábat et orábat: nunc autem se<text:span text:style-name="T378">m</text:span>etípsum hóstiam obtulit Deo perfectíssimam ad totíus pópuli expiatiónem, faustum certáminis inítium ad quod loquens páriter ac tacens cohortabátur.</text:p>
            <text:p text:style-name="P6"/>
          </table:table-cell>
          <table:table-cell table:style-name="Tabulka1.A1" office:value-type="string">
            <text:p text:style-name="P5"/>
            <text:p text:style-name="P5"/>
            <text:p text:style-name="P5"/>
            <text:p text:style-name="P5"/>
            <text:p text:style-name="P57"><text:span text:style-name="T88">Eleazar</text:span> <text:span text:style-name="T386">byl prvním z těch, kteří byli umučeni před Kristem, zatímco po Kristu to byl Štěpán. Eleazar byl kněz i stařec, bělostných vlasů a naplněn moudrostí svého věku. Dříve přinášel oběti i modlitby za svůj lid, nyní však sám sebe přinesl za oběť Bohu, oběť nejdokonalejší pro vykoupení všeho lidu, šťastný počátek boje, k němuž vyzýval slovem </text:span><text:span text:style-name="T387">stejně jako</text:span><text:span text:style-name="T386"> mlčením.</text:span></text:p>
          </table:table-cell>
        </table:table-row>
        <table:table-row table:style-name="Tabulka1.1">
          <table:table-cell table:style-name="Tabulka1.A1" office:value-type="string">
            <text:p text:style-name="P17">Lectio vj.</text:p>
            <text:p text:style-name="P37"><text:span text:style-name="T16">Obtulit</text:span> autem et fílios septem, suæ fructus disciplínæ, hóstiam vivéntem, sanctam, beneplácitam Deo, omni legáli sacrifício splendidiórem et puriórem: quæ sunt enim filiórum, ad patrem reférri, æquíssimum ac justíssimum est.</text:p>
            <text:p text:style-name="P29"/>
          </table:table-cell>
          <table:table-cell table:style-name="Tabulka1.A1" office:value-type="string">
            <text:p text:style-name="P5"/>
            <text:p text:style-name="P70"><text:span text:style-name="T89">Obětoval</text:span><text:span text:style-name="T84"> </text:span><text:span text:style-name="T245">však i sedm svých synů, plod své výchovy, jako oběť živou, svatou, jež se zalíbila Bohu, skvostnější a čistší než každá zákonem předepsaná oběť; je totiž nanejvýš správné a spravedlivé cokoliv, co se týče dětí, připisovat otci. </text:span></text:p>
          </table:table-cell>
        </table:table-row>
        <table:table-row table:style-name="Tabulka1.1">
          <table:table-cell table:style-name="Tabulka1.A1" office:value-type="string">
            <text:p text:style-name="P17">Lectio vij.</text:p>
            <text:p text:style-name="P38"><text:span text:style-name="T16">I</text:span><text:span text:style-name="T85">b</text:span><text:span text:style-name="T16">i</text:span> tum generósi et magnánimi púeri, generósæ matris nóbilis proles, gloriósi veritátis propugnatóres, Antíochi tempóribus excelsióres, veri Mosáicæ legis discípuli paternórum rítuum observantíssimi, numerus apud Hebræos laudábilis, et propter septenáriæ quiétis mystérium venerábilis, unum spirántes, unum spectántes, unum illud ad vitam iter agnoscéntes, ut mortem Dei causa suscíperent.</text:p>
            <text:p text:style-name="P7"/>
          </table:table-cell>
          <table:table-cell table:style-name="Tabulka1.A1" office:value-type="string">
            <text:p text:style-name="P5"/>
            <text:p text:style-name="P54"><text:span text:style-name="T28">Byli </text:span><text:span text:style-name="T246">tam </text:span><text:span text:style-name="T174">tehdy tak </text:span><text:span text:style-name="T176">vznešení</text:span><text:span text:style-name="T174"> a velkodušní chlapci, </text:span><text:span text:style-name="T176">ušlechtilé</text:span><text:span text:style-name="T174"> potomstvo </text:span><text:span text:style-name="T176">vznešené</text:span><text:span text:style-name="T174"> matky, slavní bojovníci za pravdu, výkvět z</text:span><text:span text:style-name="T177">a</text:span><text:span text:style-name="T174"> Antiochových časů, praví učedníci Mojžíšova zákona, vždy </text:span><text:span text:style-name="T177">zachovávali</text:span><text:span text:style-name="T174"> otcovské </text:span><text:span text:style-name="T177">zvyky a </text:span><text:span text:style-name="T174">obřad</text:span><text:span text:style-name="T177">y</text:span><text:span text:style-name="T174">, v počtu </text:span><text:span text:style-name="T177">tak </text:span><text:span text:style-name="T174">chvályhodném u Židů, a </text:span><text:span text:style-name="T175">úctyhodném pro tajemství sedminásobné smrti</text:span><text:span text:style-name="T174">, </text:span><text:span text:style-name="T175">jako jeden dýchali, jako jeden hleděli, jako jeden poznali cestu k </text:span><text:span text:style-name="T116">věčnému </text:span><text:span text:style-name="T175">životu, když přijímali smrt pro Boha.</text:span></text:p>
          </table:table-cell>
        </table:table-row>
        <table:table-row table:style-name="Tabulka1.1">
          <table:table-cell table:style-name="Tabulka1.A1" office:value-type="string">
            <text:p text:style-name="P17">Lectio viij.</text:p>
            <text:p text:style-name="P40"><text:span text:style-name="T16">Erat</text:span> ibi fortis et generósa mater, puerórum simul ac Dei amans, cujus matérna víscera supra natúræ consuetúdinem dilaniabántur. Non enim filiórum, qui in torméntis erant, miserebátur, sed timóre angebátur, ne non ea suscíperent, neque magis eos, qui e vita migráverant, desiderábat, quam precabátur, ut réliqui cum illis conjungeréntur; de quibus fíliis magis quam de mórtuis, erat sollícita.</text:p>
          </table:table-cell>
          <table:table-cell table:style-name="Tabulka1.A1" office:value-type="string">
            <text:p text:style-name="P5"/>
            <text:p text:style-name="P69"><text:span text:style-name="T90">Byla</text:span><text:span text:style-name="T228"> </text:span><text:span text:style-name="T388">tam s nimi i vznešená matka, jež milovala zároveň syny i Boha, jejíž mateřské nitro bylo rozerváno nade vší míru. Nebyla totiž </text:span><text:span text:style-name="T390">ani tak </text:span><text:span text:style-name="T388">jata soucitem nad syny, kteří byli podrobeni mučením, avšak sužoval ji strach, ž</text:span><text:span text:style-name="T389">e by je nedokázali snést. Ani netoužila po těch, kteří již ze života odešli, spíše se modlila, aby i ostatní k nim byli připojeni; spíše o tyto </text:span><text:span text:style-name="T117">své živé </text:span><text:span text:style-name="T389">syny než o mrtvé měla obavy. </text:span></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Bookman BT S.O.Cist." svg:font-family="'Bookman BT S.O.Cist.'" style:font-family-generic="roman" style:font-pitch="variable"/>
    <style:font-face style:name="Bookman BT S.O.Cist.:liga=0" svg:font-family="'Bookman BT S.O.Cist.:liga=0'" style:font-pitch="variable"/>
    <style:font-face style:name="Cloister" svg:font-family="Cloister" style:font-family-generic="roman" style:font-pitch="variable"/>
    <style:font-face style:name="LTC Ornamental Initials" svg:font-family="'LTC Ornamental Initials'" style:font-adornments="Běžné"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liga=0" svg:font-family="'Linux Libertine S.O.Cist.:liga=0'" style:font-family-generic="moder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 fo:font-family="'LTC Ornamental Initials'" style:font-style-name="Běžné" style:font-family-generic="modern" style:font-pitch="variable" fo:font-size="18pt"/>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fo:font-size="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9-27T18:46:09.316000000</meta:creation-date>
    <dc:date>2021-09-18T16:43:47.538232421</dc:date>
    <meta:editing-duration>P2DT3H35M29S</meta:editing-duration>
    <meta:editing-cycles>76</meta:editing-cycles>
    <meta:generator>LibreOffice/7.2.1.2$MacOSX_X86_64 LibreOffice_project/87b77fad49947c1441b67c559c339af8f3517e22</meta:generator>
    <meta:document-statistic meta:table-count="1" meta:image-count="0" meta:object-count="0" meta:page-count="27" meta:paragraph-count="486" meta:word-count="14669" meta:character-count="94485" meta:non-whitespace-character-count="80180"/>
  </office:meta>
</office:document-meta>
</file>